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6">
            <text:p>5826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0323370073145">
            <text:p>4.7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8952431714094">
            <text:p>32.90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672897521333">
            <text:p>61.67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19781628458979">
            <text:p>0.22</text:p>
          </table:table-cell>
          <table:table-cell table:formula="of:=[.D2]+[.H2]+[.L2]+[.P2]" office:value-type="float" office:value="99.4911560219328">
            <text:p>99.49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3846448975606">
            <text:p>4.5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8952431714094">
            <text:p>32.90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672897521333">
            <text:p>61.67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7504448630187">
            <text:p>0.15</text:p>
          </table:table-cell>
          <table:table-cell table:formula="of:=[.D3]+[.H3]+[.L3]+[.P3]" office:value-type="float" office:value="99.2541096311287">
            <text:p>99.25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455081952036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8952431714094">
            <text:p>32.90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672897521333">
            <text:p>61.67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14527581507161">
            <text:p>0.09</text:p>
          </table:table-cell>
          <table:table-cell table:formula="of:=[.D4]+[.H4]+[.L4]+[.P4]" office:value-type="float" office:value="99.2051016460968">
            <text:p>99.21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5627659860563">
            <text:p>4.1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8952431714094">
            <text:p>32.90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672897521333">
            <text:p>61.67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0779849006904">
            <text:p>0.16</text:p>
          </table:table-cell>
          <table:table-cell table:formula="of:=[.D5]+[.H5]+[.L5]+[.P5]" office:value-type="float" office:value="98.8851971403549">
            <text:p>98.89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5926961725215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8952431714094">
            <text:p>32.90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672897521333">
            <text:p>61.67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796524022603012">
            <text:p>0.08</text:p>
          </table:table-cell>
          <table:table-cell table:formula="of:=[.D6]+[.H6]+[.L6]+[.P6]" office:value-type="float" office:value="98.7070627122549">
            <text:p>98.71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5445493251586">
            <text:p>4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8952431714094">
            <text:p>32.90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672897521333">
            <text:p>61.67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34269129109805">
            <text:p>0.06</text:p>
          </table:table-cell>
          <table:table-cell table:formula="of:=[.D7]+[.H7]+[.L7]+[.P7]" office:value-type="float" office:value="98.6860225381693">
            <text:p>98.69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4892696115197">
            <text:p>4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8952431714094">
            <text:p>32.90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672897521333">
            <text:p>61.67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39260231849431">
            <text:p>0.03</text:p>
          </table:table-cell>
          <table:table-cell table:formula="of:=[.D8]+[.H8]+[.L8]+[.P8]" office:value-type="float" office:value="98.6509936770793">
            <text:p>98.65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680257711206">
            <text:p>3.7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8952431714094">
            <text:p>32.90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672897521333">
            <text:p>61.67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0757562671318">
            <text:p>0.03</text:p>
          </table:table-cell>
          <table:table-cell table:formula="of:=[.D9]+[.H9]+[.L9]+[.P9]" office:value-type="float" office:value="98.3612422201302">
            <text:p>98.36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7066827734678">
            <text:p>3.5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8952431714094">
            <text:p>32.90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672897521333">
            <text:p>61.67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0757562671318">
            <text:p>0.03</text:p>
          </table:table-cell>
          <table:table-cell table:formula="of:=[.D10]+[.H10]+[.L10]+[.P10]" office:value-type="float" office:value="98.1638847263563">
            <text:p>98.16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145418008249">
            <text:p>3.0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8952431714094">
            <text:p>32.90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672897521333">
            <text:p>61.67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121210027411">
            <text:p>0.40</text:p>
          </table:table-cell>
          <table:table-cell table:formula="of:=[.D11]+[.H11]+[.L11]+[.P11]" office:value-type="float" office:value="98.010806973099">
            <text:p>98.01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091696306914">
            <text:p>3.0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8952431714094">
            <text:p>32.90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672897521333">
            <text:p>61.67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34269129109805">
            <text:p>0.06</text:p>
          </table:table-cell>
          <table:table-cell table:formula="of:=[.D12]+[.H12]+[.L12]+[.P12]" office:value-type="float" office:value="97.7232639125674">
            <text:p>97.72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091696306914">
            <text:p>3.0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8952431714094">
            <text:p>32.90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672897521333">
            <text:p>61.67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0017794520749">
            <text:p>0.06</text:p>
          </table:table-cell>
          <table:table-cell table:formula="of:=[.D13]+[.H13]+[.L13]+[.P13]" office:value-type="float" office:value="97.7188387791085">
            <text:p>97.72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09940871857491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8952431714094">
            <text:p>32.90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672897521333">
            <text:p>61.67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57263790753581">
            <text:p>0.05</text:p>
          </table:table-cell>
          <table:table-cell table:formula="of:=[.D14]+[.H14]+[.L14]+[.P14]" office:value-type="float" office:value="97.7132757903927">
            <text:p>97.71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59676454818868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8952431714094">
            <text:p>32.90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672897521333">
            <text:p>61.67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69933140993243">
            <text:p>0.27</text:p>
          </table:table-cell>
          <table:table-cell table:formula="of:=[.D15]+[.H15]+[.L15]+[.P15]" office:value-type="float" office:value="97.4348383819244">
            <text:p>97.43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8952431714094">
            <text:p>32.90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5583193287668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8952431714094">
            <text:p>32.90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672897521333">
            <text:p>61.67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64942038253617">
            <text:p>0.56</text:p>
          </table:table-cell>
          <table:table-cell table:formula="of:=[.D16]+[.H16]+[.L16]+[.P16]" office:value-type="float" office:value="97.0889146638727">
            <text:p>97.09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061161894562">
            <text:p>2.2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8952431714094">
            <text:p>32.90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672897521333">
            <text:p>61.67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2927802637018">
            <text:p>0.09</text:p>
          </table:table-cell>
          <table:table-cell table:formula="of:=[.D17]+[.H17]+[.L17]+[.P17]" office:value-type="float" office:value="96.9016801143251">
            <text:p>96.90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349018237651">
            <text:p>1.6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8952431714094">
            <text:p>32.90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672897521333">
            <text:p>61.67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1256672945281">
            <text:p>0.02</text:p>
          </table:table-cell>
          <table:table-cell table:formula="of:=[.D18]+[.H18]+[.L18]+[.P18]" office:value-type="float" office:value="96.2737565424135">
            <text:p>96.27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5612665458938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8952431714094">
            <text:p>32.90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672897521333">
            <text:p>61.67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5008897260375">
            <text:p>0.03</text:p>
          </table:table-cell>
          <table:table-cell table:formula="of:=[.D19]+[.H19]+[.L19]+[.P19]" office:value-type="float" office:value="95.4032542479274">
            <text:p>95.40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5188705173994">
            <text:p>4.45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5905503598128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8952431714094">
            <text:p>32.90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672897521333">
            <text:p>61.67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7005338356225">
            <text:p>0.02</text:p>
          </table:table-cell>
          <table:table-cell table:formula="of:=[.D20]+[.H20]+[.L20]+[.P20]" office:value-type="float" office:value="95.3417467301762">
            <text:p>95.34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4871744189709">
            <text:p>3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3775772075247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00288926629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0953647876754">
            <text:p>0.12</text:p>
          </table:table-cell>
          <table:table-cell table:formula="of:=[.D21]+[.H21]+[.L21]+[.P21]" office:value-type="float" office:value="34.4728886768664">
            <text:p>34.4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3775772075247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2:.G22])&gt;0;[.B22];0)" office:value-type="float" office:value="533385">
            <text:p>533385</text:p>
          </table:table-cell>
          <table:table-cell table:style-name="ce3" table:formula="of:=[.C22]/[.C$410]" office:value-type="float" office:value="23.778524241371">
            <text:p>2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3775772075247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00288926629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2]+[.N22]" office:value-type="float" office:value="651">
            <text:p>651</text:p>
          </table:table-cell>
          <table:table-cell table:style-name="ce3" table:formula="of:=[.O22]/[.O$410]" office:value-type="float" office:value="0.960253960582519">
            <text:p>0.96</text:p>
          </table:table-cell>
          <table:table-cell table:formula="of:=[.D22]+[.H22]+[.L22]+[.P22]" office:value-type="float" office:value="26.6035388119723">
            <text:p>26.60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3:.G23])&gt;0;[.B23];0)" office:value-type="float" office:value="135224">
            <text:p>135224</text:p>
          </table:table-cell>
          <table:table-cell table:style-name="ce3" table:formula="of:=[.C23]/[.C$410]" office:value-type="float" office:value="6.02834193315364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3775772075247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00288926629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6">
            <text:p>5826</text:p>
          </table:table-cell>
          <table:table-cell table:formula="of:=[.M23]+[.N23]" office:value-type="float" office:value="12637">
            <text:p>12637</text:p>
          </table:table-cell>
          <table:table-cell table:style-name="ce3" table:formula="of:=[.O23]/[.O$410]" office:value-type="float" office:value="18.6401371733968">
            <text:p>18.64</text:p>
          </table:table-cell>
          <table:table-cell table:formula="of:=[.D23]+[.H23]+[.L23]+[.P23]" office:value-type="float" office:value="26.5332397165692">
            <text:p>26.53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78">
            <text:p>17478</text:p>
          </table:table-cell>
          <table:table-cell table:formula="of:=[.M24]+[.N24]" office:value-type="float" office:value="17478">
            <text:p>17478</text:p>
          </table:table-cell>
          <table:table-cell table:style-name="ce3" table:formula="of:=[.O24]/[.O$410]" office:value-type="float" office:value="25.7808275315841">
            <text:p>25.78</text:p>
          </table:table-cell>
          <table:table-cell table:formula="of:=[.D24]+[.H24]+[.L24]+[.P24]" office:value-type="float" office:value="25.7808275315841">
            <text:p>25.78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25:.G25])&gt;0;[.B25];0)" office:value-type="float" office:value="135307">
            <text:p>135307</text:p>
          </table:table-cell>
          <table:table-cell table:style-name="ce3" table:formula="of:=[.C25]/[.C$410]" office:value-type="float" office:value="6.03204210753431">
            <text:p>6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08964477249241">
            <text:p>6.09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28653356494645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 table:formula="of:=[.$T$1]" office:value-type="float" office:value="5826">
            <text:p>5826</text:p>
          </table:table-cell>
          <table:table-cell table:formula="of:=[.M25]+[.N25]" office:value-type="float" office:value="7560">
            <text:p>7560</text:p>
          </table:table-cell>
          <table:table-cell table:style-name="ce3" table:formula="of:=[.O25]/[.O$410]" office:value-type="float" office:value="11.1513363164422">
            <text:p>11.15</text:p>
          </table:table-cell>
          <table:table-cell table:formula="of:=[.D25]+[.H25]+[.L25]+[.P25]" office:value-type="float" office:value="25.5595567614153">
            <text:p>25.56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8.9848879439018">
            <text:p>38.98</text:p>
          </table:table-cell>
          <table:table-cell table:number-columns-repeated="2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26:.G26])&gt;0;[.B26];0)" office:value-type="float" office:value="272909">
            <text:p>272909</text:p>
          </table:table-cell>
          <table:table-cell table:style-name="ce3" table:formula="of:=[.C26]/[.C$410]" office:value-type="float" office:value="12.1663962657149">
            <text:p>12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3775772075247">
            <text:p>1.64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27002889266298">
            <text:p>0.23</text:p>
          </table:table-cell>
          <table:table-cell table:style-name="ce6" office:value-type="float" office:value="1710">
            <text:p>1710</text:p>
          </table:table-cell>
          <table:table-cell table:formula="of:=[.$T$1]" office:value-type="float" office:value="5826">
            <text:p>5826</text:p>
          </table:table-cell>
          <table:table-cell table:formula="of:=[.M26]+[.N26]" office:value-type="float" office:value="7536">
            <text:p>7536</text:p>
          </table:table-cell>
          <table:table-cell table:style-name="ce3" table:formula="of:=[.O26]/[.O$410]" office:value-type="float" office:value="11.1159352487709">
            <text:p>11.12</text:p>
          </table:table-cell>
          <table:table-cell table:formula="of:=[.D26]+[.H26]+[.L26]+[.P26]" office:value-type="float" office:value="25.1470921245046">
            <text:p>25.15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7:.G27])&gt;0;[.B27];0)" office:value-type="float" office:value="318957">
            <text:p>318957</text:p>
          </table:table-cell>
          <table:table-cell table:style-name="ce3" table:formula="of:=[.C27]/[.C$410]" office:value-type="float" office:value="14.219235179945">
            <text:p>1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08964477249241">
            <text:p>6.09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8653356494645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7]+[.N27]" office:value-type="float" office:value="797">
            <text:p>797</text:p>
          </table:table-cell>
          <table:table-cell table:style-name="ce3" table:formula="of:=[.O27]/[.O$410]" office:value-type="float" office:value="1.17561045558259">
            <text:p>1.18</text:p>
          </table:table-cell>
          <table:table-cell table:formula="of:=[.D27]+[.H27]+[.L27]+[.P27]" office:value-type="float" office:value="23.7710239729665">
            <text:p>23.77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4655360157119">
            <text:p>4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08964477249241">
            <text:p>6.09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8653356494645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6">
            <text:p>5826</text:p>
          </table:table-cell>
          <table:table-cell table:formula="of:=[.M28]+[.N28]" office:value-type="float" office:value="5864">
            <text:p>5864</text:p>
          </table:table-cell>
          <table:table-cell table:style-name="ce3" table:formula="of:=[.O28]/[.O$410]" office:value-type="float" office:value="8.64966086767418">
            <text:p>8.65</text:p>
          </table:table-cell>
          <table:table-cell table:formula="of:=[.D28]+[.H28]+[.L28]+[.P28]" office:value-type="float" office:value="21.9723928066842">
            <text:p>21.97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9:.G29])&gt;0;[.B29];0)" office:value-type="float" office:value="80292">
            <text:p>80292</text:p>
          </table:table-cell>
          <table:table-cell table:style-name="ce3" table:formula="of:=[.C29]/[.C$410]" office:value-type="float" office:value="3.57945061894909">
            <text:p>3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08964477249241">
            <text:p>6.09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28653356494645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9]+[.N29]" office:value-type="float" office:value="6787">
            <text:p>6787</text:p>
          </table:table-cell>
          <table:table-cell table:style-name="ce3" table:formula="of:=[.O29]/[.O$410]" office:value-type="float" office:value="10.0111269285308">
            <text:p>10.01</text:p>
          </table:table-cell>
          <table:table-cell table:formula="of:=[.D29]+[.H29]+[.L29]+[.P29]" office:value-type="float" office:value="21.9667558849188">
            <text:p>21.97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30:.G30])&gt;0;[.B30];0)" office:value-type="float" office:value="392741">
            <text:p>392741</text:p>
          </table:table-cell>
          <table:table-cell table:style-name="ce3" table:formula="of:=[.C30]/[.C$410]" office:value-type="float" office:value="17.5085564631182">
            <text:p>17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3775772075247">
            <text:p>1.64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2700288926629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30]+[.N30]" office:value-type="float" office:value="1059">
            <text:p>1059</text:p>
          </table:table-cell>
          <table:table-cell table:style-name="ce3" table:formula="of:=[.O30]/[.O$410]" office:value-type="float" office:value="1.56207211099368">
            <text:p>1.56</text:p>
          </table:table-cell>
          <table:table-cell table:formula="of:=[.D30]+[.H30]+[.L30]+[.P30]" office:value-type="float" office:value="20.9353891841306">
            <text:p>20.94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1:.G31])&gt;0;[.B31];0)" office:value-type="float" office:value="78849">
            <text:p>78849</text:p>
          </table:table-cell>
          <table:table-cell table:style-name="ce3" table:formula="of:=[.C31]/[.C$410]" office:value-type="float" office:value="3.5151210812225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1]*[.S$15]+[.F31]*[.S$19]+[.G31]*[.S$21]" office:value-type="float" office:value="6.08964477249241">
            <text:p>6.09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1">
            <text:p>1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2.28653356494645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6">
            <text:p>5826</text:p>
          </table:table-cell>
          <table:table-cell table:formula="of:=[.M31]+[.N31]" office:value-type="float" office:value="5969">
            <text:p>5969</text:p>
          </table:table-cell>
          <table:table-cell table:style-name="ce3" table:formula="of:=[.O31]/[.O$410]" office:value-type="float" office:value="8.80454053873588">
            <text:p>8.80</text:p>
          </table:table-cell>
          <table:table-cell table:formula="of:=[.D31]+[.H31]+[.L31]+[.P31]" office:value-type="float" office:value="20.6958399573972">
            <text:p>20.70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32:.G32])&gt;0;[.B32];0)" office:value-type="float" office:value="81418">
            <text:p>81418</text:p>
          </table:table-cell>
          <table:table-cell table:style-name="ce3" table:formula="of:=[.C32]/[.C$410]" office:value-type="float" office:value="3.62964816536638">
            <text:p>3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08964477249241">
            <text:p>6.09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8653356494645">
            <text:p>2.29</text:p>
          </table:table-cell>
          <table:table-cell table:style-name="ce6" table:formula="of:=4+3" office:value-type="float" office:value="7">
            <text:p>7</text:p>
          </table:table-cell>
          <table:table-cell table:formula="of:=[.$T$1]" office:value-type="float" office:value="5826">
            <text:p>5826</text:p>
          </table:table-cell>
          <table:table-cell table:formula="of:=[.M32]+[.N32]" office:value-type="float" office:value="5833">
            <text:p>5833</text:p>
          </table:table-cell>
          <table:table-cell table:style-name="ce3" table:formula="of:=[.O32]/[.O$410]" office:value-type="float" office:value="8.60393448859883">
            <text:p>8.60</text:p>
          </table:table-cell>
          <table:table-cell table:formula="of:=[.D32]+[.H32]+[.L32]+[.P32]" office:value-type="float" office:value="20.6097609914041">
            <text:p>20.61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3:.G33])&gt;0;[.B33];0)" office:value-type="float" office:value="66128">
            <text:p>66128</text:p>
          </table:table-cell>
          <table:table-cell table:style-name="ce3" table:formula="of:=[.C33]/[.C$410]" office:value-type="float" office:value="2.94801363186701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3775772075247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00288926629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6">
            <text:p>5826</text:p>
          </table:table-cell>
          <table:table-cell table:formula="of:=[.M33]+[.N33]" office:value-type="float" office:value="10568">
            <text:p>10568</text:p>
          </table:table-cell>
          <table:table-cell table:style-name="ce3" table:formula="of:=[.O33]/[.O$410]" office:value-type="float" office:value="15.5882701312382">
            <text:p>15.59</text:p>
          </table:table-cell>
          <table:table-cell table:formula="of:=[.D33]+[.H33]+[.L33]+[.P33]" office:value-type="float" office:value="20.401044373124">
            <text:p>20.40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4:.G34])&gt;0;[.B34];0)" office:value-type="float" office:value="65864">
            <text:p>65864</text:p>
          </table:table-cell>
          <table:table-cell table:style-name="ce3" table:formula="of:=[.C34]/[.C$410]" office:value-type="float" office:value="2.93624440251162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4]*[.S$15]+[.F34]*[.S$19]+[.G34]*[.S$21]" office:value-type="float" office:value="6.08964477249241">
            <text:p>6.09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1">
            <text:p>1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2.28653356494645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6">
            <text:p>5826</text:p>
          </table:table-cell>
          <table:table-cell table:formula="of:=[.M34]+[.N34]" office:value-type="float" office:value="6160">
            <text:p>6160</text:p>
          </table:table-cell>
          <table:table-cell table:style-name="ce3" table:formula="of:=[.O34]/[.O$410]" office:value-type="float" office:value="9.08627403561954">
            <text:p>9.09</text:p>
          </table:table-cell>
          <table:table-cell table:formula="of:=[.D34]+[.H34]+[.L34]+[.P34]" office:value-type="float" office:value="20.39869677557">
            <text:p>20.40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5:.G35])&gt;0;[.B35];0)" office:value-type="float" office:value="368265">
            <text:p>368265</text:p>
          </table:table-cell>
          <table:table-cell table:style-name="ce3" table:formula="of:=[.C35]/[.C$410]" office:value-type="float" office:value="16.4174062445485">
            <text:p>16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3775772075247">
            <text:p>1.64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700288926629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5]+[.N35]" office:value-type="float" office:value="1356">
            <text:p>1356</text:p>
          </table:table-cell>
          <table:table-cell table:style-name="ce3" table:formula="of:=[.O35]/[.O$410]" office:value-type="float" office:value="2.00016032342534">
            <text:p>2.00</text:p>
          </table:table-cell>
          <table:table-cell table:formula="of:=[.D35]+[.H35]+[.L35]+[.P35]" office:value-type="float" office:value="20.2823271779926">
            <text:p>20.28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6:.G36])&gt;0;[.B36];0)" office:value-type="float" office:value="112999">
            <text:p>112999</text:p>
          </table:table-cell>
          <table:table-cell table:style-name="ce3" table:formula="of:=[.C36]/[.C$410]" office:value-type="float" office:value="5.03754222700429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3775772075247">
            <text:p>1.64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700288926629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6]+[.N36]" office:value-type="float" office:value="8799">
            <text:p>8799</text:p>
          </table:table-cell>
          <table:table-cell table:style-name="ce3" table:formula="of:=[.O36]/[.O$410]" office:value-type="float" office:value="12.9789164349702">
            <text:p>12.98</text:p>
          </table:table-cell>
          <table:table-cell table:formula="of:=[.D36]+[.H36]+[.L36]+[.P36]" office:value-type="float" office:value="19.8812192719932">
            <text:p>19.88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37:.G37])&gt;0;[.B37];0)" office:value-type="float" office:value="59164">
            <text:p>59164</text:p>
          </table:table-cell>
          <table:table-cell table:style-name="ce3" table:formula="of:=[.C37]/[.C$410]" office:value-type="float" office:value="2.63755562720451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08964477249241">
            <text:p>6.09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28653356494645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 table:formula="of:=[.$T$1]" office:value-type="float" office:value="5826">
            <text:p>5826</text:p>
          </table:table-cell>
          <table:table-cell table:formula="of:=[.M37]+[.N37]" office:value-type="float" office:value="5955">
            <text:p>5955</text:p>
          </table:table-cell>
          <table:table-cell table:style-name="ce3" table:formula="of:=[.O37]/[.O$410]" office:value-type="float" office:value="8.78388991592765">
            <text:p>8.78</text:p>
          </table:table-cell>
          <table:table-cell table:formula="of:=[.D37]+[.H37]+[.L37]+[.P37]" office:value-type="float" office:value="19.797623880571">
            <text:p>19.80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8:.G38])&gt;0;[.B38];0)" office:value-type="float" office:value="223065">
            <text:p>223065</text:p>
          </table:table-cell>
          <table:table-cell table:style-name="ce3" table:formula="of:=[.C38]/[.C$410]" office:value-type="float" office:value="9.94433009908683">
            <text:p>9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8]*[.S$15]+[.F38]*[.S$19]+[.G38]*[.S$21]" office:value-type="float" office:value="6.08964477249241">
            <text:p>6.09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2.28653356494645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8]+[.N38]" office:value-type="float" office:value="811">
            <text:p>811</text:p>
          </table:table-cell>
          <table:table-cell table:style-name="ce3" table:formula="of:=[.O38]/[.O$410]" office:value-type="float" office:value="1.19626107839082">
            <text:p>1.20</text:p>
          </table:table-cell>
          <table:table-cell table:formula="of:=[.D38]+[.H38]+[.L38]+[.P38]" office:value-type="float" office:value="19.5167695149165">
            <text:p>19.52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9:.G39])&gt;0;[.B39];0)" office:value-type="float" office:value="90609">
            <text:p>90609</text:p>
          </table:table-cell>
          <table:table-cell table:style-name="ce3" table:formula="of:=[.C39]/[.C$410]" office:value-type="float" office:value="4.03938675250783">
            <text:p>4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3775772075247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00288926629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6">
            <text:p>5826</text:p>
          </table:table-cell>
          <table:table-cell table:formula="of:=[.M39]+[.N39]" office:value-type="float" office:value="9067">
            <text:p>9067</text:p>
          </table:table-cell>
          <table:table-cell table:style-name="ce3" table:formula="of:=[.O39]/[.O$410]" office:value-type="float" office:value="13.3742283572991">
            <text:p>13.37</text:p>
          </table:table-cell>
          <table:table-cell table:formula="of:=[.D39]+[.H39]+[.L39]+[.P39]" office:value-type="float" office:value="19.2783757198257">
            <text:p>19.28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40:.G40])&gt;0;[.B40];0)" office:value-type="float" office:value="333475">
            <text:p>333475</text:p>
          </table:table-cell>
          <table:table-cell table:style-name="ce3" table:formula="of:=[.C40]/[.C$410]" office:value-type="float" office:value="14.8664536336627">
            <text:p>14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3775772075247">
            <text:p>1.64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700288926629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40]+[.N40]" office:value-type="float" office:value="1415">
            <text:p>1415</text:p>
          </table:table-cell>
          <table:table-cell table:style-name="ce3" table:formula="of:=[.O40]/[.O$410]" office:value-type="float" office:value="2.08718794811715">
            <text:p>2.09</text:p>
          </table:table-cell>
          <table:table-cell table:formula="of:=[.D40]+[.H40]+[.L40]+[.P40]" office:value-type="float" office:value="18.8184021917987">
            <text:p>18.82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41:.G41])&gt;0;[.B41];0)" office:value-type="float" office:value="178637">
            <text:p>178637</text:p>
          </table:table-cell>
          <table:table-cell table:style-name="ce3" table:formula="of:=[.C41]/[.C$410]" office:value-type="float" office:value="7.96371145590108">
            <text:p>7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3775772075247">
            <text:p>1.64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2700288926629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41]+[.N41]" office:value-type="float" office:value="5876">
            <text:p>5876</text:p>
          </table:table-cell>
          <table:table-cell table:style-name="ce3" table:formula="of:=[.O41]/[.O$410]" office:value-type="float" office:value="8.66736140150981">
            <text:p>8.67</text:p>
          </table:table-cell>
          <table:table-cell table:formula="of:=[.D41]+[.H41]+[.L41]+[.P41]" office:value-type="float" office:value="18.4958334674297">
            <text:p>18.50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2:.G42])&gt;0;[.B42];0)" office:value-type="float" office:value="135888">
            <text:p>135888</text:p>
          </table:table-cell>
          <table:table-cell table:style-name="ce3" table:formula="of:=[.C42]/[.C$410]" office:value-type="float" office:value="6.05794332819901">
            <text:p>6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2]*[.S$15]+[.F42]*[.S$19]+[.G42]*[.S$21]" office:value-type="float" office:value="1.63775772075247">
            <text:p>1.64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0.22700288926629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6">
            <text:p>5826</text:p>
          </table:table-cell>
          <table:table-cell table:formula="of:=[.M42]+[.N42]" office:value-type="float" office:value="6940">
            <text:p>6940</text:p>
          </table:table-cell>
          <table:table-cell table:style-name="ce3" table:formula="of:=[.O42]/[.O$410]" office:value-type="float" office:value="10.236808734935">
            <text:p>10.24</text:p>
          </table:table-cell>
          <table:table-cell table:formula="of:=[.D42]+[.H42]+[.L42]+[.P42]" office:value-type="float" office:value="18.1595126731528">
            <text:p>18.16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3:.G43])&gt;0;[.B43];0)" office:value-type="float" office:value="174301">
            <text:p>174301</text:p>
          </table:table-cell>
          <table:table-cell table:style-name="ce3" table:formula="of:=[.C43]/[.C$410]" office:value-type="float" office:value="7.77041077982173">
            <text:p>7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08964477249241">
            <text:p>6.09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28653356494645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3]+[.N43]" office:value-type="float" office:value="1355">
            <text:p>1355</text:p>
          </table:table-cell>
          <table:table-cell table:style-name="ce3" table:formula="of:=[.O43]/[.O$410]" office:value-type="float" office:value="1.99868527893904">
            <text:p>2.00</text:p>
          </table:table-cell>
          <table:table-cell table:formula="of:=[.D43]+[.H43]+[.L43]+[.P43]" office:value-type="float" office:value="18.1452743961996">
            <text:p>18.15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4:.G44])&gt;0;[.B44];0)" office:value-type="float" office:value="180740">
            <text:p>180740</text:p>
          </table:table-cell>
          <table:table-cell table:style-name="ce3" table:formula="of:=[.C44]/[.C$410]" office:value-type="float" office:value="8.05746406701613">
            <text:p>8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4]*[.S$15]+[.F44]*[.S$19]+[.G44]*[.S$21]" office:value-type="float" office:value="6.08964477249241">
            <text:p>6.09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2.28653356494645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4]+[.N44]" office:value-type="float" office:value="832">
            <text:p>832</text:p>
          </table:table-cell>
          <table:table-cell table:style-name="ce3" table:formula="of:=[.O44]/[.O$410]" office:value-type="float" office:value="1.22723701260316">
            <text:p>1.23</text:p>
          </table:table-cell>
          <table:table-cell table:formula="of:=[.D44]+[.H44]+[.L44]+[.P44]" office:value-type="float" office:value="17.6608794170582">
            <text:p>17.66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5:.G45])&gt;0;[.B45];0)" office:value-type="float" office:value="305705">
            <text:p>305705</text:p>
          </table:table-cell>
          <table:table-cell table:style-name="ce3" table:formula="of:=[.C45]/[.C$410]" office:value-type="float" office:value="13.6284555306361">
            <text:p>13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5]*[.S$15]+[.F45]*[.S$19]+[.G45]*[.S$21]" office:value-type="float" office:value="1.63775772075247">
            <text:p>1.64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1">
            <text:p>1</text:p>
          </table:table-cell>
          <table:table-cell table:style-name="ce3" table:formula="of:=[.I45]*[.I$411]+[.J45]*[.J$411]+[.K45]*[.K$411]" office:value-type="float" office:value="0.22700288926629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5]+[.N45]" office:value-type="float" office:value="1451">
            <text:p>1451</text:p>
          </table:table-cell>
          <table:table-cell table:style-name="ce3" table:formula="of:=[.O45]/[.O$410]" office:value-type="float" office:value="2.14028954962402">
            <text:p>2.14</text:p>
          </table:table-cell>
          <table:table-cell table:formula="of:=[.D45]+[.H45]+[.L45]+[.P45]" office:value-type="float" office:value="17.6335056902789">
            <text:p>17.63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6:.G46])&gt;0;[.B46];0)" office:value-type="float" office:value="237662">
            <text:p>237662</text:p>
          </table:table-cell>
          <table:table-cell table:style-name="ce3" table:formula="of:=[.C46]/[.C$410]" office:value-type="float" office:value="10.5950704055283">
            <text:p>10.6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6]*[.S$15]+[.F46]*[.S$19]+[.G46]*[.S$21]" office:value-type="float" office:value="4.45188705173994">
            <text:p>4.45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1">
            <text:p>1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6]+[.N46]" office:value-type="float" office:value="174">
            <text:p>174</text:p>
          </table:table-cell>
          <table:table-cell table:style-name="ce3" table:formula="of:=[.O46]/[.O$410]" office:value-type="float" office:value="0.256657740616526">
            <text:p>0.26</text:p>
          </table:table-cell>
          <table:table-cell table:formula="of:=[.D46]+[.H46]+[.L46]+[.P46]" office:value-type="float" office:value="17.3631458735649">
            <text:p>17.36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7:.G47])&gt;0;[.B47];0)" office:value-type="float" office:value="173518">
            <text:p>173518</text:p>
          </table:table-cell>
          <table:table-cell table:style-name="ce3" table:formula="of:=[.C47]/[.C$410]" office:value-type="float" office:value="7.7355043154836">
            <text:p>7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7]*[.S$15]+[.F47]*[.S$19]+[.G47]*[.S$21]" office:value-type="float" office:value="6.08964477249241">
            <text:p>6.09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1">
            <text:p>1</text:p>
          </table:table-cell>
          <table:table-cell table:style-name="ce1" table:formula="of:=IF([.G47]&gt;0;1;0)" office:value-type="float" office:value="1">
            <text:p>1</text:p>
          </table:table-cell>
          <table:table-cell table:style-name="ce3" table:formula="of:=[.I47]*[.I$411]+[.J47]*[.J$411]+[.K47]*[.K$411]" office:value-type="float" office:value="2.28653356494645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7]+[.N47]" office:value-type="float" office:value="846">
            <text:p>846</text:p>
          </table:table-cell>
          <table:table-cell table:style-name="ce3" table:formula="of:=[.O47]/[.O$410]" office:value-type="float" office:value="1.24788763541138">
            <text:p>1.25</text:p>
          </table:table-cell>
          <table:table-cell table:formula="of:=[.D47]+[.H47]+[.L47]+[.P47]" office:value-type="float" office:value="17.3595702883338">
            <text:p>17.36</text:p>
          </table:table-cell>
          <table:table-cell table:formula="of:=RANK([.Q47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8]+[.N48]" office:value-type="float" office:value="11652">
            <text:p>11652</text:p>
          </table:table-cell>
          <table:table-cell table:style-name="ce3" table:formula="of:=[.O48]/[.O$410]" office:value-type="float" office:value="17.1872183543894">
            <text:p>17.19</text:p>
          </table:table-cell>
          <table:table-cell table:formula="of:=[.D48]+[.H48]+[.L48]+[.P48]" office:value-type="float" office:value="17.1872183543894">
            <text:p>17.19</text:p>
          </table:table-cell>
          <table:table-cell table:formula="of:=RANK([.Q48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9]+[.N49]" office:value-type="float" office:value="11652">
            <text:p>11652</text:p>
          </table:table-cell>
          <table:table-cell table:style-name="ce3" table:formula="of:=[.O49]/[.O$410]" office:value-type="float" office:value="17.1872183543894">
            <text:p>17.19</text:p>
          </table:table-cell>
          <table:table-cell table:formula="of:=[.D49]+[.H49]+[.L49]+[.P49]" office:value-type="float" office:value="17.1872183543894">
            <text:p>17.19</text:p>
          </table:table-cell>
          <table:table-cell table:formula="of:=RANK([.Q49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50]+[.N50]" office:value-type="float" office:value="11652">
            <text:p>11652</text:p>
          </table:table-cell>
          <table:table-cell table:style-name="ce3" table:formula="of:=[.O50]/[.O$410]" office:value-type="float" office:value="17.1872183543894">
            <text:p>17.19</text:p>
          </table:table-cell>
          <table:table-cell table:formula="of:=[.D50]+[.H50]+[.L50]+[.P50]" office:value-type="float" office:value="17.1872183543894">
            <text:p>17.19</text:p>
          </table:table-cell>
          <table:table-cell table:formula="of:=RANK([.Q50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51:.G51])&gt;0;[.B51];0)" office:value-type="float" office:value="0">
            <text:p>0</text:p>
          </table:table-cell>
          <table:table-cell table:style-name="ce3" table:formula="of:=[.C51]/[.C$410]" office:value-type="float" office:value="0">
            <text:p>0.00</text:p>
          </table:table-cell>
          <table:table-cell table:number-columns-repeated="3"/>
          <table:table-cell table:style-name="ce3" table:formula="of:=[.E51]*[.S$15]+[.F51]*[.S$19]+[.G51]*[.S$21]" office:value-type="float" office:value="0">
            <text:p>0.00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0">
            <text:p>0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51]+[.N51]" office:value-type="float" office:value="11652">
            <text:p>11652</text:p>
          </table:table-cell>
          <table:table-cell table:style-name="ce3" table:formula="of:=[.O51]/[.O$410]" office:value-type="float" office:value="17.1872183543894">
            <text:p>17.19</text:p>
          </table:table-cell>
          <table:table-cell table:formula="of:=[.D51]+[.H51]+[.L51]+[.P51]" office:value-type="float" office:value="17.1872183543894">
            <text:p>17.19</text:p>
          </table:table-cell>
          <table:table-cell table:formula="of:=RANK([.Q51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52:.G52])&gt;0;[.B52];0)" office:value-type="float" office:value="0">
            <text:p>0</text:p>
          </table:table-cell>
          <table:table-cell table:style-name="ce3" table:formula="of:=[.C52]/[.C$410]" office:value-type="float" office:value="0">
            <text:p>0.00</text:p>
          </table:table-cell>
          <table:table-cell table:number-columns-repeated="3"/>
          <table:table-cell table:style-name="ce3" table:formula="of:=[.E52]*[.S$15]+[.F52]*[.S$19]+[.G52]*[.S$21]" office:value-type="float" office:value="0">
            <text:p>0.00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0">
            <text:p>0</text:p>
          </table:table-cell>
          <table:table-cell table:style-name="ce1" table:formula="of:=IF([.G52]&gt;0;1;0)" office:value-type="float" office:value="0">
            <text:p>0</text:p>
          </table:table-cell>
          <table:table-cell table:style-name="ce3" table:formula="of:=[.I52]*[.I$411]+[.J52]*[.J$411]+[.K52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52]+[.N52]" office:value-type="float" office:value="11652">
            <text:p>11652</text:p>
          </table:table-cell>
          <table:table-cell table:style-name="ce3" table:formula="of:=[.O52]/[.O$410]" office:value-type="float" office:value="17.1872183543894">
            <text:p>17.19</text:p>
          </table:table-cell>
          <table:table-cell table:formula="of:=[.D52]+[.H52]+[.L52]+[.P52]" office:value-type="float" office:value="17.1872183543894">
            <text:p>17.19</text:p>
          </table:table-cell>
          <table:table-cell table:formula="of:=RANK([.Q52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3:.G53])&gt;0;[.B53];0)" office:value-type="float" office:value="0">
            <text:p>0</text:p>
          </table:table-cell>
          <table:table-cell table:style-name="ce3" table:formula="of:=[.C53]/[.C$410]" office:value-type="float" office:value="0">
            <text:p>0.00</text:p>
          </table:table-cell>
          <table:table-cell table:number-columns-repeated="3"/>
          <table:table-cell table:style-name="ce3" table:formula="of:=[.E53]*[.S$15]+[.F53]*[.S$19]+[.G53]*[.S$21]" office:value-type="float" office:value="0">
            <text:p>0.00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0">
            <text:p>0</text:p>
          </table:table-cell>
          <table:table-cell table:style-name="ce3" table:formula="of:=[.I53]*[.I$411]+[.J53]*[.J$411]+[.K53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53]+[.N53]" office:value-type="float" office:value="11652">
            <text:p>11652</text:p>
          </table:table-cell>
          <table:table-cell table:style-name="ce3" table:formula="of:=[.O53]/[.O$410]" office:value-type="float" office:value="17.1872183543894">
            <text:p>17.19</text:p>
          </table:table-cell>
          <table:table-cell table:formula="of:=[.D53]+[.H53]+[.L53]+[.P53]" office:value-type="float" office:value="17.1872183543894">
            <text:p>17.19</text:p>
          </table:table-cell>
          <table:table-cell table:formula="of:=RANK([.Q53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4:.G54])&gt;0;[.B54];0)" office:value-type="float" office:value="164907">
            <text:p>164907</text:p>
          </table:table-cell>
          <table:table-cell table:style-name="ce3" table:formula="of:=[.C54]/[.C$410]" office:value-type="float" office:value="7.35162236859262">
            <text:p>7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08964477249241">
            <text:p>6.09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28653356494645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4]+[.N54]" office:value-type="float" office:value="861">
            <text:p>861</text:p>
          </table:table-cell>
          <table:table-cell table:style-name="ce3" table:formula="of:=[.O54]/[.O$410]" office:value-type="float" office:value="1.27001330270591">
            <text:p>1.27</text:p>
          </table:table-cell>
          <table:table-cell table:formula="of:=[.D54]+[.H54]+[.L54]+[.P54]" office:value-type="float" office:value="16.9978140087374">
            <text:p>17.00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5:.G55])&gt;0;[.B55];0)" office:value-type="float" office:value="160978">
            <text:p>160978</text:p>
          </table:table-cell>
          <table:table-cell table:style-name="ce3" table:formula="of:=[.C55]/[.C$410]" office:value-type="float" office:value="7.17646592110282">
            <text:p>7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08964477249241">
            <text:p>6.09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8653356494645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5]+[.N55]" office:value-type="float" office:value="876">
            <text:p>876</text:p>
          </table:table-cell>
          <table:table-cell table:style-name="ce3" table:formula="of:=[.O55]/[.O$410]" office:value-type="float" office:value="1.29213897000044">
            <text:p>1.29</text:p>
          </table:table-cell>
          <table:table-cell table:formula="of:=[.D55]+[.H55]+[.L55]+[.P55]" office:value-type="float" office:value="16.8447832285421">
            <text:p>16.84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6:.G56])&gt;0;[.B56];0)" office:value-type="float" office:value="223228">
            <text:p>223228</text:p>
          </table:table-cell>
          <table:table-cell table:style-name="ce3" table:formula="of:=[.C56]/[.C$410]" office:value-type="float" office:value="9.9515967066055">
            <text:p>9.9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6]*[.S$15]+[.F56]*[.S$19]+[.G56]*[.S$21]" office:value-type="float" office:value="4.45188705173994">
            <text:p>4.45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0">
            <text:p>0</text:p>
          </table:table-cell>
          <table:table-cell table:style-name="ce3" table:formula="of:=[.I56]*[.I$411]+[.J56]*[.J$411]+[.K56]*[.K$411]" office:value-type="float" office:value="2.05953067568015">
            <text:p>2.06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6]+[.N56]" office:value-type="float" office:value="210">
            <text:p>210</text:p>
          </table:table-cell>
          <table:table-cell table:style-name="ce3" table:formula="of:=[.O56]/[.O$410]" office:value-type="float" office:value="0.309759342123393">
            <text:p>0.31</text:p>
          </table:table-cell>
          <table:table-cell table:formula="of:=[.D56]+[.H56]+[.L56]+[.P56]" office:value-type="float" office:value="16.772773776149">
            <text:p>16.77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7:.G57])&gt;0;[.B57];0)" office:value-type="float" office:value="127297">
            <text:p>127297</text:p>
          </table:table-cell>
          <table:table-cell table:style-name="ce3" table:formula="of:=[.C57]/[.C$410]" office:value-type="float" office:value="5.67495298959252">
            <text:p>5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08964477249241">
            <text:p>6.09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28653356494645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7]+[.N57]" office:value-type="float" office:value="1597">
            <text:p>1597</text:p>
          </table:table-cell>
          <table:table-cell table:style-name="ce3" table:formula="of:=[.O57]/[.O$410]" office:value-type="float" office:value="2.35564604462409">
            <text:p>2.36</text:p>
          </table:table-cell>
          <table:table-cell table:formula="of:=[.D57]+[.H57]+[.L57]+[.P57]" office:value-type="float" office:value="16.4067773716555">
            <text:p>16.41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8:.G58])&gt;0;[.B58];0)" office:value-type="float" office:value="147085">
            <text:p>147085</text:p>
          </table:table-cell>
          <table:table-cell table:style-name="ce3" table:formula="of:=[.C58]/[.C$410]" office:value-type="float" office:value="6.55711022627569">
            <text:p>6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08964477249241">
            <text:p>6.09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8653356494645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8]+[.N58]" office:value-type="float" office:value="890">
            <text:p>890</text:p>
          </table:table-cell>
          <table:table-cell table:style-name="ce3" table:formula="of:=[.O58]/[.O$410]" office:value-type="float" office:value="1.31278959280867">
            <text:p>1.31</text:p>
          </table:table-cell>
          <table:table-cell table:formula="of:=[.D58]+[.H58]+[.L58]+[.P58]" office:value-type="float" office:value="16.2460781565232">
            <text:p>16.25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9:.G59])&gt;0;[.B59];0)" office:value-type="float" office:value="144776">
            <text:p>144776</text:p>
          </table:table-cell>
          <table:table-cell table:style-name="ce3" table:formula="of:=[.C59]/[.C$410]" office:value-type="float" office:value="6.4541740498303">
            <text:p>6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9]*[.S$15]+[.F59]*[.S$19]+[.G59]*[.S$21]" office:value-type="float" office:value="6.08964477249241">
            <text:p>6.09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2.28653356494645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9]+[.N59]" office:value-type="float" office:value="906">
            <text:p>906</text:p>
          </table:table-cell>
          <table:table-cell table:style-name="ce3" table:formula="of:=[.O59]/[.O$410]" office:value-type="float" office:value="1.3363903045895">
            <text:p>1.34</text:p>
          </table:table-cell>
          <table:table-cell table:formula="of:=[.D59]+[.H59]+[.L59]+[.P59]" office:value-type="float" office:value="16.1667426918587">
            <text:p>16.17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60:.G60])&gt;0;[.B60];0)" office:value-type="float" office:value="97321">
            <text:p>97321</text:p>
          </table:table-cell>
          <table:table-cell table:style-name="ce3" table:formula="of:=[.C60]/[.C$410]" office:value-type="float" office:value="4.33861049278564">
            <text:p>4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3775772075247">
            <text:p>1.64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2700288926629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6">
            <text:p>5826</text:p>
          </table:table-cell>
          <table:table-cell table:formula="of:=[.M60]+[.N60]" office:value-type="float" office:value="6749">
            <text:p>6749</text:p>
          </table:table-cell>
          <table:table-cell table:style-name="ce3" table:formula="of:=[.O60]/[.O$410]" office:value-type="float" office:value="9.95507523805134">
            <text:p>9.96</text:p>
          </table:table-cell>
          <table:table-cell table:formula="of:=[.D60]+[.H60]+[.L60]+[.P60]" office:value-type="float" office:value="16.1584463408558">
            <text:p>16.16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1:.G61])&gt;0;[.B61];0)" office:value-type="float" office:value="100408">
            <text:p>100408</text:p>
          </table:table-cell>
          <table:table-cell table:style-name="ce3" table:formula="of:=[.C61]/[.C$410]" office:value-type="float" office:value="4.47623023149804">
            <text:p>4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3775772075247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00288926629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6">
            <text:p>5826</text:p>
          </table:table-cell>
          <table:table-cell table:formula="of:=[.M61]+[.N61]" office:value-type="float" office:value="6641">
            <text:p>6641</text:p>
          </table:table-cell>
          <table:table-cell table:style-name="ce3" table:formula="of:=[.O61]/[.O$410]" office:value-type="float" office:value="9.79577043353074">
            <text:p>9.80</text:p>
          </table:table-cell>
          <table:table-cell table:formula="of:=[.D61]+[.H61]+[.L61]+[.P61]" office:value-type="float" office:value="16.1367612750475">
            <text:p>16.14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2:.G62])&gt;0;[.B62];0)" office:value-type="float" office:value="53932">
            <text:p>53932</text:p>
          </table:table-cell>
          <table:table-cell table:style-name="ce3" table:formula="of:=[.C62]/[.C$410]" office:value-type="float" office:value="2.40431089997961">
            <text:p>2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3775772075247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00288926629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2]+[.N62]" office:value-type="float" office:value="7992">
            <text:p>7992</text:p>
          </table:table-cell>
          <table:table-cell table:style-name="ce3" table:formula="of:=[.O62]/[.O$410]" office:value-type="float" office:value="11.7885555345246">
            <text:p>11.79</text:p>
          </table:table-cell>
          <table:table-cell table:formula="of:=[.D62]+[.H62]+[.L62]+[.P62]" office:value-type="float" office:value="16.0576270445229">
            <text:p>16.06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3:.G63])&gt;0;[.B63];0)" office:value-type="float" office:value="264183">
            <text:p>264183</text:p>
          </table:table-cell>
          <table:table-cell table:style-name="ce3" table:formula="of:=[.C63]/[.C$410]" office:value-type="float" office:value="11.777387571188">
            <text:p>11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3775772075247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00288926629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3]+[.N63]" office:value-type="float" office:value="1604">
            <text:p>1604</text:p>
          </table:table-cell>
          <table:table-cell table:style-name="ce3" table:formula="of:=[.O63]/[.O$410]" office:value-type="float" office:value="2.3659713560282">
            <text:p>2.37</text:p>
          </table:table-cell>
          <table:table-cell table:formula="of:=[.D63]+[.H63]+[.L63]+[.P63]" office:value-type="float" office:value="16.008119537235">
            <text:p>16.01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1.6206874151873">
            <text:p>11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3775772075247">
            <text:p>1.64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700288926629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38809702332273">
            <text:p>2.39</text:p>
          </table:table-cell>
          <table:table-cell table:formula="of:=[.D64]+[.H64]+[.L64]+[.P64]" office:value-type="float" office:value="15.8735450485288">
            <text:p>15.87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65:.G65])&gt;0;[.B65];0)" office:value-type="float" office:value="119187">
            <text:p>119187</text:p>
          </table:table-cell>
          <table:table-cell table:style-name="ce3" table:formula="of:=[.C65]/[.C$410]" office:value-type="float" office:value="5.31340583022824">
            <text:p>5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5]*[.S$15]+[.F65]*[.S$19]+[.G65]*[.S$21]" office:value-type="float" office:value="1.63775772075247">
            <text:p>1.64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0">
            <text:p>0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0.227002889266298">
            <text:p>0.23</text:p>
          </table:table-cell>
          <table:table-cell table:style-name="ce6" office:value-type="float" office:value="68">
            <text:p>68</text:p>
          </table:table-cell>
          <table:table-cell table:formula="of:=[.$T$1]" office:value-type="float" office:value="5826">
            <text:p>5826</text:p>
          </table:table-cell>
          <table:table-cell table:formula="of:=[.M65]+[.N65]" office:value-type="float" office:value="5894">
            <text:p>5894</text:p>
          </table:table-cell>
          <table:table-cell table:style-name="ce3" table:formula="of:=[.O65]/[.O$410]" office:value-type="float" office:value="8.69391220226324">
            <text:p>8.69</text:p>
          </table:table-cell>
          <table:table-cell table:formula="of:=[.D65]+[.H65]+[.L65]+[.P65]" office:value-type="float" office:value="15.8720786425102">
            <text:p>15.87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6:.G66])&gt;0;[.B66];0)" office:value-type="float" office:value="201324">
            <text:p>201324</text:p>
          </table:table-cell>
          <table:table-cell table:style-name="ce3" table:formula="of:=[.C66]/[.C$410]" office:value-type="float" office:value="8.97510731342235">
            <text:p>8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6]*[.S$15]+[.F66]*[.S$19]+[.G66]*[.S$21]" office:value-type="float" office:value="4.45188705173994">
            <text:p>4.45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0">
            <text:p>0</text:p>
          </table:table-cell>
          <table:table-cell table:style-name="ce3" table:formula="of:=[.I66]*[.I$411]+[.J66]*[.J$411]+[.K66]*[.K$411]" office:value-type="float" office:value="2.05953067568015">
            <text:p>2.06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6]+[.N66]" office:value-type="float" office:value="208">
            <text:p>208</text:p>
          </table:table-cell>
          <table:table-cell table:style-name="ce3" table:formula="of:=[.O66]/[.O$410]" office:value-type="float" office:value="0.30680925315079">
            <text:p>0.31</text:p>
          </table:table-cell>
          <table:table-cell table:formula="of:=[.D66]+[.H66]+[.L66]+[.P66]" office:value-type="float" office:value="15.7933342939932">
            <text:p>15.79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7:.G67])&gt;0;[.B67];0)" office:value-type="float" office:value="134101">
            <text:p>134101</text:p>
          </table:table-cell>
          <table:table-cell table:style-name="ce3" table:formula="of:=[.C67]/[.C$410]" office:value-type="float" office:value="5.97827812797903">
            <text:p>5.9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08964477249241">
            <text:p>6.09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8653356494645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7]+[.N67]" office:value-type="float" office:value="936">
            <text:p>936</text:p>
          </table:table-cell>
          <table:table-cell table:style-name="ce3" table:formula="of:=[.O67]/[.O$410]" office:value-type="float" office:value="1.38064163917855">
            <text:p>1.38</text:p>
          </table:table-cell>
          <table:table-cell table:formula="of:=[.D67]+[.H67]+[.L67]+[.P67]" office:value-type="float" office:value="15.7350981045964">
            <text:p>15.74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8:.G68])&gt;0;[.B68];0)" office:value-type="float" office:value="131143">
            <text:p>131143</text:p>
          </table:table-cell>
          <table:table-cell table:style-name="ce3" table:formula="of:=[.C68]/[.C$410]" office:value-type="float" office:value="5.84640926270165">
            <text:p>5.8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08964477249241">
            <text:p>6.09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8653356494645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8]+[.N68]" office:value-type="float" office:value="952">
            <text:p>952</text:p>
          </table:table-cell>
          <table:table-cell table:style-name="ce3" table:formula="of:=[.O68]/[.O$410]" office:value-type="float" office:value="1.40424235095938">
            <text:p>1.40</text:p>
          </table:table-cell>
          <table:table-cell table:formula="of:=[.D68]+[.H68]+[.L68]+[.P68]" office:value-type="float" office:value="15.6268299510999">
            <text:p>15.63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9:.G69])&gt;0;[.B69];0)" office:value-type="float" office:value="106710">
            <text:p>106710</text:p>
          </table:table-cell>
          <table:table-cell table:style-name="ce3" table:formula="of:=[.C69]/[.C$410]" office:value-type="float" office:value="4.75717600194363">
            <text:p>4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9]*[.S$15]+[.F69]*[.S$19]+[.G69]*[.S$21]" office:value-type="float" office:value="6.08964477249241">
            <text:p>6.09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2.28653356494645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9]+[.N69]" office:value-type="float" office:value="1668">
            <text:p>1668</text:p>
          </table:table-cell>
          <table:table-cell table:style-name="ce3" table:formula="of:=[.O69]/[.O$410]" office:value-type="float" office:value="2.46037420315152">
            <text:p>2.46</text:p>
          </table:table-cell>
          <table:table-cell table:formula="of:=[.D69]+[.H69]+[.L69]+[.P69]" office:value-type="float" office:value="15.593728542534">
            <text:p>15.59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0:.G70])&gt;0;[.B70];0)" office:value-type="float" office:value="104808">
            <text:p>104808</text:p>
          </table:table-cell>
          <table:table-cell table:style-name="ce3" table:formula="of:=[.C70]/[.C$410]" office:value-type="float" office:value="4.67238405408779">
            <text:p>4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3775772075247">
            <text:p>1.64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700288926629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6">
            <text:p>5826</text:p>
          </table:table-cell>
          <table:table-cell table:formula="of:=[.M70]+[.N70]" office:value-type="float" office:value="5903">
            <text:p>5903</text:p>
          </table:table-cell>
          <table:table-cell table:style-name="ce3" table:formula="of:=[.O70]/[.O$410]" office:value-type="float" office:value="8.70718760263996">
            <text:p>8.71</text:p>
          </table:table-cell>
          <table:table-cell table:formula="of:=[.D70]+[.H70]+[.L70]+[.P70]" office:value-type="float" office:value="15.2443322667465">
            <text:p>15.24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1:.G71])&gt;0;[.B71];0)" office:value-type="float" office:value="189978">
            <text:p>189978</text:p>
          </table:table-cell>
          <table:table-cell table:style-name="ce3" table:formula="of:=[.C71]/[.C$410]" office:value-type="float" office:value="8.46929793362615">
            <text:p>8.4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1]*[.S$15]+[.F71]*[.S$19]+[.G71]*[.S$21]" office:value-type="float" office:value="4.45188705173994">
            <text:p>4.45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0">
            <text:p>0</text:p>
          </table:table-cell>
          <table:table-cell table:style-name="ce3" table:formula="of:=[.I71]*[.I$411]+[.J71]*[.J$411]+[.K71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1]+[.N71]" office:value-type="float" office:value="174">
            <text:p>174</text:p>
          </table:table-cell>
          <table:table-cell table:style-name="ce3" table:formula="of:=[.O71]/[.O$410]" office:value-type="float" office:value="0.256657740616526">
            <text:p>0.26</text:p>
          </table:table-cell>
          <table:table-cell table:formula="of:=[.D71]+[.H71]+[.L71]+[.P71]" office:value-type="float" office:value="15.2373734016628">
            <text:p>15.24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2:.G72])&gt;0;[.B72];0)" office:value-type="float" office:value="98767">
            <text:p>98767</text:p>
          </table:table-cell>
          <table:table-cell table:style-name="ce3" table:formula="of:=[.C72]/[.C$410]" office:value-type="float" office:value="4.40307377175491">
            <text:p>4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08964477249241">
            <text:p>6.09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28653356494645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2]+[.N72]" office:value-type="float" office:value="1634">
            <text:p>1634</text:p>
          </table:table-cell>
          <table:table-cell table:style-name="ce3" table:formula="of:=[.O72]/[.O$410]" office:value-type="float" office:value="2.41022269061726">
            <text:p>2.41</text:p>
          </table:table-cell>
          <table:table-cell table:formula="of:=[.D72]+[.H72]+[.L72]+[.P72]" office:value-type="float" office:value="15.189474799811">
            <text:p>15.19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3:.G73])&gt;0;[.B73];0)" office:value-type="float" office:value="102947">
            <text:p>102947</text:p>
          </table:table-cell>
          <table:table-cell table:style-name="ce3" table:formula="of:=[.C73]/[.C$410]" office:value-type="float" office:value="4.58941990321517">
            <text:p>4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3775772075247">
            <text:p>1.64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2700288926629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6">
            <text:p>5826</text:p>
          </table:table-cell>
          <table:table-cell table:formula="of:=[.M73]+[.N73]" office:value-type="float" office:value="5916">
            <text:p>5916</text:p>
          </table:table-cell>
          <table:table-cell table:style-name="ce3" table:formula="of:=[.O73]/[.O$410]" office:value-type="float" office:value="8.72636318096188">
            <text:p>8.73</text:p>
          </table:table-cell>
          <table:table-cell table:formula="of:=[.D73]+[.H73]+[.L73]+[.P73]" office:value-type="float" office:value="15.1805436941958">
            <text:p>15.18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4:.G74])&gt;0;[.B74];0)" office:value-type="float" office:value="119809">
            <text:p>119809</text:p>
          </table:table-cell>
          <table:table-cell table:style-name="ce3" table:formula="of:=[.C74]/[.C$410]" office:value-type="float" office:value="5.34113484787615">
            <text:p>5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08964477249241">
            <text:p>6.09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8653356494645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4]+[.N74]" office:value-type="float" office:value="985">
            <text:p>985</text:p>
          </table:table-cell>
          <table:table-cell table:style-name="ce3" table:formula="of:=[.O74]/[.O$410]" office:value-type="float" office:value="1.45291881900735">
            <text:p>1.45</text:p>
          </table:table-cell>
          <table:table-cell table:formula="of:=[.D74]+[.H74]+[.L74]+[.P74]" office:value-type="float" office:value="15.1702320043224">
            <text:p>15.17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5:.G75])&gt;0;[.B75];0)" office:value-type="float" office:value="94457">
            <text:p>94457</text:p>
          </table:table-cell>
          <table:table-cell table:style-name="ce3" table:formula="of:=[.C75]/[.C$410]" office:value-type="float" office:value="4.21093218644541">
            <text:p>4.2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08964477249241">
            <text:p>6.09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28653356494645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5]+[.N75]" office:value-type="float" office:value="1714">
            <text:p>1714</text:p>
          </table:table-cell>
          <table:table-cell table:style-name="ce3" table:formula="of:=[.O75]/[.O$410]" office:value-type="float" office:value="2.52822624952141">
            <text:p>2.53</text:p>
          </table:table-cell>
          <table:table-cell table:formula="of:=[.D75]+[.H75]+[.L75]+[.P75]" office:value-type="float" office:value="15.1153367734057">
            <text:p>15.12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6:.G76])&gt;0;[.B76];0)" office:value-type="float" office:value="101367">
            <text:p>101367</text:p>
          </table:table-cell>
          <table:table-cell table:style-name="ce3" table:formula="of:=[.C76]/[.C$410]" office:value-type="float" office:value="4.51898284873976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6]*[.S$15]+[.F76]*[.S$19]+[.G76]*[.S$21]" office:value-type="float" office:value="1.63775772075247">
            <text:p>1.64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0">
            <text:p>0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0.22700288926629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6">
            <text:p>5826</text:p>
          </table:table-cell>
          <table:table-cell table:formula="of:=[.M76]+[.N76]" office:value-type="float" office:value="5870">
            <text:p>5870</text:p>
          </table:table-cell>
          <table:table-cell table:style-name="ce3" table:formula="of:=[.O76]/[.O$410]" office:value-type="float" office:value="8.658511134592">
            <text:p>8.66</text:p>
          </table:table-cell>
          <table:table-cell table:formula="of:=[.D76]+[.H76]+[.L76]+[.P76]" office:value-type="float" office:value="15.0422545933505">
            <text:p>15.04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7:.G77])&gt;0;[.B77];0)" office:value-type="float" office:value="59928">
            <text:p>59928</text:p>
          </table:table-cell>
          <table:table-cell table:style-name="ce3" table:formula="of:=[.C77]/[.C$410]" office:value-type="float" office:value="2.6716150636723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7]*[.S$15]+[.F77]*[.S$19]+[.G77]*[.S$21]" office:value-type="float" office:value="1.63775772075247">
            <text:p>1.64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0">
            <text:p>0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0.22700288926629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6">
            <text:p>5826</text:p>
          </table:table-cell>
          <table:table-cell table:formula="of:=[.M77]+[.N77]" office:value-type="float" office:value="6902">
            <text:p>6902</text:p>
          </table:table-cell>
          <table:table-cell table:style-name="ce3" table:formula="of:=[.O77]/[.O$410]" office:value-type="float" office:value="10.1807570444555">
            <text:p>10.18</text:p>
          </table:table-cell>
          <table:table-cell table:formula="of:=[.D77]+[.H77]+[.L77]+[.P77]" office:value-type="float" office:value="14.7171327181467">
            <text:p>14.72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8:.G78])&gt;0;[.B78];0)" office:value-type="float" office:value="92669">
            <text:p>92669</text:p>
          </table:table-cell>
          <table:table-cell table:style-name="ce3" table:formula="of:=[.C78]/[.C$410]" office:value-type="float" office:value="4.13122240581121">
            <text:p>4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08964477249241">
            <text:p>6.09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28653356494645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8]+[.N78]" office:value-type="float" office:value="1440">
            <text:p>1440</text:p>
          </table:table-cell>
          <table:table-cell table:style-name="ce3" table:formula="of:=[.O78]/[.O$410]" office:value-type="float" office:value="2.1240640602747">
            <text:p>2.12</text:p>
          </table:table-cell>
          <table:table-cell table:formula="of:=[.D78]+[.H78]+[.L78]+[.P78]" office:value-type="float" office:value="14.6314648035248">
            <text:p>14.63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9:.G79])&gt;0;[.B79];0)" office:value-type="float" office:value="176168">
            <text:p>176168</text:p>
          </table:table-cell>
          <table:table-cell table:style-name="ce3" table:formula="of:=[.C79]/[.C$410]" office:value-type="float" office:value="7.8536424131797">
            <text:p>7.8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9]*[.S$15]+[.F79]*[.S$19]+[.G79]*[.S$21]" office:value-type="float" office:value="4.45188705173994">
            <text:p>4.45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0">
            <text:p>0</text:p>
          </table:table-cell>
          <table:table-cell table:style-name="ce3" table:formula="of:=[.I79]*[.I$411]+[.J79]*[.J$411]+[.K79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9]+[.N79]" office:value-type="float" office:value="174">
            <text:p>174</text:p>
          </table:table-cell>
          <table:table-cell table:style-name="ce3" table:formula="of:=[.O79]/[.O$410]" office:value-type="float" office:value="0.256657740616526">
            <text:p>0.26</text:p>
          </table:table-cell>
          <table:table-cell table:formula="of:=[.D79]+[.H79]+[.L79]+[.P79]" office:value-type="float" office:value="14.6217178812163">
            <text:p>14.62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80:.G80])&gt;0;[.B80];0)" office:value-type="float" office:value="106777">
            <text:p>106777</text:p>
          </table:table-cell>
          <table:table-cell table:style-name="ce3" table:formula="of:=[.C80]/[.C$410]" office:value-type="float" office:value="4.7601628896967">
            <text:p>4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08964477249241">
            <text:p>6.09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28653356494645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80]+[.N80]" office:value-type="float" office:value="1001">
            <text:p>1001</text:p>
          </table:table-cell>
          <table:table-cell table:style-name="ce3" table:formula="of:=[.O80]/[.O$410]" office:value-type="float" office:value="1.47651953078818">
            <text:p>1.48</text:p>
          </table:table-cell>
          <table:table-cell table:formula="of:=[.D80]+[.H80]+[.L80]+[.P80]" office:value-type="float" office:value="14.6128607579237">
            <text:p>14.61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1:.G81])&gt;0;[.B81];0)" office:value-type="float" office:value="176301">
            <text:p>176301</text:p>
          </table:table-cell>
          <table:table-cell table:style-name="ce3" table:formula="of:=[.C81]/[.C$410]" office:value-type="float" office:value="7.85957160827161">
            <text:p>7.8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1]*[.S$15]+[.F81]*[.S$19]+[.G81]*[.S$21]" office:value-type="float" office:value="4.45188705173994">
            <text:p>4.45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0">
            <text:p>0</text:p>
          </table:table-cell>
          <table:table-cell table:style-name="ce3" table:formula="of:=[.I81]*[.I$411]+[.J81]*[.J$411]+[.K81]*[.K$411]" office:value-type="float" office:value="2.05953067568015">
            <text:p>2.06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1]+[.N81]" office:value-type="float" office:value="106">
            <text:p>106</text:p>
          </table:table-cell>
          <table:table-cell table:style-name="ce3" table:formula="of:=[.O81]/[.O$410]" office:value-type="float" office:value="0.156354715547999">
            <text:p>0.16</text:p>
          </table:table-cell>
          <table:table-cell table:formula="of:=[.D81]+[.H81]+[.L81]+[.P81]" office:value-type="float" office:value="14.5273440512397">
            <text:p>14.53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2:.G82])&gt;0;[.B82];0)" office:value-type="float" office:value="104182">
            <text:p>104182</text:p>
          </table:table-cell>
          <table:table-cell table:style-name="ce3" table:formula="of:=[.C82]/[.C$410]" office:value-type="float" office:value="4.64447671478297">
            <text:p>4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08964477249241">
            <text:p>6.09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8653356494645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2]+[.N82]" office:value-type="float" office:value="1017">
            <text:p>1017</text:p>
          </table:table-cell>
          <table:table-cell table:style-name="ce3" table:formula="of:=[.O82]/[.O$410]" office:value-type="float" office:value="1.50012024256901">
            <text:p>1.50</text:p>
          </table:table-cell>
          <table:table-cell table:formula="of:=[.D82]+[.H82]+[.L82]+[.P82]" office:value-type="float" office:value="14.5207752947908">
            <text:p>14.52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3:.G83])&gt;0;[.B83];0)" office:value-type="float" office:value="223534">
            <text:p>223534</text:p>
          </table:table-cell>
          <table:table-cell table:style-name="ce3" table:formula="of:=[.C83]/[.C$410]" office:value-type="float" office:value="9.96523831335833">
            <text:p>9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3]*[.S$15]+[.F83]*[.S$19]+[.G83]*[.S$21]" office:value-type="float" office:value="1.63775772075247">
            <text:p>1.64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0">
            <text:p>0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0.22700288926629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3]+[.N83]" office:value-type="float" office:value="1736">
            <text:p>1736</text:p>
          </table:table-cell>
          <table:table-cell table:style-name="ce3" table:formula="of:=[.O83]/[.O$410]" office:value-type="float" office:value="2.56067722822005">
            <text:p>2.56</text:p>
          </table:table-cell>
          <table:table-cell table:formula="of:=[.D83]+[.H83]+[.L83]+[.P83]" office:value-type="float" office:value="14.3906761515971">
            <text:p>14.39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4:.G84])&gt;0;[.B84];0)" office:value-type="float" office:value="98586">
            <text:p>98586</text:p>
          </table:table-cell>
          <table:table-cell table:style-name="ce3" table:formula="of:=[.C84]/[.C$410]" office:value-type="float" office:value="4.3950047167802">
            <text:p>4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08964477249241">
            <text:p>6.09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8653356494645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4]+[.N84]" office:value-type="float" office:value="1068">
            <text:p>1068</text:p>
          </table:table-cell>
          <table:table-cell table:style-name="ce3" table:formula="of:=[.O84]/[.O$410]" office:value-type="float" office:value="1.5753475113704">
            <text:p>1.58</text:p>
          </table:table-cell>
          <table:table-cell table:formula="of:=[.D84]+[.H84]+[.L84]+[.P84]" office:value-type="float" office:value="14.3465305655895">
            <text:p>14.35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5:.G85])&gt;0;[.B85];0)" office:value-type="float" office:value="99540">
            <text:p>99540</text:p>
          </table:table-cell>
          <table:table-cell table:style-name="ce3" table:formula="of:=[.C85]/[.C$410]" office:value-type="float" office:value="4.43753443195079">
            <text:p>4.4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08964477249241">
            <text:p>6.09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8653356494645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5]+[.N85]" office:value-type="float" office:value="1038">
            <text:p>1038</text:p>
          </table:table-cell>
          <table:table-cell table:style-name="ce3" table:formula="of:=[.O85]/[.O$410]" office:value-type="float" office:value="1.53109617678134">
            <text:p>1.53</text:p>
          </table:table-cell>
          <table:table-cell table:formula="of:=[.D85]+[.H85]+[.L85]+[.P85]" office:value-type="float" office:value="14.344808946171">
            <text:p>14.34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6:.G86])&gt;0;[.B86];0)" office:value-type="float" office:value="95703">
            <text:p>95703</text:p>
          </table:table-cell>
          <table:table-cell table:style-name="ce3" table:formula="of:=[.C86]/[.C$410]" office:value-type="float" office:value="4.26647938256969">
            <text:p>4.2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08964477249241">
            <text:p>6.09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8653356494645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6]+[.N86]" office:value-type="float" office:value="1121">
            <text:p>1121</text:p>
          </table:table-cell>
          <table:table-cell table:style-name="ce3" table:formula="of:=[.O86]/[.O$410]" office:value-type="float" office:value="1.6535248691444">
            <text:p>1.65</text:p>
          </table:table-cell>
          <table:table-cell table:formula="of:=[.D86]+[.H86]+[.L86]+[.P86]" office:value-type="float" office:value="14.2961825891529">
            <text:p>14.30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7:.G87])&gt;0;[.B87];0)" office:value-type="float" office:value="97285">
            <text:p>97285</text:p>
          </table:table-cell>
          <table:table-cell table:style-name="ce3" table:formula="of:=[.C87]/[.C$410]" office:value-type="float" office:value="4.33700559787355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08964477249241">
            <text:p>6.09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8653356494645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7]+[.N87]" office:value-type="float" office:value="1058">
            <text:p>1058</text:p>
          </table:table-cell>
          <table:table-cell table:style-name="ce3" table:formula="of:=[.O87]/[.O$410]" office:value-type="float" office:value="1.56059706650738">
            <text:p>1.56</text:p>
          </table:table-cell>
          <table:table-cell table:formula="of:=[.D87]+[.H87]+[.L87]+[.P87]" office:value-type="float" office:value="14.2737810018198">
            <text:p>14.27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8:.G88])&gt;0;[.B88];0)" office:value-type="float" office:value="93927">
            <text:p>93927</text:p>
          </table:table-cell>
          <table:table-cell table:style-name="ce3" table:formula="of:=[.C88]/[.C$410]" office:value-type="float" office:value="4.18730456690619">
            <text:p>4.1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08964477249241">
            <text:p>6.09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8653356494645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8]+[.N88]" office:value-type="float" office:value="1139">
            <text:p>1139</text:p>
          </table:table-cell>
          <table:table-cell table:style-name="ce3" table:formula="of:=[.O88]/[.O$410]" office:value-type="float" office:value="1.68007566989783">
            <text:p>1.68</text:p>
          </table:table-cell>
          <table:table-cell table:formula="of:=[.D88]+[.H88]+[.L88]+[.P88]" office:value-type="float" office:value="14.2435585742429">
            <text:p>14.24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9:.G89])&gt;0;[.B89];0)" office:value-type="float" office:value="62836">
            <text:p>62836</text:p>
          </table:table-cell>
          <table:table-cell table:style-name="ce3" table:formula="of:=[.C89]/[.C$410]" office:value-type="float" office:value="2.8012549082385">
            <text:p>2.8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08964477249241">
            <text:p>6.09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8653356494645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9]+[.N89]" office:value-type="float" office:value="2019">
            <text:p>2019</text:p>
          </table:table-cell>
          <table:table-cell table:style-name="ce3" table:formula="of:=[.O89]/[.O$410]" office:value-type="float" office:value="2.97811481784348">
            <text:p>2.98</text:p>
          </table:table-cell>
          <table:table-cell table:formula="of:=[.D89]+[.H89]+[.L89]+[.P89]" office:value-type="float" office:value="14.1555480635208">
            <text:p>14.16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90:.G90])&gt;0;[.B90];0)" office:value-type="float" office:value="91031">
            <text:p>91031</text:p>
          </table:table-cell>
          <table:table-cell table:style-name="ce3" table:formula="of:=[.C90]/[.C$410]" office:value-type="float" office:value="4.05819968731075">
            <text:p>4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08964477249241">
            <text:p>6.09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8653356494645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90]+[.N90]" office:value-type="float" office:value="1157">
            <text:p>1157</text:p>
          </table:table-cell>
          <table:table-cell table:style-name="ce3" table:formula="of:=[.O90]/[.O$410]" office:value-type="float" office:value="1.70662647065127">
            <text:p>1.71</text:p>
          </table:table-cell>
          <table:table-cell table:formula="of:=[.D90]+[.H90]+[.L90]+[.P90]" office:value-type="float" office:value="14.1410044954009">
            <text:p>14.14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1:.G91])&gt;0;[.B91];0)" office:value-type="float" office:value="61742">
            <text:p>61742</text:p>
          </table:table-cell>
          <table:table-cell table:style-name="ce3" table:formula="of:=[.C91]/[.C$410]" office:value-type="float" office:value="2.75248393507641">
            <text:p>2.7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08964477249241">
            <text:p>6.09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8653356494645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1]+[.N91]" office:value-type="float" office:value="1932">
            <text:p>1932</text:p>
          </table:table-cell>
          <table:table-cell table:style-name="ce3" table:formula="of:=[.O91]/[.O$410]" office:value-type="float" office:value="2.84978594753522">
            <text:p>2.85</text:p>
          </table:table-cell>
          <table:table-cell table:formula="of:=[.D91]+[.H91]+[.L91]+[.P91]" office:value-type="float" office:value="13.9784482200505">
            <text:p>13.98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2:.G92])&gt;0;[.B92];0)" office:value-type="float" office:value="119851">
            <text:p>119851</text:p>
          </table:table-cell>
          <table:table-cell table:style-name="ce3" table:formula="of:=[.C92]/[.C$410]" office:value-type="float" office:value="5.3430072252736">
            <text:p>5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08964477249241">
            <text:p>6.09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8653356494645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2]+[.N92]" office:value-type="float" office:value="103">
            <text:p>103</text:p>
          </table:table-cell>
          <table:table-cell table:style-name="ce3" table:formula="of:=[.O92]/[.O$410]" office:value-type="float" office:value="0.151929582089093">
            <text:p>0.15</text:p>
          </table:table-cell>
          <table:table-cell table:formula="of:=[.D92]+[.H92]+[.L92]+[.P92]" office:value-type="float" office:value="13.8711151448016">
            <text:p>13.87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3:.G93])&gt;0;[.B93];0)" office:value-type="float" office:value="65356">
            <text:p>65356</text:p>
          </table:table-cell>
          <table:table-cell table:style-name="ce3" table:formula="of:=[.C93]/[.C$410]" office:value-type="float" office:value="2.91359755208535">
            <text:p>2.9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08964477249241">
            <text:p>6.09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8653356494645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3]+[.N93]" office:value-type="float" office:value="1717">
            <text:p>1717</text:p>
          </table:table-cell>
          <table:table-cell table:style-name="ce3" table:formula="of:=[.O93]/[.O$410]" office:value-type="float" office:value="2.53265138298032">
            <text:p>2.53</text:p>
          </table:table-cell>
          <table:table-cell table:formula="of:=[.D93]+[.H93]+[.L93]+[.P93]" office:value-type="float" office:value="13.8224272725045">
            <text:p>13.82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4:.G94])&gt;0;[.B94];0)" office:value-type="float" office:value="83072">
            <text:p>83072</text:p>
          </table:table-cell>
          <table:table-cell table:style-name="ce3" table:formula="of:=[.C94]/[.C$410]" office:value-type="float" office:value="3.70338417049444">
            <text:p>3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08964477249241">
            <text:p>6.09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8653356494645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4]+[.N94]" office:value-type="float" office:value="1176">
            <text:p>1176</text:p>
          </table:table-cell>
          <table:table-cell table:style-name="ce3" table:formula="of:=[.O94]/[.O$410]" office:value-type="float" office:value="1.734652315891">
            <text:p>1.73</text:p>
          </table:table-cell>
          <table:table-cell table:formula="of:=[.D94]+[.H94]+[.L94]+[.P94]" office:value-type="float" office:value="13.8142148238243">
            <text:p>13.81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5:.G95])&gt;0;[.B95];0)" office:value-type="float" office:value="159360">
            <text:p>159360</text:p>
          </table:table-cell>
          <table:table-cell table:style-name="ce3" table:formula="of:=[.C95]/[.C$410]" office:value-type="float" office:value="7.10433481088686">
            <text:p>7.1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5]*[.S$15]+[.F95]*[.S$19]+[.G95]*[.S$21]" office:value-type="float" office:value="4.45188705173994">
            <text:p>4.45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0">
            <text:p>0</text:p>
          </table:table-cell>
          <table:table-cell table:style-name="ce3" table:formula="of:=[.I95]*[.I$411]+[.J95]*[.J$411]+[.K95]*[.K$411]" office:value-type="float" office:value="2.05953067568015">
            <text:p>2.06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5]+[.N95]" office:value-type="float" office:value="118">
            <text:p>118</text:p>
          </table:table-cell>
          <table:table-cell table:style-name="ce3" table:formula="of:=[.O95]/[.O$410]" office:value-type="float" office:value="0.174055249383621">
            <text:p>0.17</text:p>
          </table:table-cell>
          <table:table-cell table:formula="of:=[.D95]+[.H95]+[.L95]+[.P95]" office:value-type="float" office:value="13.7898077876906">
            <text:p>13.79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6:.G96])&gt;0;[.B96];0)" office:value-type="float" office:value="73420">
            <text:p>73420</text:p>
          </table:table-cell>
          <table:table-cell table:style-name="ce3" table:formula="of:=[.C96]/[.C$410]" office:value-type="float" office:value="3.27309401239529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6]*[.S$15]+[.F96]*[.S$19]+[.G96]*[.S$21]" office:value-type="float" office:value="1.63775772075247">
            <text:p>1.64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0">
            <text:p>0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0.22700288926629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6">
            <text:p>5826</text:p>
          </table:table-cell>
          <table:table-cell table:formula="of:=[.M96]+[.N96]" office:value-type="float" office:value="5863">
            <text:p>5863</text:p>
          </table:table-cell>
          <table:table-cell table:style-name="ce3" table:formula="of:=[.O96]/[.O$410]" office:value-type="float" office:value="8.64818582318788">
            <text:p>8.65</text:p>
          </table:table-cell>
          <table:table-cell table:formula="of:=[.D96]+[.H96]+[.L96]+[.P96]" office:value-type="float" office:value="13.7860404456019">
            <text:p>13.79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7:.G97])&gt;0;[.B97];0)" office:value-type="float" office:value="69216">
            <text:p>69216</text:p>
          </table:table-cell>
          <table:table-cell table:style-name="ce3" table:formula="of:=[.C97]/[.C$410]" office:value-type="float" office:value="3.0856779509936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08964477249241">
            <text:p>6.09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8653356494645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7]+[.N97]" office:value-type="float" office:value="1572">
            <text:p>1572</text:p>
          </table:table-cell>
          <table:table-cell table:style-name="ce3" table:formula="of:=[.O97]/[.O$410]" office:value-type="float" office:value="2.31876993246654">
            <text:p>2.32</text:p>
          </table:table-cell>
          <table:table-cell table:formula="of:=[.D97]+[.H97]+[.L97]+[.P97]" office:value-type="float" office:value="13.780626220899">
            <text:p>13.78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8:.G98])&gt;0;[.B98];0)" office:value-type="float" office:value="67725">
            <text:p>67725</text:p>
          </table:table-cell>
          <table:table-cell table:style-name="ce3" table:formula="of:=[.C98]/[.C$410]" office:value-type="float" office:value="3.01920855338424">
            <text:p>3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08964477249241">
            <text:p>6.09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28653356494645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8]+[.N98]" office:value-type="float" office:value="1591">
            <text:p>1591</text:p>
          </table:table-cell>
          <table:table-cell table:style-name="ce3" table:formula="of:=[.O98]/[.O$410]" office:value-type="float" office:value="2.34679577770628">
            <text:p>2.35</text:p>
          </table:table-cell>
          <table:table-cell table:formula="of:=[.D98]+[.H98]+[.L98]+[.P98]" office:value-type="float" office:value="13.7421826685294">
            <text:p>13.74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9:.G99])&gt;0;[.B99];0)" office:value-type="float" office:value="206256">
            <text:p>206256</text:p>
          </table:table-cell>
          <table:table-cell table:style-name="ce3" table:formula="of:=[.C99]/[.C$410]" office:value-type="float" office:value="9.19497791637977">
            <text:p>9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9]*[.S$15]+[.F99]*[.S$19]+[.G99]*[.S$21]" office:value-type="float" office:value="1.63775772075247">
            <text:p>1.64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0">
            <text:p>0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0.22700288926629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9]+[.N99]" office:value-type="float" office:value="1793">
            <text:p>1793</text:p>
          </table:table-cell>
          <table:table-cell table:style-name="ce3" table:formula="of:=[.O99]/[.O$410]" office:value-type="float" office:value="2.64475476393926">
            <text:p>2.64</text:p>
          </table:table-cell>
          <table:table-cell table:formula="of:=[.D99]+[.H99]+[.L99]+[.P99]" office:value-type="float" office:value="13.7044932903378">
            <text:p>13.70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100:.G100])&gt;0;[.B100];0)" office:value-type="float" office:value="65829">
            <text:p>65829</text:p>
          </table:table-cell>
          <table:table-cell table:style-name="ce3" table:formula="of:=[.C100]/[.C$410]" office:value-type="float" office:value="2.93468408801375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08964477249241">
            <text:p>6.09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28653356494645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100]+[.N100]" office:value-type="float" office:value="1613">
            <text:p>1613</text:p>
          </table:table-cell>
          <table:table-cell table:style-name="ce3" table:formula="of:=[.O100]/[.O$410]" office:value-type="float" office:value="2.37924675640492">
            <text:p>2.38</text:p>
          </table:table-cell>
          <table:table-cell table:formula="of:=[.D100]+[.H100]+[.L100]+[.P100]" office:value-type="float" office:value="13.6901091818575">
            <text:p>13.69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1:.G101])&gt;0;[.B101];0)" office:value-type="float" office:value="60480">
            <text:p>60480</text:p>
          </table:table-cell>
          <table:table-cell table:style-name="ce3" table:formula="of:=[.C101]/[.C$410]" office:value-type="float" office:value="2.6962234523245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08964477249241">
            <text:p>6.09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8653356494645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1]+[.N101]" office:value-type="float" office:value="1759">
            <text:p>1759</text:p>
          </table:table-cell>
          <table:table-cell table:style-name="ce3" table:formula="of:=[.O101]/[.O$410]" office:value-type="float" office:value="2.59460325140499">
            <text:p>2.59</text:p>
          </table:table-cell>
          <table:table-cell table:formula="of:=[.D101]+[.H101]+[.L101]+[.P101]" office:value-type="float" office:value="13.6670050411684">
            <text:p>13.67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2:.G102])&gt;0;[.B102];0)" office:value-type="float" office:value="204085">
            <text:p>204085</text:p>
          </table:table-cell>
          <table:table-cell table:style-name="ce3" table:formula="of:=[.C102]/[.C$410]" office:value-type="float" office:value="9.09819383709742">
            <text:p>9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2]*[.S$15]+[.F102]*[.S$19]+[.G102]*[.S$21]" office:value-type="float" office:value="1.63775772075247">
            <text:p>1.64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0">
            <text:p>0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0.22700288926629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2]+[.N102]" office:value-type="float" office:value="1809">
            <text:p>1809</text:p>
          </table:table-cell>
          <table:table-cell table:style-name="ce3" table:formula="of:=[.O102]/[.O$410]" office:value-type="float" office:value="2.66835547572009">
            <text:p>2.67</text:p>
          </table:table-cell>
          <table:table-cell table:formula="of:=[.D102]+[.H102]+[.L102]+[.P102]" office:value-type="float" office:value="13.6313099228363">
            <text:p>13.63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3:.G103])&gt;0;[.B103];0)" office:value-type="float" office:value="76073">
            <text:p>76073</text:p>
          </table:table-cell>
          <table:table-cell table:style-name="ce3" table:formula="of:=[.C103]/[.C$410]" office:value-type="float" office:value="3.39136585133406">
            <text:p>3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08964477249241">
            <text:p>6.09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28653356494645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3]+[.N103]" office:value-type="float" office:value="1263">
            <text:p>1263</text:p>
          </table:table-cell>
          <table:table-cell table:style-name="ce3" table:formula="of:=[.O103]/[.O$410]" office:value-type="float" office:value="1.86298118619927">
            <text:p>1.86</text:p>
          </table:table-cell>
          <table:table-cell table:formula="of:=[.D103]+[.H103]+[.L103]+[.P103]" office:value-type="float" office:value="13.6305253749722">
            <text:p>13.63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4:.G104])&gt;0;[.B104];0)" office:value-type="float" office:value="112238">
            <text:p>112238</text:p>
          </table:table-cell>
          <table:table-cell table:style-name="ce3" table:formula="of:=[.C104]/[.C$410]" office:value-type="float" office:value="5.00361653177911">
            <text:p>5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08964477249241">
            <text:p>6.09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8653356494645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4]+[.N104]" office:value-type="float" office:value="128">
            <text:p>128</text:p>
          </table:table-cell>
          <table:table-cell table:style-name="ce3" table:formula="of:=[.O104]/[.O$410]" office:value-type="float" office:value="0.18880569424664">
            <text:p>0.19</text:p>
          </table:table-cell>
          <table:table-cell table:formula="of:=[.D104]+[.H104]+[.L104]+[.P104]" office:value-type="float" office:value="13.5686005634646">
            <text:p>13.57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5:.G105])&gt;0;[.B105];0)" office:value-type="float" office:value="73977">
            <text:p>73977</text:p>
          </table:table-cell>
          <table:table-cell table:style-name="ce3" table:formula="of:=[.C105]/[.C$410]" office:value-type="float" office:value="3.29792530311858">
            <text:p>3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08964477249241">
            <text:p>6.09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8653356494645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5]+[.N105]" office:value-type="float" office:value="1282">
            <text:p>1282</text:p>
          </table:table-cell>
          <table:table-cell table:style-name="ce3" table:formula="of:=[.O105]/[.O$410]" office:value-type="float" office:value="1.891007031439">
            <text:p>1.89</text:p>
          </table:table-cell>
          <table:table-cell table:formula="of:=[.D105]+[.H105]+[.L105]+[.P105]" office:value-type="float" office:value="13.5651106719964">
            <text:p>13.57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6:.G106])&gt;0;[.B106];0)" office:value-type="float" office:value="201960">
            <text:p>201960</text:p>
          </table:table-cell>
          <table:table-cell table:style-name="ce3" table:formula="of:=[.C106]/[.C$410]" office:value-type="float" office:value="9.00346045686942">
            <text:p>9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6]*[.S$15]+[.F106]*[.S$19]+[.G106]*[.S$21]" office:value-type="float" office:value="1.63775772075247">
            <text:p>1.64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0">
            <text:p>0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0.22700288926629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6]+[.N106]" office:value-type="float" office:value="1826">
            <text:p>1826</text:p>
          </table:table-cell>
          <table:table-cell table:style-name="ce3" table:formula="of:=[.O106]/[.O$410]" office:value-type="float" office:value="2.69343123198722">
            <text:p>2.69</text:p>
          </table:table-cell>
          <table:table-cell table:formula="of:=[.D106]+[.H106]+[.L106]+[.P106]" office:value-type="float" office:value="13.5616522988754">
            <text:p>13.56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7:.G107])&gt;0;[.B107];0)" office:value-type="float" office:value="134686">
            <text:p>134686</text:p>
          </table:table-cell>
          <table:table-cell table:style-name="ce3" table:formula="of:=[.C107]/[.C$410]" office:value-type="float" office:value="6.00435767030062">
            <text:p>6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45188705173994">
            <text:p>4.45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2.05953067568015">
            <text:p>2.06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7]+[.N107]" office:value-type="float" office:value="660">
            <text:p>660</text:p>
          </table:table-cell>
          <table:table-cell table:style-name="ce3" table:formula="of:=[.O107]/[.O$410]" office:value-type="float" office:value="0.973529360959236">
            <text:p>0.97</text:p>
          </table:table-cell>
          <table:table-cell table:formula="of:=[.D107]+[.H107]+[.L107]+[.P107]" office:value-type="float" office:value="13.48930475868">
            <text:p>13.49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8:.G108])&gt;0;[.B108];0)" office:value-type="float" office:value="71227">
            <text:p>71227</text:p>
          </table:table-cell>
          <table:table-cell table:style-name="ce3" table:formula="of:=[.C108]/[.C$410]" office:value-type="float" office:value="3.17532916399999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08964477249241">
            <text:p>6.09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8653356494645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8]+[.N108]" office:value-type="float" office:value="1302">
            <text:p>1302</text:p>
          </table:table-cell>
          <table:table-cell table:style-name="ce3" table:formula="of:=[.O108]/[.O$410]" office:value-type="float" office:value="1.92050792116504">
            <text:p>1.92</text:p>
          </table:table-cell>
          <table:table-cell table:formula="of:=[.D108]+[.H108]+[.L108]+[.P108]" office:value-type="float" office:value="13.4720154226039">
            <text:p>13.47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9:.G109])&gt;0;[.B109];0)" office:value-type="float" office:value="70440">
            <text:p>70440</text:p>
          </table:table-cell>
          <table:table-cell table:style-name="ce3" table:formula="of:=[.C109]/[.C$410]" office:value-type="float" office:value="3.14024437800496">
            <text:p>3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08964477249241">
            <text:p>6.09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28653356494645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9]+[.N109]" office:value-type="float" office:value="1322">
            <text:p>1322</text:p>
          </table:table-cell>
          <table:table-cell table:style-name="ce3" table:formula="of:=[.O109]/[.O$410]" office:value-type="float" office:value="1.95000881089108">
            <text:p>1.95</text:p>
          </table:table-cell>
          <table:table-cell table:formula="of:=[.D109]+[.H109]+[.L109]+[.P109]" office:value-type="float" office:value="13.4664315263349">
            <text:p>13.47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0:.G110])&gt;0;[.B110];0)" office:value-type="float" office:value="150114">
            <text:p>150114</text:p>
          </table:table-cell>
          <table:table-cell table:style-name="ce3" table:formula="of:=[.C110]/[.C$410]" office:value-type="float" office:value="6.69214430096304">
            <text:p>6.6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0]*[.S$15]+[.F110]*[.S$19]+[.G110]*[.S$21]" office:value-type="float" office:value="4.45188705173994">
            <text:p>4.45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0">
            <text:p>0</text:p>
          </table:table-cell>
          <table:table-cell table:style-name="ce3" table:formula="of:=[.I110]*[.I$411]+[.J110]*[.J$411]+[.K110]*[.K$411]" office:value-type="float" office:value="2.05953067568015">
            <text:p>2.06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0]+[.N110]" office:value-type="float" office:value="174">
            <text:p>174</text:p>
          </table:table-cell>
          <table:table-cell table:style-name="ce3" table:formula="of:=[.O110]/[.O$410]" office:value-type="float" office:value="0.256657740616526">
            <text:p>0.26</text:p>
          </table:table-cell>
          <table:table-cell table:formula="of:=[.D110]+[.H110]+[.L110]+[.P110]" office:value-type="float" office:value="13.4602197689997">
            <text:p>13.46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1:.G111])&gt;0;[.B111];0)" office:value-type="float" office:value="69225">
            <text:p>69225</text:p>
          </table:table-cell>
          <table:table-cell table:style-name="ce3" table:formula="of:=[.C111]/[.C$410]" office:value-type="float" office:value="3.0860791747216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08964477249241">
            <text:p>6.09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28653356494645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1]+[.N111]" office:value-type="float" office:value="1342">
            <text:p>1342</text:p>
          </table:table-cell>
          <table:table-cell table:style-name="ce3" table:formula="of:=[.O111]/[.O$410]" office:value-type="float" office:value="1.97950970061711">
            <text:p>1.98</text:p>
          </table:table-cell>
          <table:table-cell table:formula="of:=[.D111]+[.H111]+[.L111]+[.P111]" office:value-type="float" office:value="13.4417672127776">
            <text:p>13.44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2:.G112])&gt;0;[.B112];0)" office:value-type="float" office:value="197888">
            <text:p>197888</text:p>
          </table:table-cell>
          <table:table-cell table:style-name="ce3" table:formula="of:=[.C112]/[.C$410]" office:value-type="float" office:value="8.82192901014545">
            <text:p>8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2]*[.S$15]+[.F112]*[.S$19]+[.G112]*[.S$21]" office:value-type="float" office:value="1.63775772075247">
            <text:p>1.64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0">
            <text:p>0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0.22700288926629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2]+[.N112]" office:value-type="float" office:value="1842">
            <text:p>1842</text:p>
          </table:table-cell>
          <table:table-cell table:style-name="ce3" table:formula="of:=[.O112]/[.O$410]" office:value-type="float" office:value="2.71703194376805">
            <text:p>2.72</text:p>
          </table:table-cell>
          <table:table-cell table:formula="of:=[.D112]+[.H112]+[.L112]+[.P112]" office:value-type="float" office:value="13.4037215639323">
            <text:p>13.40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3:.G113])&gt;0;[.B113];0)" office:value-type="float" office:value="67346">
            <text:p>67346</text:p>
          </table:table-cell>
          <table:table-cell table:style-name="ce3" table:formula="of:=[.C113]/[.C$410]" office:value-type="float" office:value="3.00231257639299">
            <text:p>3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08964477249241">
            <text:p>6.09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8653356494645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3]+[.N113]" office:value-type="float" office:value="1363">
            <text:p>1363</text:p>
          </table:table-cell>
          <table:table-cell table:style-name="ce3" table:formula="of:=[.O113]/[.O$410]" office:value-type="float" office:value="2.01048563482945">
            <text:p>2.01</text:p>
          </table:table-cell>
          <table:table-cell table:formula="of:=[.D113]+[.H113]+[.L113]+[.P113]" office:value-type="float" office:value="13.3889765486613">
            <text:p>13.39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4:.G114])&gt;0;[.B114];0)" office:value-type="float" office:value="52551">
            <text:p>52551</text:p>
          </table:table-cell>
          <table:table-cell table:style-name="ce3" table:formula="of:=[.C114]/[.C$410]" office:value-type="float" office:value="2.34274534793496">
            <text:p>2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08964477249241">
            <text:p>6.09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8653356494645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4]+[.N114]" office:value-type="float" office:value="1792">
            <text:p>1792</text:p>
          </table:table-cell>
          <table:table-cell table:style-name="ce3" table:formula="of:=[.O114]/[.O$410]" office:value-type="float" office:value="2.64327971945296">
            <text:p>2.64</text:p>
          </table:table-cell>
          <table:table-cell table:formula="of:=[.D114]+[.H114]+[.L114]+[.P114]" office:value-type="float" office:value="13.3622034048268">
            <text:p>13.36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5:.G115])&gt;0;[.B115];0)" office:value-type="float" office:value="58937">
            <text:p>58937</text:p>
          </table:table-cell>
          <table:table-cell table:style-name="ce3" table:formula="of:=[.C115]/[.C$410]" office:value-type="float" office:value="2.62743587317544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08964477249241">
            <text:p>6.09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8653356494645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5]+[.N115]" office:value-type="float" office:value="1573">
            <text:p>1573</text:p>
          </table:table-cell>
          <table:table-cell table:style-name="ce3" table:formula="of:=[.O115]/[.O$410]" office:value-type="float" office:value="2.32024497695285">
            <text:p>2.32</text:p>
          </table:table-cell>
          <table:table-cell table:formula="of:=[.D115]+[.H115]+[.L115]+[.P115]" office:value-type="float" office:value="13.3238591875672">
            <text:p>13.32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6:.G116])&gt;0;[.B116];0)" office:value-type="float" office:value="64566">
            <text:p>64566</text:p>
          </table:table-cell>
          <table:table-cell table:style-name="ce3" table:formula="of:=[.C116]/[.C$410]" office:value-type="float" office:value="2.87837902484765">
            <text:p>2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08964477249241">
            <text:p>6.09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8653356494645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6]+[.N116]" office:value-type="float" office:value="1384">
            <text:p>1384</text:p>
          </table:table-cell>
          <table:table-cell table:style-name="ce3" table:formula="of:=[.O116]/[.O$410]" office:value-type="float" office:value="2.04146156904179">
            <text:p>2.04</text:p>
          </table:table-cell>
          <table:table-cell table:formula="of:=[.D116]+[.H116]+[.L116]+[.P116]" office:value-type="float" office:value="13.2960189313283">
            <text:p>13.30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7:.G117])&gt;0;[.B117];0)" office:value-type="float" office:value="146420">
            <text:p>146420</text:p>
          </table:table-cell>
          <table:table-cell table:style-name="ce3" table:formula="of:=[.C117]/[.C$410]" office:value-type="float" office:value="6.5274642508161">
            <text:p>6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45188705173994">
            <text:p>4.45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7]+[.N117]" office:value-type="float" office:value="174">
            <text:p>174</text:p>
          </table:table-cell>
          <table:table-cell table:style-name="ce3" table:formula="of:=[.O117]/[.O$410]" office:value-type="float" office:value="0.256657740616526">
            <text:p>0.26</text:p>
          </table:table-cell>
          <table:table-cell table:formula="of:=[.D117]+[.H117]+[.L117]+[.P117]" office:value-type="float" office:value="13.2955397188527">
            <text:p>13.30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8:.G118])&gt;0;[.B118];0)" office:value-type="float" office:value="63415">
            <text:p>63415</text:p>
          </table:table-cell>
          <table:table-cell table:style-name="ce3" table:formula="of:=[.C118]/[.C$410]" office:value-type="float" office:value="2.82706696807474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8]*[.S$15]+[.F118]*[.S$19]+[.G118]*[.S$21]" office:value-type="float" office:value="6.08964477249241">
            <text:p>6.09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2.28653356494645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8]+[.N118]" office:value-type="float" office:value="1405">
            <text:p>1405</text:p>
          </table:table-cell>
          <table:table-cell table:style-name="ce3" table:formula="of:=[.O118]/[.O$410]" office:value-type="float" office:value="2.07243750325413">
            <text:p>2.07</text:p>
          </table:table-cell>
          <table:table-cell table:formula="of:=[.D118]+[.H118]+[.L118]+[.P118]" office:value-type="float" office:value="13.2756828087677">
            <text:p>13.28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9:.G119])&gt;0;[.B119];0)" office:value-type="float" office:value="146830">
            <text:p>146830</text:p>
          </table:table-cell>
          <table:table-cell table:style-name="ce3" table:formula="of:=[.C119]/[.C$410]" office:value-type="float" office:value="6.54574222064833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9]*[.S$15]+[.F119]*[.S$19]+[.G119]*[.S$21]" office:value-type="float" office:value="4.45188705173994">
            <text:p>4.45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0">
            <text:p>0</text:p>
          </table:table-cell>
          <table:table-cell table:style-name="ce3" table:formula="of:=[.I119]*[.I$411]+[.J119]*[.J$411]+[.K119]*[.K$411]" office:value-type="float" office:value="2.05953067568015">
            <text:p>2.06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9]+[.N119]" office:value-type="float" office:value="110">
            <text:p>110</text:p>
          </table:table-cell>
          <table:table-cell table:style-name="ce3" table:formula="of:=[.O119]/[.O$410]" office:value-type="float" office:value="0.162254893493206">
            <text:p>0.16</text:p>
          </table:table-cell>
          <table:table-cell table:formula="of:=[.D119]+[.H119]+[.L119]+[.P119]" office:value-type="float" office:value="13.2194148415616">
            <text:p>13.22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0:.G120])&gt;0;[.B120];0)" office:value-type="float" office:value="97987">
            <text:p>97987</text:p>
          </table:table-cell>
          <table:table-cell table:style-name="ce3" table:formula="of:=[.C120]/[.C$410]" office:value-type="float" office:value="4.36830104865946">
            <text:p>4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0]*[.S$15]+[.F120]*[.S$19]+[.G120]*[.S$21]" office:value-type="float" office:value="6.08964477249241">
            <text:p>6.09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2.28653356494645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0]+[.N120]" office:value-type="float" office:value="308">
            <text:p>308</text:p>
          </table:table-cell>
          <table:table-cell table:style-name="ce3" table:formula="of:=[.O120]/[.O$410]" office:value-type="float" office:value="0.454313701780977">
            <text:p>0.45</text:p>
          </table:table-cell>
          <table:table-cell table:formula="of:=[.D120]+[.H120]+[.L120]+[.P120]" office:value-type="float" office:value="13.1987930878793">
            <text:p>13.20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1:.G121])&gt;0;[.B121];0)" office:value-type="float" office:value="59215">
            <text:p>59215</text:p>
          </table:table-cell>
          <table:table-cell table:style-name="ce3" table:formula="of:=[.C121]/[.C$410]" office:value-type="float" office:value="2.63982922832998">
            <text:p>2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3775772075247">
            <text:p>1.64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2700288926629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121]+[.N121]" office:value-type="float" office:value="5876">
            <text:p>5876</text:p>
          </table:table-cell>
          <table:table-cell table:style-name="ce3" table:formula="of:=[.O121]/[.O$410]" office:value-type="float" office:value="8.66736140150981">
            <text:p>8.67</text:p>
          </table:table-cell>
          <table:table-cell table:formula="of:=[.D121]+[.H121]+[.L121]+[.P121]" office:value-type="float" office:value="13.1719512398586">
            <text:p>13.17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2:.G122])&gt;0;[.B122];0)" office:value-type="float" office:value="192060">
            <text:p>192060</text:p>
          </table:table-cell>
          <table:table-cell table:style-name="ce3" table:formula="of:=[.C122]/[.C$410]" office:value-type="float" office:value="8.56211435604248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3775772075247">
            <text:p>1.64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2700288926629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2]+[.N122]" office:value-type="float" office:value="1859">
            <text:p>1859</text:p>
          </table:table-cell>
          <table:table-cell table:style-name="ce3" table:formula="of:=[.O122]/[.O$410]" office:value-type="float" office:value="2.74210770003518">
            <text:p>2.74</text:p>
          </table:table-cell>
          <table:table-cell table:formula="of:=[.D122]+[.H122]+[.L122]+[.P122]" office:value-type="float" office:value="13.1689826660964">
            <text:p>13.17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3:.G123])&gt;0;[.B123];0)" office:value-type="float" office:value="191455">
            <text:p>191455</text:p>
          </table:table-cell>
          <table:table-cell table:style-name="ce3" table:formula="of:=[.C123]/[.C$410]" office:value-type="float" office:value="8.53514320543639">
            <text:p>8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3775772075247">
            <text:p>1.64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700288926629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3]+[.N123]" office:value-type="float" office:value="1875">
            <text:p>1875</text:p>
          </table:table-cell>
          <table:table-cell table:style-name="ce3" table:formula="of:=[.O123]/[.O$410]" office:value-type="float" office:value="2.76570841181601">
            <text:p>2.77</text:p>
          </table:table-cell>
          <table:table-cell table:formula="of:=[.D123]+[.H123]+[.L123]+[.P123]" office:value-type="float" office:value="13.1656122272712">
            <text:p>13.17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4:.G124])&gt;0;[.B124];0)" office:value-type="float" office:value="190852">
            <text:p>190852</text:p>
          </table:table-cell>
          <table:table-cell table:style-name="ce3" table:formula="of:=[.C124]/[.C$410]" office:value-type="float" office:value="8.50826121565875">
            <text:p>8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3775772075247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00288926629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4]+[.N124]" office:value-type="float" office:value="1892">
            <text:p>1892</text:p>
          </table:table-cell>
          <table:table-cell table:style-name="ce3" table:formula="of:=[.O124]/[.O$410]" office:value-type="float" office:value="2.79078416808314">
            <text:p>2.79</text:p>
          </table:table-cell>
          <table:table-cell table:formula="of:=[.D124]+[.H124]+[.L124]+[.P124]" office:value-type="float" office:value="13.1638059937607">
            <text:p>13.16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5:.G125])&gt;0;[.B125];0)" office:value-type="float" office:value="145884">
            <text:p>145884</text:p>
          </table:table-cell>
          <table:table-cell table:style-name="ce3" table:formula="of:=[.C125]/[.C$410]" office:value-type="float" office:value="6.50356914879153">
            <text:p>6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5]*[.S$15]+[.F125]*[.S$19]+[.G125]*[.S$21]" office:value-type="float" office:value="4.45188705173994">
            <text:p>4.45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0">
            <text:p>0</text:p>
          </table:table-cell>
          <table:table-cell table:style-name="ce3" table:formula="of:=[.I125]*[.I$411]+[.J125]*[.J$411]+[.K125]*[.K$411]" office:value-type="float" office:value="2.05953067568015">
            <text:p>2.06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5]+[.N125]" office:value-type="float" office:value="66">
            <text:p>66</text:p>
          </table:table-cell>
          <table:table-cell table:style-name="ce3" table:formula="of:=[.O125]/[.O$410]" office:value-type="float" office:value="0.0973529360959236">
            <text:p>0.10</text:p>
          </table:table-cell>
          <table:table-cell table:formula="of:=[.D125]+[.H125]+[.L125]+[.P125]" office:value-type="float" office:value="13.1123398123075">
            <text:p>13.11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6:.G126])&gt;0;[.B126];0)" office:value-type="float" office:value="104166">
            <text:p>104166</text:p>
          </table:table-cell>
          <table:table-cell table:style-name="ce3" table:formula="of:=[.C126]/[.C$410]" office:value-type="float" office:value="4.64376342815538">
            <text:p>4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6]*[.S$15]+[.F126]*[.S$19]+[.G126]*[.S$21]" office:value-type="float" office:value="6.08964477249241">
            <text:p>6.09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2.28653356494645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6]+[.N126]" office:value-type="float" office:value="10">
            <text:p>10</text:p>
          </table:table-cell>
          <table:table-cell table:style-name="ce3" table:formula="of:=[.O126]/[.O$410]" office:value-type="float" office:value="0.0147504448630187">
            <text:p>0.01</text:p>
          </table:table-cell>
          <table:table-cell table:formula="of:=[.D126]+[.H126]+[.L126]+[.P126]" office:value-type="float" office:value="13.0346922104573">
            <text:p>13.03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7:.G127])&gt;0;[.B127];0)" office:value-type="float" office:value="185994">
            <text:p>185994</text:p>
          </table:table-cell>
          <table:table-cell table:style-name="ce3" table:formula="of:=[.C127]/[.C$410]" office:value-type="float" office:value="8.29168956335398">
            <text:p>8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3775772075247">
            <text:p>1.64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700288926629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7]+[.N127]" office:value-type="float" office:value="1929">
            <text:p>1929</text:p>
          </table:table-cell>
          <table:table-cell table:style-name="ce3" table:formula="of:=[.O127]/[.O$410]" office:value-type="float" office:value="2.84536081407631">
            <text:p>2.85</text:p>
          </table:table-cell>
          <table:table-cell table:formula="of:=[.D127]+[.H127]+[.L127]+[.P127]" office:value-type="float" office:value="13.0018109874491">
            <text:p>13.00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8:.G128])&gt;0;[.B128];0)" office:value-type="float" office:value="184401">
            <text:p>184401</text:p>
          </table:table-cell>
          <table:table-cell table:style-name="ce3" table:formula="of:=[.C128]/[.C$410]" office:value-type="float" office:value="8.22067296349365">
            <text:p>8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3775772075247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00288926629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8]+[.N128]" office:value-type="float" office:value="1946">
            <text:p>1946</text:p>
          </table:table-cell>
          <table:table-cell table:style-name="ce3" table:formula="of:=[.O128]/[.O$410]" office:value-type="float" office:value="2.87043657034345">
            <text:p>2.87</text:p>
          </table:table-cell>
          <table:table-cell table:formula="of:=[.D128]+[.H128]+[.L128]+[.P128]" office:value-type="float" office:value="12.9558701438559">
            <text:p>12.96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129:.G129])&gt;0;[.B129];0)" office:value-type="float" office:value="52443">
            <text:p>52443</text:p>
          </table:table-cell>
          <table:table-cell table:style-name="ce3" table:formula="of:=[.C129]/[.C$410]" office:value-type="float" office:value="2.33793066319867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3775772075247">
            <text:p>1.64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7002889266298">
            <text:p>0.23</text:p>
          </table:table-cell>
          <table:table-cell table:style-name="ce6" office:value-type="float" office:value="56">
            <text:p>56</text:p>
          </table:table-cell>
          <table:table-cell table:formula="of:=[.$T$1]" office:value-type="float" office:value="5826">
            <text:p>5826</text:p>
          </table:table-cell>
          <table:table-cell table:formula="of:=[.M129]+[.N129]" office:value-type="float" office:value="5882">
            <text:p>5882</text:p>
          </table:table-cell>
          <table:table-cell table:style-name="ce3" table:formula="of:=[.O129]/[.O$410]" office:value-type="float" office:value="8.67621166842762">
            <text:p>8.68</text:p>
          </table:table-cell>
          <table:table-cell table:formula="of:=[.D129]+[.H129]+[.L129]+[.P129]" office:value-type="float" office:value="12.8789029416451">
            <text:p>12.88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30:.G130])&gt;0;[.B130];0)" office:value-type="float" office:value="181934">
            <text:p>181934</text:p>
          </table:table-cell>
          <table:table-cell table:style-name="ce3" table:formula="of:=[.C130]/[.C$410]" office:value-type="float" office:value="8.11069308160072">
            <text:p>8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0]*[.S$15]+[.F130]*[.S$19]+[.G130]*[.S$21]" office:value-type="float" office:value="1.63775772075247">
            <text:p>1.64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0">
            <text:p>0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0.22700288926629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30]+[.N130]" office:value-type="float" office:value="1963">
            <text:p>1963</text:p>
          </table:table-cell>
          <table:table-cell table:style-name="ce3" table:formula="of:=[.O130]/[.O$410]" office:value-type="float" office:value="2.89551232661058">
            <text:p>2.90</text:p>
          </table:table-cell>
          <table:table-cell table:formula="of:=[.D130]+[.H130]+[.L130]+[.P130]" office:value-type="float" office:value="12.8709660182301">
            <text:p>12.87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1:.G131])&gt;0;[.B131];0)" office:value-type="float" office:value="97027">
            <text:p>97027</text:p>
          </table:table-cell>
          <table:table-cell table:style-name="ce3" table:formula="of:=[.C131]/[.C$410]" office:value-type="float" office:value="4.32550385100351">
            <text:p>4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08964477249241">
            <text:p>6.09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8653356494645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1]+[.N131]" office:value-type="float" office:value="11">
            <text:p>11</text:p>
          </table:table-cell>
          <table:table-cell table:style-name="ce3" table:formula="of:=[.O131]/[.O$410]" office:value-type="float" office:value="0.0162254893493206">
            <text:p>0.02</text:p>
          </table:table-cell>
          <table:table-cell table:formula="of:=[.D131]+[.H131]+[.L131]+[.P131]" office:value-type="float" office:value="12.7179076777917">
            <text:p>12.72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2:.G132])&gt;0;[.B132];0)" office:value-type="float" office:value="126962">
            <text:p>126962</text:p>
          </table:table-cell>
          <table:table-cell table:style-name="ce3" table:formula="of:=[.C132]/[.C$410]" office:value-type="float" office:value="5.66001855082717">
            <text:p>5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45188705173994">
            <text:p>4.45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2]+[.N132]" office:value-type="float" office:value="174">
            <text:p>174</text:p>
          </table:table-cell>
          <table:table-cell table:style-name="ce3" table:formula="of:=[.O132]/[.O$410]" office:value-type="float" office:value="0.256657740616526">
            <text:p>0.26</text:p>
          </table:table-cell>
          <table:table-cell table:formula="of:=[.D132]+[.H132]+[.L132]+[.P132]" office:value-type="float" office:value="12.4280940188638">
            <text:p>12.43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3:.G133])&gt;0;[.B133];0)" office:value-type="float" office:value="86673">
            <text:p>86673</text:p>
          </table:table-cell>
          <table:table-cell table:style-name="ce3" table:formula="of:=[.C133]/[.C$410]" office:value-type="float" office:value="3.86391824211845">
            <text:p>3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08964477249241">
            <text:p>6.09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8653356494645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3]+[.N133]" office:value-type="float" office:value="65">
            <text:p>65</text:p>
          </table:table-cell>
          <table:table-cell table:style-name="ce3" table:formula="of:=[.O133]/[.O$410]" office:value-type="float" office:value="0.0958778916096218">
            <text:p>0.10</text:p>
          </table:table-cell>
          <table:table-cell table:formula="of:=[.D133]+[.H133]+[.L133]+[.P133]" office:value-type="float" office:value="12.3359744711669">
            <text:p>12.34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4:.G134])&gt;0;[.B134];0)" office:value-type="float" office:value="127407">
            <text:p>127407</text:p>
          </table:table-cell>
          <table:table-cell table:style-name="ce3" table:formula="of:=[.C134]/[.C$410]" office:value-type="float" office:value="5.67985683515727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5188705173994">
            <text:p>4.45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2.05953067568015">
            <text:p>2.06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4]+[.N134]" office:value-type="float" office:value="75">
            <text:p>75</text:p>
          </table:table-cell>
          <table:table-cell table:style-name="ce3" table:formula="of:=[.O134]/[.O$410]" office:value-type="float" office:value="0.11062833647264">
            <text:p>0.11</text:p>
          </table:table-cell>
          <table:table-cell table:formula="of:=[.D134]+[.H134]+[.L134]+[.P134]" office:value-type="float" office:value="12.30190289905">
            <text:p>12.30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5:.G135])&gt;0;[.B135];0)" office:value-type="float" office:value="35665">
            <text:p>35665</text:p>
          </table:table-cell>
          <table:table-cell table:style-name="ce3" table:formula="of:=[.C135]/[.C$410]" office:value-type="float" office:value="1.58996047333258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5]*[.S$15]+[.F135]*[.S$19]+[.G135]*[.S$21]" office:value-type="float" office:value="6.08964477249241">
            <text:p>6.09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8653356494645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5]+[.N135]" office:value-type="float" office:value="1566">
            <text:p>1566</text:p>
          </table:table-cell>
          <table:table-cell table:style-name="ce3" table:formula="of:=[.O135]/[.O$410]" office:value-type="float" office:value="2.30991966554873">
            <text:p>2.31</text:p>
          </table:table-cell>
          <table:table-cell table:formula="of:=[.D135]+[.H135]+[.L135]+[.P135]" office:value-type="float" office:value="12.2760584763202">
            <text:p>12.28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6:.G136])&gt;0;[.B136];0)" office:value-type="float" office:value="78159">
            <text:p>78159</text:p>
          </table:table-cell>
          <table:table-cell table:style-name="ce3" table:formula="of:=[.C136]/[.C$410]" office:value-type="float" office:value="3.48436059540729">
            <text:p>3.48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6]*[.S$15]+[.F136]*[.S$19]+[.G136]*[.S$21]" office:value-type="float" office:value="6.08964477249241">
            <text:p>6.09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28653356494645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6]+[.N136]" office:value-type="float" office:value="270">
            <text:p>270</text:p>
          </table:table-cell>
          <table:table-cell table:style-name="ce3" table:formula="of:=[.O136]/[.O$410]" office:value-type="float" office:value="0.398262011301506">
            <text:p>0.40</text:p>
          </table:table-cell>
          <table:table-cell table:formula="of:=[.D136]+[.H136]+[.L136]+[.P136]" office:value-type="float" office:value="12.2588009441477">
            <text:p>12.26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7:.G137])&gt;0;[.B137];0)" office:value-type="float" office:value="122889">
            <text:p>122889</text:p>
          </table:table-cell>
          <table:table-cell table:style-name="ce3" table:formula="of:=[.C137]/[.C$410]" office:value-type="float" office:value="5.47844252368898">
            <text:p>5.4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7]*[.S$15]+[.F137]*[.S$19]+[.G137]*[.S$21]" office:value-type="float" office:value="4.45188705173994">
            <text:p>4.45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0">
            <text:p>0</text:p>
          </table:table-cell>
          <table:table-cell table:style-name="ce3" table:formula="of:=[.I137]*[.I$411]+[.J137]*[.J$411]+[.K137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7]+[.N137]" office:value-type="float" office:value="174">
            <text:p>174</text:p>
          </table:table-cell>
          <table:table-cell table:style-name="ce3" table:formula="of:=[.O137]/[.O$410]" office:value-type="float" office:value="0.256657740616526">
            <text:p>0.26</text:p>
          </table:table-cell>
          <table:table-cell table:formula="of:=[.D137]+[.H137]+[.L137]+[.P137]" office:value-type="float" office:value="12.2465179917256">
            <text:p>12.25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8:.G138])&gt;0;[.B138];0)" office:value-type="float" office:value="59690">
            <text:p>59690</text:p>
          </table:table-cell>
          <table:table-cell table:style-name="ce3" table:formula="of:=[.C138]/[.C$410]" office:value-type="float" office:value="2.66100492508683">
            <text:p>2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8]*[.S$15]+[.F138]*[.S$19]+[.G138]*[.S$21]" office:value-type="float" office:value="6.08964477249241">
            <text:p>6.09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1">
            <text:p>1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2.28653356494645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8]+[.N138]" office:value-type="float" office:value="809">
            <text:p>809</text:p>
          </table:table-cell>
          <table:table-cell table:style-name="ce3" table:formula="of:=[.O138]/[.O$410]" office:value-type="float" office:value="1.19331098941822">
            <text:p>1.19</text:p>
          </table:table-cell>
          <table:table-cell table:formula="of:=[.D138]+[.H138]+[.L138]+[.P138]" office:value-type="float" office:value="12.2304942519439">
            <text:p>12.23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9:.G139])&gt;0;[.B139];0)" office:value-type="float" office:value="160445">
            <text:p>160445</text:p>
          </table:table-cell>
          <table:table-cell table:style-name="ce3" table:formula="of:=[.C139]/[.C$410]" office:value-type="float" office:value="7.15270456032092">
            <text:p>7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3775772075247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00288926629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9]+[.N139]" office:value-type="float" office:value="2034">
            <text:p>2034</text:p>
          </table:table-cell>
          <table:table-cell table:style-name="ce3" table:formula="of:=[.O139]/[.O$410]" office:value-type="float" office:value="3.00024048513801">
            <text:p>3.00</text:p>
          </table:table-cell>
          <table:table-cell table:formula="of:=[.D139]+[.H139]+[.L139]+[.P139]" office:value-type="float" office:value="12.0177056554777">
            <text:p>12.02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40:.G140])&gt;0;[.B140];0)" office:value-type="float" office:value="159494">
            <text:p>159494</text:p>
          </table:table-cell>
          <table:table-cell table:style-name="ce3" table:formula="of:=[.C140]/[.C$410]" office:value-type="float" office:value="7.110308586393">
            <text:p>7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3775772075247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00288926629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40]+[.N140]" office:value-type="float" office:value="2051">
            <text:p>2051</text:p>
          </table:table-cell>
          <table:table-cell table:style-name="ce3" table:formula="of:=[.O140]/[.O$410]" office:value-type="float" office:value="3.02531624140514">
            <text:p>3.03</text:p>
          </table:table-cell>
          <table:table-cell table:formula="of:=[.D140]+[.H140]+[.L140]+[.P140]" office:value-type="float" office:value="12.0003854378169">
            <text:p>12.00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1:.G141])&gt;0;[.B141];0)" office:value-type="float" office:value="158042">
            <text:p>158042</text:p>
          </table:table-cell>
          <table:table-cell table:style-name="ce3" table:formula="of:=[.C141]/[.C$410]" office:value-type="float" office:value="7.04557782493839">
            <text:p>7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3775772075247">
            <text:p>1.64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700288926629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1]+[.N141]" office:value-type="float" office:value="2068">
            <text:p>2068</text:p>
          </table:table-cell>
          <table:table-cell table:style-name="ce3" table:formula="of:=[.O141]/[.O$410]" office:value-type="float" office:value="3.05039199767227">
            <text:p>3.05</text:p>
          </table:table-cell>
          <table:table-cell table:formula="of:=[.D141]+[.H141]+[.L141]+[.P141]" office:value-type="float" office:value="11.9607304326294">
            <text:p>11.96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2:.G142])&gt;0;[.B142];0)" office:value-type="float" office:value="65930">
            <text:p>65930</text:p>
          </table:table-cell>
          <table:table-cell table:style-name="ce3" table:formula="of:=[.C142]/[.C$410]" office:value-type="float" office:value="2.93918670985047">
            <text:p>2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3775772075247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00288926629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2]+[.N142]" office:value-type="float" office:value="4764">
            <text:p>4764</text:p>
          </table:table-cell>
          <table:table-cell table:style-name="ce3" table:formula="of:=[.O142]/[.O$410]" office:value-type="float" office:value="7.02711193274212">
            <text:p>7.03</text:p>
          </table:table-cell>
          <table:table-cell table:formula="of:=[.D142]+[.H142]+[.L142]+[.P142]" office:value-type="float" office:value="11.8310592526114">
            <text:p>11.83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3:.G143])&gt;0;[.B143];0)" office:value-type="float" office:value="62864">
            <text:p>62864</text:p>
          </table:table-cell>
          <table:table-cell table:style-name="ce3" table:formula="of:=[.C143]/[.C$410]" office:value-type="float" office:value="2.80250315983679">
            <text:p>2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3775772075247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00288926629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3]+[.N143]" office:value-type="float" office:value="4851">
            <text:p>4851</text:p>
          </table:table-cell>
          <table:table-cell table:style-name="ce3" table:formula="of:=[.O143]/[.O$410]" office:value-type="float" office:value="7.15544080305039">
            <text:p>7.16</text:p>
          </table:table-cell>
          <table:table-cell table:formula="of:=[.D143]+[.H143]+[.L143]+[.P143]" office:value-type="float" office:value="11.8227045729059">
            <text:p>11.82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4:.G144])&gt;0;[.B144];0)" office:value-type="float" office:value="63016">
            <text:p>63016</text:p>
          </table:table-cell>
          <table:table-cell table:style-name="ce3" table:formula="of:=[.C144]/[.C$410]" office:value-type="float" office:value="2.8092793827989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3775772075247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00288926629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4]+[.N144]" office:value-type="float" office:value="4829">
            <text:p>4829</text:p>
          </table:table-cell>
          <table:table-cell table:style-name="ce3" table:formula="of:=[.O144]/[.O$410]" office:value-type="float" office:value="7.12298982435175">
            <text:p>7.12</text:p>
          </table:table-cell>
          <table:table-cell table:formula="of:=[.D144]+[.H144]+[.L144]+[.P144]" office:value-type="float" office:value="11.7970298171695">
            <text:p>11.80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5:.G145])&gt;0;[.B145];0)" office:value-type="float" office:value="64416">
            <text:p>64416</text:p>
          </table:table-cell>
          <table:table-cell table:style-name="ce3" table:formula="of:=[.C145]/[.C$410]" office:value-type="float" office:value="2.87169196271391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3775772075247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00288926629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5]+[.N145]" office:value-type="float" office:value="4786">
            <text:p>4786</text:p>
          </table:table-cell>
          <table:table-cell table:style-name="ce3" table:formula="of:=[.O145]/[.O$410]" office:value-type="float" office:value="7.05956291144077">
            <text:p>7.06</text:p>
          </table:table-cell>
          <table:table-cell table:formula="of:=[.D145]+[.H145]+[.L145]+[.P145]" office:value-type="float" office:value="11.7960154841734">
            <text:p>11.80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6:.G146])&gt;0;[.B146];0)" office:value-type="float" office:value="55638">
            <text:p>55638</text:p>
          </table:table-cell>
          <table:table-cell table:style-name="ce3" table:formula="of:=[.C146]/[.C$410]" office:value-type="float" office:value="2.48036508664736">
            <text:p>2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3775772075247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00288926629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6]+[.N146]" office:value-type="float" office:value="5048">
            <text:p>5048</text:p>
          </table:table-cell>
          <table:table-cell table:style-name="ce3" table:formula="of:=[.O146]/[.O$410]" office:value-type="float" office:value="7.44602456685186">
            <text:p>7.45</text:p>
          </table:table-cell>
          <table:table-cell table:formula="of:=[.D146]+[.H146]+[.L146]+[.P146]" office:value-type="float" office:value="11.791150263518">
            <text:p>11.79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7:.G147])&gt;0;[.B147];0)" office:value-type="float" office:value="63471">
            <text:p>63471</text:p>
          </table:table-cell>
          <table:table-cell table:style-name="ce3" table:formula="of:=[.C147]/[.C$410]" office:value-type="float" office:value="2.82956347127133">
            <text:p>2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3775772075247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00288926629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7]+[.N147]" office:value-type="float" office:value="4807">
            <text:p>4807</text:p>
          </table:table-cell>
          <table:table-cell table:style-name="ce3" table:formula="of:=[.O147]/[.O$410]" office:value-type="float" office:value="7.0905388456531">
            <text:p>7.09</text:p>
          </table:table-cell>
          <table:table-cell table:formula="of:=[.D147]+[.H147]+[.L147]+[.P147]" office:value-type="float" office:value="11.7848629269432">
            <text:p>11.78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8:.G148])&gt;0;[.B148];0)" office:value-type="float" office:value="61210">
            <text:p>61210</text:p>
          </table:table-cell>
          <table:table-cell table:style-name="ce3" table:formula="of:=[.C148]/[.C$410]" office:value-type="float" office:value="2.72876715470874">
            <text:p>2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3775772075247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00288926629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8]+[.N148]" office:value-type="float" office:value="4873">
            <text:p>4873</text:p>
          </table:table-cell>
          <table:table-cell table:style-name="ce3" table:formula="of:=[.O148]/[.O$410]" office:value-type="float" office:value="7.18789178174903">
            <text:p>7.19</text:p>
          </table:table-cell>
          <table:table-cell table:formula="of:=[.D148]+[.H148]+[.L148]+[.P148]" office:value-type="float" office:value="11.7814195464765">
            <text:p>11.78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9:.G149])&gt;0;[.B149];0)" office:value-type="float" office:value="59746">
            <text:p>59746</text:p>
          </table:table-cell>
          <table:table-cell table:style-name="ce3" table:formula="of:=[.C149]/[.C$410]" office:value-type="float" office:value="2.66350142828342">
            <text:p>2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3775772075247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00288926629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9]+[.N149]" office:value-type="float" office:value="4916">
            <text:p>4916</text:p>
          </table:table-cell>
          <table:table-cell table:style-name="ce3" table:formula="of:=[.O149]/[.O$410]" office:value-type="float" office:value="7.25131869466001">
            <text:p>7.25</text:p>
          </table:table-cell>
          <table:table-cell table:formula="of:=[.D149]+[.H149]+[.L149]+[.P149]" office:value-type="float" office:value="11.7795807329622">
            <text:p>11.78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0:.G150])&gt;0;[.B150];0)" office:value-type="float" office:value="66170">
            <text:p>66170</text:p>
          </table:table-cell>
          <table:table-cell table:style-name="ce3" table:formula="of:=[.C150]/[.C$410]" office:value-type="float" office:value="2.94988600926445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3775772075247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00288926629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0]+[.N150]" office:value-type="float" office:value="4721">
            <text:p>4721</text:p>
          </table:table-cell>
          <table:table-cell table:style-name="ce3" table:formula="of:=[.O150]/[.O$410]" office:value-type="float" office:value="6.96368501983114">
            <text:p>6.96</text:p>
          </table:table-cell>
          <table:table-cell table:formula="of:=[.D150]+[.H150]+[.L150]+[.P150]" office:value-type="float" office:value="11.7783316391144">
            <text:p>11.78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1:.G151])&gt;0;[.B151];0)" office:value-type="float" office:value="56710">
            <text:p>56710</text:p>
          </table:table-cell>
          <table:table-cell table:style-name="ce3" table:formula="of:=[.C151]/[.C$410]" office:value-type="float" office:value="2.5281552906965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3775772075247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00288926629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1]+[.N151]" office:value-type="float" office:value="5004">
            <text:p>5004</text:p>
          </table:table-cell>
          <table:table-cell table:style-name="ce3" table:formula="of:=[.O151]/[.O$410]" office:value-type="float" office:value="7.38112260945457">
            <text:p>7.38</text:p>
          </table:table-cell>
          <table:table-cell table:formula="of:=[.D151]+[.H151]+[.L151]+[.P151]" office:value-type="float" office:value="11.7740385101698">
            <text:p>11.77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2:.G152])&gt;0;[.B152];0)" office:value-type="float" office:value="51444">
            <text:p>51444</text:p>
          </table:table-cell>
          <table:table-cell table:style-name="ce3" table:formula="of:=[.C152]/[.C$410]" office:value-type="float" office:value="2.29339482938795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3775772075247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00288926629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2]+[.N152]" office:value-type="float" office:value="5159">
            <text:p>5159</text:p>
          </table:table-cell>
          <table:table-cell table:style-name="ce3" table:formula="of:=[.O152]/[.O$410]" office:value-type="float" office:value="7.60975450483136">
            <text:p>7.61</text:p>
          </table:table-cell>
          <table:table-cell table:formula="of:=[.D152]+[.H152]+[.L152]+[.P152]" office:value-type="float" office:value="11.7679099442381">
            <text:p>11.77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3:.G153])&gt;0;[.B153];0)" office:value-type="float" office:value="52121">
            <text:p>52121</text:p>
          </table:table-cell>
          <table:table-cell table:style-name="ce3" table:formula="of:=[.C153]/[.C$410]" office:value-type="float" office:value="2.32357576981824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3775772075247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00288926629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3]+[.N153]" office:value-type="float" office:value="5137">
            <text:p>5137</text:p>
          </table:table-cell>
          <table:table-cell table:style-name="ce3" table:formula="of:=[.O153]/[.O$410]" office:value-type="float" office:value="7.57730352613272">
            <text:p>7.58</text:p>
          </table:table-cell>
          <table:table-cell table:formula="of:=[.D153]+[.H153]+[.L153]+[.P153]" office:value-type="float" office:value="11.7656399059697">
            <text:p>11.77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4:.G154])&gt;0;[.B154];0)" office:value-type="float" office:value="57187">
            <text:p>57187</text:p>
          </table:table-cell>
          <table:table-cell table:style-name="ce3" table:formula="of:=[.C154]/[.C$410]" office:value-type="float" office:value="2.54942014828179">
            <text:p>2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3775772075247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00288926629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4]+[.N154]" office:value-type="float" office:value="4982">
            <text:p>4982</text:p>
          </table:table-cell>
          <table:table-cell table:style-name="ce3" table:formula="of:=[.O154]/[.O$410]" office:value-type="float" office:value="7.34867163075593">
            <text:p>7.35</text:p>
          </table:table-cell>
          <table:table-cell table:formula="of:=[.D154]+[.H154]+[.L154]+[.P154]" office:value-type="float" office:value="11.7628523890565">
            <text:p>11.76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5:.G155])&gt;0;[.B155];0)" office:value-type="float" office:value="66495">
            <text:p>66495</text:p>
          </table:table-cell>
          <table:table-cell table:style-name="ce3" table:formula="of:=[.C155]/[.C$410]" office:value-type="float" office:value="2.96437464388756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3775772075247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00288926629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5]+[.N155]" office:value-type="float" office:value="4699">
            <text:p>4699</text:p>
          </table:table-cell>
          <table:table-cell table:style-name="ce3" table:formula="of:=[.O155]/[.O$410]" office:value-type="float" office:value="6.9312340411325">
            <text:p>6.93</text:p>
          </table:table-cell>
          <table:table-cell table:formula="of:=[.D155]+[.H155]+[.L155]+[.P155]" office:value-type="float" office:value="11.7603692950388">
            <text:p>11.76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6:.G156])&gt;0;[.B156];0)" office:value-type="float" office:value="57725">
            <text:p>57725</text:p>
          </table:table-cell>
          <table:table-cell table:style-name="ce3" table:formula="of:=[.C156]/[.C$410]" office:value-type="float" office:value="2.57340441113481">
            <text:p>2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3775772075247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00288926629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6]+[.N156]" office:value-type="float" office:value="4960">
            <text:p>4960</text:p>
          </table:table-cell>
          <table:table-cell table:style-name="ce3" table:formula="of:=[.O156]/[.O$410]" office:value-type="float" office:value="7.31622065205729">
            <text:p>7.32</text:p>
          </table:table-cell>
          <table:table-cell table:formula="of:=[.D156]+[.H156]+[.L156]+[.P156]" office:value-type="float" office:value="11.7543856732109">
            <text:p>11.75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7:.G157])&gt;0;[.B157];0)" office:value-type="float" office:value="66934">
            <text:p>66934</text:p>
          </table:table-cell>
          <table:table-cell table:style-name="ce3" table:formula="of:=[.C157]/[.C$410]" office:value-type="float" office:value="2.98394544573231">
            <text:p>2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3775772075247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00288926629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7]+[.N157]" office:value-type="float" office:value="4677">
            <text:p>4677</text:p>
          </table:table-cell>
          <table:table-cell table:style-name="ce3" table:formula="of:=[.O157]/[.O$410]" office:value-type="float" office:value="6.89878306243386">
            <text:p>6.90</text:p>
          </table:table-cell>
          <table:table-cell table:formula="of:=[.D157]+[.H157]+[.L157]+[.P157]" office:value-type="float" office:value="11.7474891181849">
            <text:p>11.75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8:.G158])&gt;0;[.B158];0)" office:value-type="float" office:value="53089">
            <text:p>53089</text:p>
          </table:table-cell>
          <table:table-cell table:style-name="ce3" table:formula="of:=[.C158]/[.C$410]" office:value-type="float" office:value="2.36672961078798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3775772075247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00288926629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8]+[.N158]" office:value-type="float" office:value="5092">
            <text:p>5092</text:p>
          </table:table-cell>
          <table:table-cell table:style-name="ce3" table:formula="of:=[.O158]/[.O$410]" office:value-type="float" office:value="7.51092652424914">
            <text:p>7.51</text:p>
          </table:table-cell>
          <table:table-cell table:formula="of:=[.D158]+[.H158]+[.L158]+[.P158]" office:value-type="float" office:value="11.7424167450559">
            <text:p>11.74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9:.G159])&gt;0;[.B159];0)" office:value-type="float" office:value="67075">
            <text:p>67075</text:p>
          </table:table-cell>
          <table:table-cell table:style-name="ce3" table:formula="of:=[.C159]/[.C$410]" office:value-type="float" office:value="2.99023128413803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3775772075247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00288926629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9]+[.N159]" office:value-type="float" office:value="4656">
            <text:p>4656</text:p>
          </table:table-cell>
          <table:table-cell table:style-name="ce3" table:formula="of:=[.O159]/[.O$410]" office:value-type="float" office:value="6.86780712822152">
            <text:p>6.87</text:p>
          </table:table-cell>
          <table:table-cell table:formula="of:=[.D159]+[.H159]+[.L159]+[.P159]" office:value-type="float" office:value="11.7227990223783">
            <text:p>11.72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60:.G160])&gt;0;[.B160];0)" office:value-type="float" office:value="45972">
            <text:p>45972</text:p>
          </table:table-cell>
          <table:table-cell table:style-name="ce3" table:formula="of:=[.C160]/[.C$410]" office:value-type="float" office:value="2.04945080274906">
            <text:p>2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3775772075247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00288926629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60]+[.N160]" office:value-type="float" office:value="5292">
            <text:p>5292</text:p>
          </table:table-cell>
          <table:table-cell table:style-name="ce3" table:formula="of:=[.O160]/[.O$410]" office:value-type="float" office:value="7.80593542150951">
            <text:p>7.81</text:p>
          </table:table-cell>
          <table:table-cell table:formula="of:=[.D160]+[.H160]+[.L160]+[.P160]" office:value-type="float" office:value="11.7201468342773">
            <text:p>11.72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1:.G161])&gt;0;[.B161];0)" office:value-type="float" office:value="48842">
            <text:p>48842</text:p>
          </table:table-cell>
          <table:table-cell table:style-name="ce3" table:formula="of:=[.C161]/[.C$410]" office:value-type="float" office:value="2.17739659157465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3775772075247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00288926629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1]+[.N161]" office:value-type="float" office:value="5203">
            <text:p>5203</text:p>
          </table:table-cell>
          <table:table-cell table:style-name="ce3" table:formula="of:=[.O161]/[.O$410]" office:value-type="float" office:value="7.67465646222865">
            <text:p>7.67</text:p>
          </table:table-cell>
          <table:table-cell table:formula="of:=[.D161]+[.H161]+[.L161]+[.P161]" office:value-type="float" office:value="11.7168136638221">
            <text:p>11.72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2:.G162])&gt;0;[.B162];0)" office:value-type="float" office:value="46358">
            <text:p>46358</text:p>
          </table:table-cell>
          <table:table-cell table:style-name="ce3" table:formula="of:=[.C162]/[.C$410]" office:value-type="float" office:value="2.06665884263989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3775772075247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00288926629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2]+[.N162]" office:value-type="float" office:value="5270">
            <text:p>5270</text:p>
          </table:table-cell>
          <table:table-cell table:style-name="ce3" table:formula="of:=[.O162]/[.O$410]" office:value-type="float" office:value="7.77348444281087">
            <text:p>7.77</text:p>
          </table:table-cell>
          <table:table-cell table:formula="of:=[.D162]+[.H162]+[.L162]+[.P162]" office:value-type="float" office:value="11.7049038954695">
            <text:p>11.70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3:.G163])&gt;0;[.B163];0)" office:value-type="float" office:value="67302">
            <text:p>67302</text:p>
          </table:table-cell>
          <table:table-cell table:style-name="ce3" table:formula="of:=[.C163]/[.C$410]" office:value-type="float" office:value="3.00035103816709">
            <text:p>3.00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3]*[.S$15]+[.F163]*[.S$19]+[.G163]*[.S$21]" office:value-type="float" office:value="1.63775772075247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00288926629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3]+[.N163]" office:value-type="float" office:value="4634">
            <text:p>4634</text:p>
          </table:table-cell>
          <table:table-cell table:style-name="ce3" table:formula="of:=[.O163]/[.O$410]" office:value-type="float" office:value="6.83535614952288">
            <text:p>6.84</text:p>
          </table:table-cell>
          <table:table-cell table:formula="of:=[.D163]+[.H163]+[.L163]+[.P163]" office:value-type="float" office:value="11.7004677977087">
            <text:p>11.70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4:.G164])&gt;0;[.B164];0)" office:value-type="float" office:value="69348">
            <text:p>69348</text:p>
          </table:table-cell>
          <table:table-cell table:style-name="ce3" table:formula="of:=[.C164]/[.C$410]" office:value-type="float" office:value="3.09156256567132">
            <text:p>3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3775772075247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00288926629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4]+[.N164]" office:value-type="float" office:value="4570">
            <text:p>4570</text:p>
          </table:table-cell>
          <table:table-cell table:style-name="ce3" table:formula="of:=[.O164]/[.O$410]" office:value-type="float" office:value="6.74095330239956">
            <text:p>6.74</text:p>
          </table:table-cell>
          <table:table-cell table:formula="of:=[.D164]+[.H164]+[.L164]+[.P164]" office:value-type="float" office:value="11.6972764780897">
            <text:p>11.70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5:.G165])&gt;0;[.B165];0)" office:value-type="float" office:value="46714">
            <text:p>46714</text:p>
          </table:table-cell>
          <table:table-cell table:style-name="ce3" table:formula="of:=[.C165]/[.C$410]" office:value-type="float" office:value="2.08252947010397">
            <text:p>2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3775772075247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00288926629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5]+[.N165]" office:value-type="float" office:value="5248">
            <text:p>5248</text:p>
          </table:table-cell>
          <table:table-cell table:style-name="ce3" table:formula="of:=[.O165]/[.O$410]" office:value-type="float" office:value="7.74103346411223">
            <text:p>7.74</text:p>
          </table:table-cell>
          <table:table-cell table:formula="of:=[.D165]+[.H165]+[.L165]+[.P165]" office:value-type="float" office:value="11.688323544235">
            <text:p>11.69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6:.G166])&gt;0;[.B166];0)" office:value-type="float" office:value="67658">
            <text:p>67658</text:p>
          </table:table-cell>
          <table:table-cell table:style-name="ce3" table:formula="of:=[.C166]/[.C$410]" office:value-type="float" office:value="3.01622166563117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3775772075247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00288926629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6]+[.N166]" office:value-type="float" office:value="4613">
            <text:p>4613</text:p>
          </table:table-cell>
          <table:table-cell table:style-name="ce3" table:formula="of:=[.O166]/[.O$410]" office:value-type="float" office:value="6.80438021531054">
            <text:p>6.80</text:p>
          </table:table-cell>
          <table:table-cell table:formula="of:=[.D166]+[.H166]+[.L166]+[.P166]" office:value-type="float" office:value="11.6853624909605">
            <text:p>11.69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7:.G167])&gt;0;[.B167];0)" office:value-type="float" office:value="47268">
            <text:p>47268</text:p>
          </table:table-cell>
          <table:table-cell table:style-name="ce3" table:formula="of:=[.C167]/[.C$410]" office:value-type="float" office:value="2.10722701958459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3775772075247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00288926629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7]+[.N167]" office:value-type="float" office:value="5225">
            <text:p>5225</text:p>
          </table:table-cell>
          <table:table-cell table:style-name="ce3" table:formula="of:=[.O167]/[.O$410]" office:value-type="float" office:value="7.70710744092729">
            <text:p>7.71</text:p>
          </table:table-cell>
          <table:table-cell table:formula="of:=[.D167]+[.H167]+[.L167]+[.P167]" office:value-type="float" office:value="11.6790950705306">
            <text:p>11.68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8:.G168])&gt;0;[.B168];0)" office:value-type="float" office:value="42822">
            <text:p>42822</text:p>
          </table:table-cell>
          <table:table-cell table:style-name="ce3" table:formula="of:=[.C168]/[.C$410]" office:value-type="float" office:value="1.9090224979404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3775772075247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00288926629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8]+[.N168]" office:value-type="float" office:value="5359">
            <text:p>5359</text:p>
          </table:table-cell>
          <table:table-cell table:style-name="ce3" table:formula="of:=[.O168]/[.O$410]" office:value-type="float" office:value="7.90476340209174">
            <text:p>7.90</text:p>
          </table:table-cell>
          <table:table-cell table:formula="of:=[.D168]+[.H168]+[.L168]+[.P168]" office:value-type="float" office:value="11.678546510051">
            <text:p>11.68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9:.G169])&gt;0;[.B169];0)" office:value-type="float" office:value="69539">
            <text:p>69539</text:p>
          </table:table-cell>
          <table:table-cell table:style-name="ce3" table:formula="of:=[.C169]/[.C$410]" office:value-type="float" office:value="3.10007742478829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3775772075247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00288926629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9]+[.N169]" office:value-type="float" office:value="4549">
            <text:p>4549</text:p>
          </table:table-cell>
          <table:table-cell table:style-name="ce3" table:formula="of:=[.O169]/[.O$410]" office:value-type="float" office:value="6.70997736818722">
            <text:p>6.71</text:p>
          </table:table-cell>
          <table:table-cell table:formula="of:=[.D169]+[.H169]+[.L169]+[.P169]" office:value-type="float" office:value="11.6748154029943">
            <text:p>11.67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70:.G170])&gt;0;[.B170];0)" office:value-type="float" office:value="41044">
            <text:p>41044</text:p>
          </table:table-cell>
          <table:table-cell table:style-name="ce3" table:formula="of:=[.C170]/[.C$410]" office:value-type="float" office:value="1.82975852144855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3775772075247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00288926629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70]+[.N170]" office:value-type="float" office:value="5404">
            <text:p>5404</text:p>
          </table:table-cell>
          <table:table-cell table:style-name="ce3" table:formula="of:=[.O170]/[.O$410]" office:value-type="float" office:value="7.97114040397532">
            <text:p>7.97</text:p>
          </table:table-cell>
          <table:table-cell table:formula="of:=[.D170]+[.H170]+[.L170]+[.P170]" office:value-type="float" office:value="11.6656595354426">
            <text:p>11.67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1:.G171])&gt;0;[.B171];0)" office:value-type="float" office:value="69855">
            <text:p>69855</text:p>
          </table:table-cell>
          <table:table-cell table:style-name="ce3" table:formula="of:=[.C171]/[.C$410]" office:value-type="float" office:value="3.114164835683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3775772075247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00288926629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1]+[.N171]" office:value-type="float" office:value="4527">
            <text:p>4527</text:p>
          </table:table-cell>
          <table:table-cell table:style-name="ce3" table:formula="of:=[.O171]/[.O$410]" office:value-type="float" office:value="6.67752638948858">
            <text:p>6.68</text:p>
          </table:table-cell>
          <table:table-cell table:formula="of:=[.D171]+[.H171]+[.L171]+[.P171]" office:value-type="float" office:value="11.6564518351907">
            <text:p>11.66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2:.G172])&gt;0;[.B172];0)" office:value-type="float" office:value="70486">
            <text:p>70486</text:p>
          </table:table-cell>
          <table:table-cell table:style-name="ce3" table:formula="of:=[.C172]/[.C$410]" office:value-type="float" office:value="3.14229507705931">
            <text:p>3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3775772075247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00288926629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2]+[.N172]" office:value-type="float" office:value="4506">
            <text:p>4506</text:p>
          </table:table-cell>
          <table:table-cell table:style-name="ce3" table:formula="of:=[.O172]/[.O$410]" office:value-type="float" office:value="6.64655045527624">
            <text:p>6.65</text:p>
          </table:table-cell>
          <table:table-cell table:formula="of:=[.D172]+[.H172]+[.L172]+[.P172]" office:value-type="float" office:value="11.6536061423543">
            <text:p>11.65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3:.G173])&gt;0;[.B173];0)" office:value-type="float" office:value="43682">
            <text:p>43682</text:p>
          </table:table-cell>
          <table:table-cell table:style-name="ce3" table:formula="of:=[.C173]/[.C$410]" office:value-type="float" office:value="1.94736165417394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3775772075247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00288926629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3]+[.N173]" office:value-type="float" office:value="5315">
            <text:p>5315</text:p>
          </table:table-cell>
          <table:table-cell table:style-name="ce3" table:formula="of:=[.O173]/[.O$410]" office:value-type="float" office:value="7.83986144469446">
            <text:p>7.84</text:p>
          </table:table-cell>
          <table:table-cell table:formula="of:=[.D173]+[.H173]+[.L173]+[.P173]" office:value-type="float" office:value="11.6519837088872">
            <text:p>11.65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4:.G174])&gt;0;[.B174];0)" office:value-type="float" office:value="42862">
            <text:p>42862</text:p>
          </table:table-cell>
          <table:table-cell table:style-name="ce3" table:formula="of:=[.C174]/[.C$410]" office:value-type="float" office:value="1.9108057145094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3775772075247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00288926629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4]+[.N174]" office:value-type="float" office:value="5337">
            <text:p>5337</text:p>
          </table:table-cell>
          <table:table-cell table:style-name="ce3" table:formula="of:=[.O174]/[.O$410]" office:value-type="float" office:value="7.8723124233931">
            <text:p>7.87</text:p>
          </table:table-cell>
          <table:table-cell table:formula="of:=[.D174]+[.H174]+[.L174]+[.P174]" office:value-type="float" office:value="11.6478787479214">
            <text:p>11.65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5:.G175])&gt;0;[.B175];0)" office:value-type="float" office:value="150420">
            <text:p>150420</text:p>
          </table:table-cell>
          <table:table-cell table:style-name="ce3" table:formula="of:=[.C175]/[.C$410]" office:value-type="float" office:value="6.70578590771587">
            <text:p>6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3775772075247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00288926629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5]+[.N175]" office:value-type="float" office:value="2085">
            <text:p>2085</text:p>
          </table:table-cell>
          <table:table-cell table:style-name="ce3" table:formula="of:=[.O175]/[.O$410]" office:value-type="float" office:value="3.07546775393941">
            <text:p>3.08</text:p>
          </table:table-cell>
          <table:table-cell table:formula="of:=[.D175]+[.H175]+[.L175]+[.P175]" office:value-type="float" office:value="11.646014271674">
            <text:p>11.65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6:.G176])&gt;0;[.B176];0)" office:value-type="float" office:value="38206">
            <text:p>38206</text:p>
          </table:table-cell>
          <table:table-cell table:style-name="ce3" table:formula="of:=[.C176]/[.C$410]" office:value-type="float" office:value="1.70323930587816">
            <text:p>1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3775772075247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00288926629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6]+[.N176]" office:value-type="float" office:value="5472">
            <text:p>5472</text:p>
          </table:table-cell>
          <table:table-cell table:style-name="ce3" table:formula="of:=[.O176]/[.O$410]" office:value-type="float" office:value="8.07144342904385">
            <text:p>8.07</text:p>
          </table:table-cell>
          <table:table-cell table:formula="of:=[.D176]+[.H176]+[.L176]+[.P176]" office:value-type="float" office:value="11.6394433449408">
            <text:p>11.64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7:.G177])&gt;0;[.B177];0)" office:value-type="float" office:value="39412">
            <text:p>39412</text:p>
          </table:table-cell>
          <table:table-cell table:style-name="ce3" table:formula="of:=[.C177]/[.C$410]" office:value-type="float" office:value="1.75700328543344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3775772075247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00288926629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7]+[.N177]" office:value-type="float" office:value="5427">
            <text:p>5427</text:p>
          </table:table-cell>
          <table:table-cell table:style-name="ce3" table:formula="of:=[.O177]/[.O$410]" office:value-type="float" office:value="8.00506642716027">
            <text:p>8.01</text:p>
          </table:table-cell>
          <table:table-cell table:formula="of:=[.D177]+[.H177]+[.L177]+[.P177]" office:value-type="float" office:value="11.6268303226125">
            <text:p>11.63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8:.G178])&gt;0;[.B178];0)" office:value-type="float" office:value="38597">
            <text:p>38597</text:p>
          </table:table-cell>
          <table:table-cell table:style-name="ce3" table:formula="of:=[.C178]/[.C$410]" office:value-type="float" office:value="1.72067024784011">
            <text:p>1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3775772075247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00288926629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8]+[.N178]" office:value-type="float" office:value="5449">
            <text:p>5449</text:p>
          </table:table-cell>
          <table:table-cell table:style-name="ce3" table:formula="of:=[.O178]/[.O$410]" office:value-type="float" office:value="8.03751740585891">
            <text:p>8.04</text:p>
          </table:table-cell>
          <table:table-cell table:formula="of:=[.D178]+[.H178]+[.L178]+[.P178]" office:value-type="float" office:value="11.6229482637178">
            <text:p>11.62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9:.G179])&gt;0;[.B179];0)" office:value-type="float" office:value="71170">
            <text:p>71170</text:p>
          </table:table-cell>
          <table:table-cell table:style-name="ce3" table:formula="of:=[.C179]/[.C$410]" office:value-type="float" office:value="3.17278808038917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3775772075247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00288926629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9]+[.N179]" office:value-type="float" office:value="4421">
            <text:p>4421</text:p>
          </table:table-cell>
          <table:table-cell table:style-name="ce3" table:formula="of:=[.O179]/[.O$410]" office:value-type="float" office:value="6.52117167394058">
            <text:p>6.52</text:p>
          </table:table-cell>
          <table:table-cell table:formula="of:=[.D179]+[.H179]+[.L179]+[.P179]" office:value-type="float" office:value="11.5587203643485">
            <text:p>11.56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80:.G180])&gt;0;[.B180];0)" office:value-type="float" office:value="71790">
            <text:p>71790</text:p>
          </table:table-cell>
          <table:table-cell table:style-name="ce3" table:formula="of:=[.C180]/[.C$410]" office:value-type="float" office:value="3.20042793720863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3775772075247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00288926629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80]+[.N180]" office:value-type="float" office:value="4400">
            <text:p>4400</text:p>
          </table:table-cell>
          <table:table-cell table:style-name="ce3" table:formula="of:=[.O180]/[.O$410]" office:value-type="float" office:value="6.49019573972824">
            <text:p>6.49</text:p>
          </table:table-cell>
          <table:table-cell table:formula="of:=[.D180]+[.H180]+[.L180]+[.P180]" office:value-type="float" office:value="11.5553842869556">
            <text:p>11.56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1:.G181])&gt;0;[.B181];0)" office:value-type="float" office:value="71812">
            <text:p>71812</text:p>
          </table:table-cell>
          <table:table-cell table:style-name="ce3" table:formula="of:=[.C181]/[.C$410]" office:value-type="float" office:value="3.20140870632158">
            <text:p>3.20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1]*[.S$15]+[.F181]*[.S$19]+[.G181]*[.S$21]" office:value-type="float" office:value="1.63775772075247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00288926629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1]+[.N181]" office:value-type="float" office:value="4378">
            <text:p>4378</text:p>
          </table:table-cell>
          <table:table-cell table:style-name="ce3" table:formula="of:=[.O181]/[.O$410]" office:value-type="float" office:value="6.4577447610296">
            <text:p>6.46</text:p>
          </table:table-cell>
          <table:table-cell table:formula="of:=[.D181]+[.H181]+[.L181]+[.P181]" office:value-type="float" office:value="11.52391407737">
            <text:p>11.52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2:.G182])&gt;0;[.B182];0)" office:value-type="float" office:value="146322">
            <text:p>146322</text:p>
          </table:table-cell>
          <table:table-cell table:style-name="ce3" table:formula="of:=[.C182]/[.C$410]" office:value-type="float" office:value="6.52309537022206">
            <text:p>6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3775772075247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00288926629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2]+[.N182]" office:value-type="float" office:value="2102">
            <text:p>2102</text:p>
          </table:table-cell>
          <table:table-cell table:style-name="ce3" table:formula="of:=[.O182]/[.O$410]" office:value-type="float" office:value="3.10054351020654">
            <text:p>3.10</text:p>
          </table:table-cell>
          <table:table-cell table:formula="of:=[.D182]+[.H182]+[.L182]+[.P182]" office:value-type="float" office:value="11.4883994904474">
            <text:p>11.49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3:.G183])&gt;0;[.B183];0)" office:value-type="float" office:value="72362">
            <text:p>72362</text:p>
          </table:table-cell>
          <table:table-cell table:style-name="ce3" table:formula="of:=[.C183]/[.C$410]" office:value-type="float" office:value="3.2259279341453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3775772075247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00288926629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3]+[.N183]" office:value-type="float" office:value="4336">
            <text:p>4336</text:p>
          </table:table-cell>
          <table:table-cell table:style-name="ce3" table:formula="of:=[.O183]/[.O$410]" office:value-type="float" office:value="6.39579289260492">
            <text:p>6.40</text:p>
          </table:table-cell>
          <table:table-cell table:formula="of:=[.D183]+[.H183]+[.L183]+[.P183]" office:value-type="float" office:value="11.486481436769">
            <text:p>11.49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4:.G184])&gt;0;[.B184];0)" office:value-type="float" office:value="72647">
            <text:p>72647</text:p>
          </table:table-cell>
          <table:table-cell table:style-name="ce3" table:formula="of:=[.C184]/[.C$410]" office:value-type="float" office:value="3.23863335219941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3775772075247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00288926629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4]+[.N184]" office:value-type="float" office:value="4315">
            <text:p>4315</text:p>
          </table:table-cell>
          <table:table-cell table:style-name="ce3" table:formula="of:=[.O184]/[.O$410]" office:value-type="float" office:value="6.36481695839258">
            <text:p>6.36</text:p>
          </table:table-cell>
          <table:table-cell table:formula="of:=[.D184]+[.H184]+[.L184]+[.P184]" office:value-type="float" office:value="11.4682109206108">
            <text:p>11.47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5:.G185])&gt;0;[.B185];0)" office:value-type="float" office:value="72774">
            <text:p>72774</text:p>
          </table:table-cell>
          <table:table-cell table:style-name="ce3" table:formula="of:=[.C185]/[.C$410]" office:value-type="float" office:value="3.24429506480598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3775772075247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00288926629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5]+[.N185]" office:value-type="float" office:value="4294">
            <text:p>4294</text:p>
          </table:table-cell>
          <table:table-cell table:style-name="ce3" table:formula="of:=[.O185]/[.O$410]" office:value-type="float" office:value="6.33384102418024">
            <text:p>6.33</text:p>
          </table:table-cell>
          <table:table-cell table:formula="of:=[.D185]+[.H185]+[.L185]+[.P185]" office:value-type="float" office:value="11.442896699005">
            <text:p>11.44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6:.G186])&gt;0;[.B186];0)" office:value-type="float" office:value="72848">
            <text:p>72848</text:p>
          </table:table-cell>
          <table:table-cell table:style-name="ce3" table:formula="of:=[.C186]/[.C$410]" office:value-type="float" office:value="3.24759401545862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3775772075247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00288926629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6]+[.N186]" office:value-type="float" office:value="4273">
            <text:p>4273</text:p>
          </table:table-cell>
          <table:table-cell table:style-name="ce3" table:formula="of:=[.O186]/[.O$410]" office:value-type="float" office:value="6.3028650899679">
            <text:p>6.30</text:p>
          </table:table-cell>
          <table:table-cell table:formula="of:=[.D186]+[.H186]+[.L186]+[.P186]" office:value-type="float" office:value="11.4152197154453">
            <text:p>11.42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7:.G187])&gt;0;[.B187];0)" office:value-type="float" office:value="73086">
            <text:p>73086</text:p>
          </table:table-cell>
          <table:table-cell table:style-name="ce3" table:formula="of:=[.C187]/[.C$410]" office:value-type="float" office:value="3.25820415404416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3775772075247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00288926629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7]+[.N187]" office:value-type="float" office:value="4252">
            <text:p>4252</text:p>
          </table:table-cell>
          <table:table-cell table:style-name="ce3" table:formula="of:=[.O187]/[.O$410]" office:value-type="float" office:value="6.27188915575557">
            <text:p>6.27</text:p>
          </table:table-cell>
          <table:table-cell table:formula="of:=[.D187]+[.H187]+[.L187]+[.P187]" office:value-type="float" office:value="11.3948539198185">
            <text:p>11.39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8:.G188])&gt;0;[.B188];0)" office:value-type="float" office:value="73275">
            <text:p>73275</text:p>
          </table:table-cell>
          <table:table-cell table:style-name="ce3" table:formula="of:=[.C188]/[.C$410]" office:value-type="float" office:value="3.26662985233267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3775772075247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00288926629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8]+[.N188]" office:value-type="float" office:value="4231">
            <text:p>4231</text:p>
          </table:table-cell>
          <table:table-cell table:style-name="ce3" table:formula="of:=[.O188]/[.O$410]" office:value-type="float" office:value="6.24091322154323">
            <text:p>6.24</text:p>
          </table:table-cell>
          <table:table-cell table:formula="of:=[.D188]+[.H188]+[.L188]+[.P188]" office:value-type="float" office:value="11.3723036838947">
            <text:p>11.37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9:.G189])&gt;0;[.B189];0)" office:value-type="float" office:value="142392">
            <text:p>142392</text:p>
          </table:table-cell>
          <table:table-cell table:style-name="ce3" table:formula="of:=[.C189]/[.C$410]" office:value-type="float" office:value="6.34789434231803">
            <text:p>6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3775772075247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00288926629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9]+[.N189]" office:value-type="float" office:value="2119">
            <text:p>2119</text:p>
          </table:table-cell>
          <table:table-cell table:style-name="ce3" table:formula="of:=[.O189]/[.O$410]" office:value-type="float" office:value="3.12561926647367">
            <text:p>3.13</text:p>
          </table:table-cell>
          <table:table-cell table:formula="of:=[.D189]+[.H189]+[.L189]+[.P189]" office:value-type="float" office:value="11.3382742188105">
            <text:p>11.34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90:.G190])&gt;0;[.B190];0)" office:value-type="float" office:value="73579">
            <text:p>73579</text:p>
          </table:table-cell>
          <table:table-cell table:style-name="ce3" table:formula="of:=[.C190]/[.C$410]" office:value-type="float" office:value="3.28018229825705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3775772075247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00288926629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90]+[.N190]" office:value-type="float" office:value="4189">
            <text:p>4189</text:p>
          </table:table-cell>
          <table:table-cell table:style-name="ce3" table:formula="of:=[.O190]/[.O$410]" office:value-type="float" office:value="6.17896135311855">
            <text:p>6.18</text:p>
          </table:table-cell>
          <table:table-cell table:formula="of:=[.D190]+[.H190]+[.L190]+[.P190]" office:value-type="float" office:value="11.3239042613944">
            <text:p>11.32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1:.G191])&gt;0;[.B191];0)" office:value-type="float" office:value="29347">
            <text:p>29347</text:p>
          </table:table-cell>
          <table:table-cell table:style-name="ce3" table:formula="of:=[.C191]/[.C$410]" office:value-type="float" office:value="1.30830141625939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3775772075247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00288926629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1]+[.N191]" office:value-type="float" office:value="5517">
            <text:p>5517</text:p>
          </table:table-cell>
          <table:table-cell table:style-name="ce3" table:formula="of:=[.O191]/[.O$410]" office:value-type="float" office:value="8.13782043092743">
            <text:p>8.14</text:p>
          </table:table-cell>
          <table:table-cell table:formula="of:=[.D191]+[.H191]+[.L191]+[.P191]" office:value-type="float" office:value="11.3108824572056">
            <text:p>11.31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2:.G192])&gt;0;[.B192];0)" office:value-type="float" office:value="77353">
            <text:p>77353</text:p>
          </table:table-cell>
          <table:table-cell table:style-name="ce3" table:formula="of:=[.C192]/[.C$410]" office:value-type="float" office:value="3.44842878154199">
            <text:p>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3775772075247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00288926629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2]+[.N192]" office:value-type="float" office:value="4044">
            <text:p>4044</text:p>
          </table:table-cell>
          <table:table-cell table:style-name="ce3" table:formula="of:=[.O192]/[.O$410]" office:value-type="float" office:value="5.96507990260478">
            <text:p>5.97</text:p>
          </table:table-cell>
          <table:table-cell table:formula="of:=[.D192]+[.H192]+[.L192]+[.P192]" office:value-type="float" office:value="11.2782692941655">
            <text:p>11.28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3:.G193])&gt;0;[.B193];0)" office:value-type="float" office:value="76636">
            <text:p>76636</text:p>
          </table:table-cell>
          <table:table-cell table:style-name="ce3" table:formula="of:=[.C193]/[.C$410]" office:value-type="float" office:value="3.4164646245427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3775772075247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00288926629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3]+[.N193]" office:value-type="float" office:value="4064">
            <text:p>4064</text:p>
          </table:table-cell>
          <table:table-cell table:style-name="ce3" table:formula="of:=[.O193]/[.O$410]" office:value-type="float" office:value="5.99458079233081">
            <text:p>5.99</text:p>
          </table:table-cell>
          <table:table-cell table:formula="of:=[.D193]+[.H193]+[.L193]+[.P193]" office:value-type="float" office:value="11.2758060268923">
            <text:p>11.28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4:.G194])&gt;0;[.B194];0)" office:value-type="float" office:value="73889">
            <text:p>73889</text:p>
          </table:table-cell>
          <table:table-cell table:style-name="ce3" table:formula="of:=[.C194]/[.C$410]" office:value-type="float" office:value="3.294002226666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3775772075247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00288926629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4]+[.N194]" office:value-type="float" office:value="4147">
            <text:p>4147</text:p>
          </table:table-cell>
          <table:table-cell table:style-name="ce3" table:formula="of:=[.O194]/[.O$410]" office:value-type="float" office:value="6.11700948469387">
            <text:p>6.12</text:p>
          </table:table-cell>
          <table:table-cell table:formula="of:=[.D194]+[.H194]+[.L194]+[.P194]" office:value-type="float" office:value="11.2757723213794">
            <text:p>11.28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5:.G195])&gt;0;[.B195];0)" office:value-type="float" office:value="77698">
            <text:p>77698</text:p>
          </table:table-cell>
          <table:table-cell table:style-name="ce3" table:formula="of:=[.C195]/[.C$410]" office:value-type="float" office:value="3.46380902444959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3775772075247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00288926629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5]+[.N195]" office:value-type="float" office:value="4023">
            <text:p>4023</text:p>
          </table:table-cell>
          <table:table-cell table:style-name="ce3" table:formula="of:=[.O195]/[.O$410]" office:value-type="float" office:value="5.93410396839244">
            <text:p>5.93</text:p>
          </table:table-cell>
          <table:table-cell table:formula="of:=[.D195]+[.H195]+[.L195]+[.P195]" office:value-type="float" office:value="11.2626736028608">
            <text:p>11.26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6:.G196])&gt;0;[.B196];0)" office:value-type="float" office:value="27458">
            <text:p>27458</text:p>
          </table:table-cell>
          <table:table-cell table:style-name="ce3" table:formula="of:=[.C196]/[.C$410]" office:value-type="float" office:value="1.22408901378848">
            <text:p>1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3775772075247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00288926629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6]+[.N196]" office:value-type="float" office:value="5540">
            <text:p>5540</text:p>
          </table:table-cell>
          <table:table-cell table:style-name="ce3" table:formula="of:=[.O196]/[.O$410]" office:value-type="float" office:value="8.17174645411238">
            <text:p>8.17</text:p>
          </table:table-cell>
          <table:table-cell table:formula="of:=[.D196]+[.H196]+[.L196]+[.P196]" office:value-type="float" office:value="11.2605960779196">
            <text:p>11.26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7:.G197])&gt;0;[.B197];0)" office:value-type="float" office:value="73893">
            <text:p>73893</text:p>
          </table:table-cell>
          <table:table-cell table:style-name="ce3" table:formula="of:=[.C197]/[.C$410]" office:value-type="float" office:value="3.2941805483236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3775772075247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00288926629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7]+[.N197]" office:value-type="float" office:value="4127">
            <text:p>4127</text:p>
          </table:table-cell>
          <table:table-cell table:style-name="ce3" table:formula="of:=[.O197]/[.O$410]" office:value-type="float" office:value="6.08750859496783">
            <text:p>6.09</text:p>
          </table:table-cell>
          <table:table-cell table:formula="of:=[.D197]+[.H197]+[.L197]+[.P197]" office:value-type="float" office:value="11.2464497533103">
            <text:p>11.25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8:.G198])&gt;0;[.B198];0)" office:value-type="float" office:value="77977">
            <text:p>77977</text:p>
          </table:table-cell>
          <table:table-cell table:style-name="ce3" table:formula="of:=[.C198]/[.C$410]" office:value-type="float" office:value="3.47624696001835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3775772075247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00288926629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8]+[.N198]" office:value-type="float" office:value="4002">
            <text:p>4002</text:p>
          </table:table-cell>
          <table:table-cell table:style-name="ce3" table:formula="of:=[.O198]/[.O$410]" office:value-type="float" office:value="5.9031280341801">
            <text:p>5.90</text:p>
          </table:table-cell>
          <table:table-cell table:formula="of:=[.D198]+[.H198]+[.L198]+[.P198]" office:value-type="float" office:value="11.2441356042172">
            <text:p>11.24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9:.G199])&gt;0;[.B199];0)" office:value-type="float" office:value="139435">
            <text:p>139435</text:p>
          </table:table-cell>
          <table:table-cell table:style-name="ce3" table:formula="of:=[.C199]/[.C$410]" office:value-type="float" office:value="6.21607005745488">
            <text:p>6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3775772075247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00288926629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9]+[.N199]" office:value-type="float" office:value="2137">
            <text:p>2137</text:p>
          </table:table-cell>
          <table:table-cell table:style-name="ce3" table:formula="of:=[.O199]/[.O$410]" office:value-type="float" office:value="3.1521700672271">
            <text:p>3.15</text:p>
          </table:table-cell>
          <table:table-cell table:formula="of:=[.D199]+[.H199]+[.L199]+[.P199]" office:value-type="float" office:value="11.2330007347007">
            <text:p>11.23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200:.G200])&gt;0;[.B200];0)" office:value-type="float" office:value="74015">
            <text:p>74015</text:p>
          </table:table-cell>
          <table:table-cell table:style-name="ce3" table:formula="of:=[.C200]/[.C$410]" office:value-type="float" office:value="3.29961935885913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3775772075247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00288926629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200]+[.N200]" office:value-type="float" office:value="4106">
            <text:p>4106</text:p>
          </table:table-cell>
          <table:table-cell table:style-name="ce3" table:formula="of:=[.O200]/[.O$410]" office:value-type="float" office:value="6.05653266075549">
            <text:p>6.06</text:p>
          </table:table-cell>
          <table:table-cell table:formula="of:=[.D200]+[.H200]+[.L200]+[.P200]" office:value-type="float" office:value="11.2209126296334">
            <text:p>11.22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1:.G201])&gt;0;[.B201];0)" office:value-type="float" office:value="78058">
            <text:p>78058</text:p>
          </table:table-cell>
          <table:table-cell table:style-name="ce3" table:formula="of:=[.C201]/[.C$410]" office:value-type="float" office:value="3.47985797357057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3775772075247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00288926629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1]+[.N201]" office:value-type="float" office:value="3982">
            <text:p>3982</text:p>
          </table:table-cell>
          <table:table-cell table:style-name="ce3" table:formula="of:=[.O201]/[.O$410]" office:value-type="float" office:value="5.87362714445406">
            <text:p>5.87</text:p>
          </table:table-cell>
          <table:table-cell table:formula="of:=[.D201]+[.H201]+[.L201]+[.P201]" office:value-type="float" office:value="11.2182457280434">
            <text:p>11.22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2:.G202])&gt;0;[.B202];0)" office:value-type="float" office:value="74543">
            <text:p>74543</text:p>
          </table:table-cell>
          <table:table-cell table:style-name="ce3" table:formula="of:=[.C202]/[.C$410]" office:value-type="float" office:value="3.3231578175699">
            <text:p>3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3775772075247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00288926629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2]+[.N202]" office:value-type="float" office:value="4085">
            <text:p>4085</text:p>
          </table:table-cell>
          <table:table-cell table:style-name="ce3" table:formula="of:=[.O202]/[.O$410]" office:value-type="float" office:value="6.02555672654315">
            <text:p>6.03</text:p>
          </table:table-cell>
          <table:table-cell table:formula="of:=[.D202]+[.H202]+[.L202]+[.P202]" office:value-type="float" office:value="11.2134751541318">
            <text:p>11.21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3:.G203])&gt;0;[.B203];0)" office:value-type="float" office:value="78385">
            <text:p>78385</text:p>
          </table:table-cell>
          <table:table-cell table:style-name="ce3" table:formula="of:=[.C203]/[.C$410]" office:value-type="float" office:value="3.49443576902213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3775772075247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00288926629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3]+[.N203]" office:value-type="float" office:value="3961">
            <text:p>3961</text:p>
          </table:table-cell>
          <table:table-cell table:style-name="ce3" table:formula="of:=[.O203]/[.O$410]" office:value-type="float" office:value="5.84265121024172">
            <text:p>5.84</text:p>
          </table:table-cell>
          <table:table-cell table:formula="of:=[.D203]+[.H203]+[.L203]+[.P203]" office:value-type="float" office:value="11.2018475892826">
            <text:p>11.20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4:.G204])&gt;0;[.B204];0)" office:value-type="float" office:value="136802">
            <text:p>136802</text:p>
          </table:table-cell>
          <table:table-cell table:style-name="ce3" table:formula="of:=[.C204]/[.C$410]" office:value-type="float" office:value="6.0986898268006">
            <text:p>6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3775772075247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002889266298">
            <text:p>0.23</text:p>
          </table:table-cell>
          <table:table-cell table:style-name="ce4" office:value-type="float" office:value="2171">
            <text:p>2171</text:p>
          </table:table-cell>
          <table:table-cell/>
          <table:table-cell table:formula="of:=[.M204]+[.N204]" office:value-type="float" office:value="2171">
            <text:p>2171</text:p>
          </table:table-cell>
          <table:table-cell table:style-name="ce3" table:formula="of:=[.O204]/[.O$410]" office:value-type="float" office:value="3.20232157976137">
            <text:p>3.20</text:p>
          </table:table-cell>
          <table:table-cell table:formula="of:=[.D204]+[.H204]+[.L204]+[.P204]" office:value-type="float" office:value="11.1657720165807">
            <text:p>11.17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5:.G205])&gt;0;[.B205];0)" office:value-type="float" office:value="137308">
            <text:p>137308</text:p>
          </table:table-cell>
          <table:table-cell table:style-name="ce3" table:formula="of:=[.C205]/[.C$410]" office:value-type="float" office:value="6.12124751639842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3775772075247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00288926629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5]+[.N205]" office:value-type="float" office:value="2154">
            <text:p>2154</text:p>
          </table:table-cell>
          <table:table-cell table:style-name="ce3" table:formula="of:=[.O205]/[.O$410]" office:value-type="float" office:value="3.17724582349423">
            <text:p>3.18</text:p>
          </table:table-cell>
          <table:table-cell table:formula="of:=[.D205]+[.H205]+[.L205]+[.P205]" office:value-type="float" office:value="11.1632539499114">
            <text:p>11.16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6:.G206])&gt;0;[.B206];0)" office:value-type="float" office:value="134822">
            <text:p>134822</text:p>
          </table:table-cell>
          <table:table-cell table:style-name="ce3" table:formula="of:=[.C206]/[.C$410]" office:value-type="float" office:value="6.01042060663522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3775772075247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00288926629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6]+[.N206]" office:value-type="float" office:value="2224">
            <text:p>2224</text:p>
          </table:table-cell>
          <table:table-cell table:style-name="ce3" table:formula="of:=[.O206]/[.O$410]" office:value-type="float" office:value="3.28049893753537">
            <text:p>3.28</text:p>
          </table:table-cell>
          <table:table-cell table:formula="of:=[.D206]+[.H206]+[.L206]+[.P206]" office:value-type="float" office:value="11.1556801541894">
            <text:p>11.16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7:.G207])&gt;0;[.B207];0)" office:value-type="float" office:value="78703">
            <text:p>78703</text:p>
          </table:table-cell>
          <table:table-cell table:style-name="ce3" table:formula="of:=[.C207]/[.C$410]" office:value-type="float" office:value="3.50861234074566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3775772075247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00288926629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7]+[.N207]" office:value-type="float" office:value="3920">
            <text:p>3920</text:p>
          </table:table-cell>
          <table:table-cell table:style-name="ce3" table:formula="of:=[.O207]/[.O$410]" office:value-type="float" office:value="5.78217438630334">
            <text:p>5.78</text:p>
          </table:table-cell>
          <table:table-cell table:formula="of:=[.D207]+[.H207]+[.L207]+[.P207]" office:value-type="float" office:value="11.1555473370678">
            <text:p>11.16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8:.G208])&gt;0;[.B208];0)" office:value-type="float" office:value="78808">
            <text:p>78808</text:p>
          </table:table-cell>
          <table:table-cell table:style-name="ce3" table:formula="of:=[.C208]/[.C$410]" office:value-type="float" office:value="3.51329328423928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3775772075247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00288926629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8]+[.N208]" office:value-type="float" office:value="3899">
            <text:p>3899</text:p>
          </table:table-cell>
          <table:table-cell table:style-name="ce3" table:formula="of:=[.O208]/[.O$410]" office:value-type="float" office:value="5.751198452091">
            <text:p>5.75</text:p>
          </table:table-cell>
          <table:table-cell table:formula="of:=[.D208]+[.H208]+[.L208]+[.P208]" office:value-type="float" office:value="11.1292523463491">
            <text:p>11.13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9:.G209])&gt;0;[.B209];0)" office:value-type="float" office:value="79319">
            <text:p>79319</text:p>
          </table:table-cell>
          <table:table-cell table:style-name="ce3" table:formula="of:=[.C209]/[.C$410]" office:value-type="float" office:value="3.53607387590823">
            <text:p>3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3775772075247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00288926629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9]+[.N209]" office:value-type="float" office:value="3879">
            <text:p>3879</text:p>
          </table:table-cell>
          <table:table-cell table:style-name="ce3" table:formula="of:=[.O209]/[.O$410]" office:value-type="float" office:value="5.72169756236497">
            <text:p>5.72</text:p>
          </table:table-cell>
          <table:table-cell table:formula="of:=[.D209]+[.H209]+[.L209]+[.P209]" office:value-type="float" office:value="11.122532048292">
            <text:p>11.12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0:.G210])&gt;0;[.B210];0)" office:value-type="float" office:value="79811">
            <text:p>79811</text:p>
          </table:table-cell>
          <table:table-cell table:style-name="ce3" table:formula="of:=[.C210]/[.C$410]" office:value-type="float" office:value="3.5580074397069">
            <text:p>3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3775772075247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00288926629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0]+[.N210]" office:value-type="float" office:value="3859">
            <text:p>3859</text:p>
          </table:table-cell>
          <table:table-cell table:style-name="ce3" table:formula="of:=[.O210]/[.O$410]" office:value-type="float" office:value="5.69219667263893">
            <text:p>5.69</text:p>
          </table:table-cell>
          <table:table-cell table:formula="of:=[.D210]+[.H210]+[.L210]+[.P210]" office:value-type="float" office:value="11.1149647223646">
            <text:p>11.11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1:.G211])&gt;0;[.B211];0)" office:value-type="float" office:value="100710">
            <text:p>100710</text:p>
          </table:table-cell>
          <table:table-cell table:style-name="ce3" table:formula="of:=[.C211]/[.C$410]" office:value-type="float" office:value="4.48969351659397">
            <text:p>4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1]*[.S$15]+[.F211]*[.S$19]+[.G211]*[.S$21]" office:value-type="float" office:value="4.45188705173994">
            <text:p>4.45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1">
            <text:p>1</text:p>
          </table:table-cell>
          <table:table-cell table:style-name="ce1" table:formula="of:=IF([.G211]&gt;0;1;0)" office:value-type="float" office:value="0">
            <text:p>0</text:p>
          </table:table-cell>
          <table:table-cell table:style-name="ce3" table:formula="of:=[.I211]*[.I$411]+[.J211]*[.J$411]+[.K211]*[.K$411]" office:value-type="float" office:value="2.05953067568015">
            <text:p>2.06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1]+[.N211]" office:value-type="float" office:value="76">
            <text:p>76</text:p>
          </table:table-cell>
          <table:table-cell table:style-name="ce3" table:formula="of:=[.O211]/[.O$410]" office:value-type="float" office:value="0.112103380958942">
            <text:p>0.11</text:p>
          </table:table-cell>
          <table:table-cell table:formula="of:=[.D211]+[.H211]+[.L211]+[.P211]" office:value-type="float" office:value="11.113214624973">
            <text:p>11.11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2:.G212])&gt;0;[.B212];0)" office:value-type="float" office:value="81337">
            <text:p>81337</text:p>
          </table:table-cell>
          <table:table-cell table:style-name="ce3" table:formula="of:=[.C212]/[.C$410]" office:value-type="float" office:value="3.62603715181416">
            <text:p>3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3775772075247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00288926629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2]+[.N212]" office:value-type="float" office:value="3797">
            <text:p>3797</text:p>
          </table:table-cell>
          <table:table-cell table:style-name="ce3" table:formula="of:=[.O212]/[.O$410]" office:value-type="float" office:value="5.60074391448821">
            <text:p>5.60</text:p>
          </table:table-cell>
          <table:table-cell table:formula="of:=[.D212]+[.H212]+[.L212]+[.P212]" office:value-type="float" office:value="11.0915416763211">
            <text:p>11.09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3:.G213])&gt;0;[.B213];0)" office:value-type="float" office:value="79890">
            <text:p>79890</text:p>
          </table:table-cell>
          <table:table-cell table:style-name="ce3" table:formula="of:=[.C213]/[.C$410]" office:value-type="float" office:value="3.56152929243067">
            <text:p>3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3775772075247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00288926629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3]+[.N213]" office:value-type="float" office:value="3838">
            <text:p>3838</text:p>
          </table:table-cell>
          <table:table-cell table:style-name="ce3" table:formula="of:=[.O213]/[.O$410]" office:value-type="float" office:value="5.66122073842659">
            <text:p>5.66</text:p>
          </table:table-cell>
          <table:table-cell table:formula="of:=[.D213]+[.H213]+[.L213]+[.P213]" office:value-type="float" office:value="11.087510640876">
            <text:p>11.09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4:.G214])&gt;0;[.B214];0)" office:value-type="float" office:value="80500">
            <text:p>80500</text:p>
          </table:table-cell>
          <table:table-cell table:style-name="ce3" table:formula="of:=[.C214]/[.C$410]" office:value-type="float" office:value="3.58872334510788">
            <text:p>3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3775772075247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00288926629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4]+[.N214]" office:value-type="float" office:value="3818">
            <text:p>3818</text:p>
          </table:table-cell>
          <table:table-cell table:style-name="ce3" table:formula="of:=[.O214]/[.O$410]" office:value-type="float" office:value="5.63171984870055">
            <text:p>5.63</text:p>
          </table:table-cell>
          <table:table-cell table:formula="of:=[.D214]+[.H214]+[.L214]+[.P214]" office:value-type="float" office:value="11.0852038038272">
            <text:p>11.09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5:.G215])&gt;0;[.B215];0)" office:value-type="float" office:value="81416">
            <text:p>81416</text:p>
          </table:table-cell>
          <table:table-cell table:style-name="ce3" table:formula="of:=[.C215]/[.C$410]" office:value-type="float" office:value="3.62955900453793">
            <text:p>3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3775772075247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00288926629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5]+[.N215]" office:value-type="float" office:value="3777">
            <text:p>3777</text:p>
          </table:table-cell>
          <table:table-cell table:style-name="ce3" table:formula="of:=[.O215]/[.O$410]" office:value-type="float" office:value="5.57124302476218">
            <text:p>5.57</text:p>
          </table:table-cell>
          <table:table-cell table:formula="of:=[.D215]+[.H215]+[.L215]+[.P215]" office:value-type="float" office:value="11.0655626393189">
            <text:p>11.07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6:.G216])&gt;0;[.B216];0)" office:value-type="float" office:value="81783">
            <text:p>81783</text:p>
          </table:table-cell>
          <table:table-cell table:style-name="ce3" table:formula="of:=[.C216]/[.C$410]" office:value-type="float" office:value="3.64592001655848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3775772075247">
            <text:p>1.64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700288926629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6]+[.N216]" office:value-type="float" office:value="3757">
            <text:p>3757</text:p>
          </table:table-cell>
          <table:table-cell table:style-name="ce3" table:formula="of:=[.O216]/[.O$410]" office:value-type="float" office:value="5.54174213503614">
            <text:p>5.54</text:p>
          </table:table-cell>
          <table:table-cell table:formula="of:=[.D216]+[.H216]+[.L216]+[.P216]" office:value-type="float" office:value="11.0524227616134">
            <text:p>11.05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7:.G217])&gt;0;[.B217];0)" office:value-type="float" office:value="81994">
            <text:p>81994</text:p>
          </table:table-cell>
          <table:table-cell table:style-name="ce3" table:formula="of:=[.C217]/[.C$410]" office:value-type="float" office:value="3.65532648395995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3775772075247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00288926629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7]+[.N217]" office:value-type="float" office:value="3737">
            <text:p>3737</text:p>
          </table:table-cell>
          <table:table-cell table:style-name="ce3" table:formula="of:=[.O217]/[.O$410]" office:value-type="float" office:value="5.5122412453101">
            <text:p>5.51</text:p>
          </table:table-cell>
          <table:table-cell table:formula="of:=[.D217]+[.H217]+[.L217]+[.P217]" office:value-type="float" office:value="11.0323283392888">
            <text:p>11.03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8:.G218])&gt;0;[.B218];0)" office:value-type="float" office:value="82276">
            <text:p>82276</text:p>
          </table:table-cell>
          <table:table-cell table:style-name="ce3" table:formula="of:=[.C218]/[.C$410]" office:value-type="float" office:value="3.66789816077138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3775772075247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00288926629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8]+[.N218]" office:value-type="float" office:value="3696">
            <text:p>3696</text:p>
          </table:table-cell>
          <table:table-cell table:style-name="ce3" table:formula="of:=[.O218]/[.O$410]" office:value-type="float" office:value="5.45176442137172">
            <text:p>5.45</text:p>
          </table:table-cell>
          <table:table-cell table:formula="of:=[.D218]+[.H218]+[.L218]+[.P218]" office:value-type="float" office:value="10.9844231921619">
            <text:p>10.98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9:.G219])&gt;0;[.B219];0)" office:value-type="float" office:value="130244">
            <text:p>130244</text:p>
          </table:table-cell>
          <table:table-cell table:style-name="ce3" table:formula="of:=[.C219]/[.C$410]" office:value-type="float" office:value="5.80633147031343">
            <text:p>5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3775772075247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00288926629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9]+[.N219]" office:value-type="float" office:value="2241">
            <text:p>2241</text:p>
          </table:table-cell>
          <table:table-cell table:style-name="ce3" table:formula="of:=[.O219]/[.O$410]" office:value-type="float" office:value="3.3055746938025">
            <text:p>3.31</text:p>
          </table:table-cell>
          <table:table-cell table:formula="of:=[.D219]+[.H219]+[.L219]+[.P219]" office:value-type="float" office:value="10.9766667741347">
            <text:p>10.98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0:.G220])&gt;0;[.B220];0)" office:value-type="float" office:value="128237">
            <text:p>128237</text:p>
          </table:table-cell>
          <table:table-cell table:style-name="ce3" table:formula="of:=[.C220]/[.C$410]" office:value-type="float" office:value="5.71685857896397">
            <text:p>5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3775772075247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00288926629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0]+[.N220]" office:value-type="float" office:value="2294">
            <text:p>2294</text:p>
          </table:table-cell>
          <table:table-cell table:style-name="ce3" table:formula="of:=[.O220]/[.O$410]" office:value-type="float" office:value="3.3837520515765">
            <text:p>3.38</text:p>
          </table:table-cell>
          <table:table-cell table:formula="of:=[.D220]+[.H220]+[.L220]+[.P220]" office:value-type="float" office:value="10.9653712405592">
            <text:p>10.97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21:.G221])&gt;0;[.B221];0)" office:value-type="float" office:value="83132">
            <text:p>83132</text:p>
          </table:table-cell>
          <table:table-cell table:style-name="ce3" table:formula="of:=[.C221]/[.C$410]" office:value-type="float" office:value="3.70605899534793">
            <text:p>3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3775772075247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00288926629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21]+[.N221]" office:value-type="float" office:value="3656">
            <text:p>3656</text:p>
          </table:table-cell>
          <table:table-cell table:style-name="ce3" table:formula="of:=[.O221]/[.O$410]" office:value-type="float" office:value="5.39276264191965">
            <text:p>5.39</text:p>
          </table:table-cell>
          <table:table-cell table:formula="of:=[.D221]+[.H221]+[.L221]+[.P221]" office:value-type="float" office:value="10.9635822472863">
            <text:p>10.96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2:.G222])&gt;0;[.B222];0)" office:value-type="float" office:value="128358">
            <text:p>128358</text:p>
          </table:table-cell>
          <table:table-cell table:style-name="ce3" table:formula="of:=[.C222]/[.C$410]" office:value-type="float" office:value="5.72225280908519">
            <text:p>5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3775772075247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002889266298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2]+[.N222]" office:value-type="float" office:value="2276">
            <text:p>2276</text:p>
          </table:table-cell>
          <table:table-cell table:style-name="ce3" table:formula="of:=[.O222]/[.O$410]" office:value-type="float" office:value="3.35720125082306">
            <text:p>3.36</text:p>
          </table:table-cell>
          <table:table-cell table:formula="of:=[.D222]+[.H222]+[.L222]+[.P222]" office:value-type="float" office:value="10.944214669927">
            <text:p>10.94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3:.G223])&gt;0;[.B223];0)" office:value-type="float" office:value="127146">
            <text:p>127146</text:p>
          </table:table-cell>
          <table:table-cell table:style-name="ce3" table:formula="of:=[.C223]/[.C$410]" office:value-type="float" office:value="5.66822134704456">
            <text:p>5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3775772075247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00288926629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3]+[.N223]" office:value-type="float" office:value="2312">
            <text:p>2312</text:p>
          </table:table-cell>
          <table:table-cell table:style-name="ce3" table:formula="of:=[.O223]/[.O$410]" office:value-type="float" office:value="3.41030285232993">
            <text:p>3.41</text:p>
          </table:table-cell>
          <table:table-cell table:formula="of:=[.D223]+[.H223]+[.L223]+[.P223]" office:value-type="float" office:value="10.9432848093933">
            <text:p>10.94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4:.G224])&gt;0;[.B224];0)" office:value-type="float" office:value="83309">
            <text:p>83309</text:p>
          </table:table-cell>
          <table:table-cell table:style-name="ce3" table:formula="of:=[.C224]/[.C$410]" office:value-type="float" office:value="3.71394972866575">
            <text:p>3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3775772075247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00288926629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4]+[.N224]" office:value-type="float" office:value="3636">
            <text:p>3636</text:p>
          </table:table-cell>
          <table:table-cell table:style-name="ce3" table:formula="of:=[.O224]/[.O$410]" office:value-type="float" office:value="5.36326175219361">
            <text:p>5.36</text:p>
          </table:table-cell>
          <table:table-cell table:formula="of:=[.D224]+[.H224]+[.L224]+[.P224]" office:value-type="float" office:value="10.9419720908781">
            <text:p>10.94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5:.G225])&gt;0;[.B225];0)" office:value-type="float" office:value="126544">
            <text:p>126544</text:p>
          </table:table-cell>
          <table:table-cell table:style-name="ce3" table:formula="of:=[.C225]/[.C$410]" office:value-type="float" office:value="5.64138393768114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3775772075247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00288926629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5]+[.N225]" office:value-type="float" office:value="2329">
            <text:p>2329</text:p>
          </table:table-cell>
          <table:table-cell table:style-name="ce3" table:formula="of:=[.O225]/[.O$410]" office:value-type="float" office:value="3.43537860859706">
            <text:p>3.44</text:p>
          </table:table-cell>
          <table:table-cell table:formula="of:=[.D225]+[.H225]+[.L225]+[.P225]" office:value-type="float" office:value="10.941523156297">
            <text:p>10.94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6:.G226])&gt;0;[.B226];0)" office:value-type="float" office:value="84465">
            <text:p>84465</text:p>
          </table:table-cell>
          <table:table-cell table:style-name="ce3" table:formula="of:=[.C226]/[.C$410]" office:value-type="float" office:value="3.76548468750978">
            <text:p>3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3775772075247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00288926629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6]+[.N226]" office:value-type="float" office:value="3596">
            <text:p>3596</text:p>
          </table:table-cell>
          <table:table-cell table:style-name="ce3" table:formula="of:=[.O226]/[.O$410]" office:value-type="float" office:value="5.30425997274154">
            <text:p>5.30</text:p>
          </table:table-cell>
          <table:table-cell table:formula="of:=[.D226]+[.H226]+[.L226]+[.P226]" office:value-type="float" office:value="10.9345052702701">
            <text:p>10.93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7:.G227])&gt;0;[.B227];0)" office:value-type="float" office:value="128602">
            <text:p>128602</text:p>
          </table:table-cell>
          <table:table-cell table:style-name="ce3" table:formula="of:=[.C227]/[.C$410]" office:value-type="float" office:value="5.73313043015607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3775772075247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00288926629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7]+[.N227]" office:value-type="float" office:value="2259">
            <text:p>2259</text:p>
          </table:table-cell>
          <table:table-cell table:style-name="ce3" table:formula="of:=[.O227]/[.O$410]" office:value-type="float" office:value="3.33212549455593">
            <text:p>3.33</text:p>
          </table:table-cell>
          <table:table-cell table:formula="of:=[.D227]+[.H227]+[.L227]+[.P227]" office:value-type="float" office:value="10.9300165347308">
            <text:p>10.93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8:.G228])&gt;0;[.B228];0)" office:value-type="float" office:value="84588">
            <text:p>84588</text:p>
          </table:table-cell>
          <table:table-cell table:style-name="ce3" table:formula="of:=[.C228]/[.C$410]" office:value-type="float" office:value="3.77096807845945">
            <text:p>3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3775772075247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00288926629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8]+[.N228]" office:value-type="float" office:value="3576">
            <text:p>3576</text:p>
          </table:table-cell>
          <table:table-cell table:style-name="ce3" table:formula="of:=[.O228]/[.O$410]" office:value-type="float" office:value="5.2747590830155">
            <text:p>5.27</text:p>
          </table:table-cell>
          <table:table-cell table:formula="of:=[.D228]+[.H228]+[.L228]+[.P228]" office:value-type="float" office:value="10.9104877714937">
            <text:p>10.91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9:.G229])&gt;0;[.B229];0)" office:value-type="float" office:value="84696">
            <text:p>84696</text:p>
          </table:table-cell>
          <table:table-cell table:style-name="ce3" table:formula="of:=[.C229]/[.C$410]" office:value-type="float" office:value="3.77578276319574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3775772075247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00288926629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9]+[.N229]" office:value-type="float" office:value="3556">
            <text:p>3556</text:p>
          </table:table-cell>
          <table:table-cell table:style-name="ce3" table:formula="of:=[.O229]/[.O$410]" office:value-type="float" office:value="5.24525819328946">
            <text:p>5.25</text:p>
          </table:table-cell>
          <table:table-cell table:formula="of:=[.D229]+[.H229]+[.L229]+[.P229]" office:value-type="float" office:value="10.885801566504">
            <text:p>10.89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0:.G230])&gt;0;[.B230];0)" office:value-type="float" office:value="124626">
            <text:p>124626</text:p>
          </table:table-cell>
          <table:table-cell table:style-name="ce3" table:formula="of:=[.C230]/[.C$410]" office:value-type="float" office:value="5.5558787031977">
            <text:p>5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3775772075247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00288926629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0]+[.N230]" office:value-type="float" office:value="2347">
            <text:p>2347</text:p>
          </table:table-cell>
          <table:table-cell table:style-name="ce3" table:formula="of:=[.O230]/[.O$410]" office:value-type="float" office:value="3.4619294093505">
            <text:p>3.46</text:p>
          </table:table-cell>
          <table:table-cell table:formula="of:=[.D230]+[.H230]+[.L230]+[.P230]" office:value-type="float" office:value="10.882568722567">
            <text:p>10.88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1:.G231])&gt;0;[.B231];0)" office:value-type="float" office:value="84897">
            <text:p>84897</text:p>
          </table:table-cell>
          <table:table-cell table:style-name="ce3" table:formula="of:=[.C231]/[.C$410]" office:value-type="float" office:value="3.78474342645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3775772075247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00288926629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1]+[.N231]" office:value-type="float" office:value="3536">
            <text:p>3536</text:p>
          </table:table-cell>
          <table:table-cell table:style-name="ce3" table:formula="of:=[.O231]/[.O$410]" office:value-type="float" office:value="5.21575730356342">
            <text:p>5.22</text:p>
          </table:table-cell>
          <table:table-cell table:formula="of:=[.D231]+[.H231]+[.L231]+[.P231]" office:value-type="float" office:value="10.8652613400371">
            <text:p>10.87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2:.G232])&gt;0;[.B232];0)" office:value-type="float" office:value="85122">
            <text:p>85122</text:p>
          </table:table-cell>
          <table:table-cell table:style-name="ce3" table:formula="of:=[.C232]/[.C$410]" office:value-type="float" office:value="3.794774019655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3775772075247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00288926629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2]+[.N232]" office:value-type="float" office:value="3516">
            <text:p>3516</text:p>
          </table:table-cell>
          <table:table-cell table:style-name="ce3" table:formula="of:=[.O232]/[.O$410]" office:value-type="float" office:value="5.18625641383739">
            <text:p>5.19</text:p>
          </table:table-cell>
          <table:table-cell table:formula="of:=[.D232]+[.H232]+[.L232]+[.P232]" office:value-type="float" office:value="10.8457910435117">
            <text:p>10.85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3:.G233])&gt;0;[.B233];0)" office:value-type="float" office:value="122466">
            <text:p>122466</text:p>
          </table:table-cell>
          <table:table-cell table:style-name="ce3" table:formula="of:=[.C233]/[.C$410]" office:value-type="float" office:value="5.45958500847183">
            <text:p>5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3775772075247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00288926629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3]+[.N233]" office:value-type="float" office:value="2383">
            <text:p>2383</text:p>
          </table:table-cell>
          <table:table-cell table:style-name="ce3" table:formula="of:=[.O233]/[.O$410]" office:value-type="float" office:value="3.51503101085736">
            <text:p>3.52</text:p>
          </table:table-cell>
          <table:table-cell table:formula="of:=[.D233]+[.H233]+[.L233]+[.P233]" office:value-type="float" office:value="10.839376629348">
            <text:p>10.84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4:.G234])&gt;0;[.B234];0)" office:value-type="float" office:value="122616">
            <text:p>122616</text:p>
          </table:table-cell>
          <table:table-cell table:style-name="ce3" table:formula="of:=[.C234]/[.C$410]" office:value-type="float" office:value="5.46627207060557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3775772075247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00288926629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4]+[.N234]" office:value-type="float" office:value="2365">
            <text:p>2365</text:p>
          </table:table-cell>
          <table:table-cell table:style-name="ce3" table:formula="of:=[.O234]/[.O$410]" office:value-type="float" office:value="3.48848021010393">
            <text:p>3.49</text:p>
          </table:table-cell>
          <table:table-cell table:formula="of:=[.D234]+[.H234]+[.L234]+[.P234]" office:value-type="float" office:value="10.8195128907283">
            <text:p>10.82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5:.G235])&gt;0;[.B235];0)" office:value-type="float" office:value="85188">
            <text:p>85188</text:p>
          </table:table-cell>
          <table:table-cell table:style-name="ce3" table:formula="of:=[.C235]/[.C$410]" office:value-type="float" office:value="3.79771632699441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3775772075247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00288926629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5]+[.N235]" office:value-type="float" office:value="3496">
            <text:p>3496</text:p>
          </table:table-cell>
          <table:table-cell table:style-name="ce3" table:formula="of:=[.O235]/[.O$410]" office:value-type="float" office:value="5.15675552411135">
            <text:p>5.16</text:p>
          </table:table-cell>
          <table:table-cell table:formula="of:=[.D235]+[.H235]+[.L235]+[.P235]" office:value-type="float" office:value="10.8192324611245">
            <text:p>10.82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6:.G236])&gt;0;[.B236];0)" office:value-type="float" office:value="85203">
            <text:p>85203</text:p>
          </table:table-cell>
          <table:table-cell table:style-name="ce3" table:formula="of:=[.C236]/[.C$410]" office:value-type="float" office:value="3.79838503320779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3775772075247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00288926629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6]+[.N236]" office:value-type="float" office:value="3476">
            <text:p>3476</text:p>
          </table:table-cell>
          <table:table-cell table:style-name="ce3" table:formula="of:=[.O236]/[.O$410]" office:value-type="float" office:value="5.12725463438531">
            <text:p>5.13</text:p>
          </table:table-cell>
          <table:table-cell table:formula="of:=[.D236]+[.H236]+[.L236]+[.P236]" office:value-type="float" office:value="10.7904002776119">
            <text:p>10.79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7:.G237])&gt;0;[.B237];0)" office:value-type="float" office:value="85833">
            <text:p>85833</text:p>
          </table:table-cell>
          <table:table-cell table:style-name="ce3" table:formula="of:=[.C237]/[.C$410]" office:value-type="float" office:value="3.8264706941695">
            <text:p>3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3775772075247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00288926629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7]+[.N237]" office:value-type="float" office:value="3456">
            <text:p>3456</text:p>
          </table:table-cell>
          <table:table-cell table:style-name="ce3" table:formula="of:=[.O237]/[.O$410]" office:value-type="float" office:value="5.09775374465927">
            <text:p>5.10</text:p>
          </table:table-cell>
          <table:table-cell table:formula="of:=[.D237]+[.H237]+[.L237]+[.P237]" office:value-type="float" office:value="10.7889850488475">
            <text:p>10.79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8:.G238])&gt;0;[.B238];0)" office:value-type="float" office:value="86920">
            <text:p>86920</text:p>
          </table:table-cell>
          <table:table-cell table:style-name="ce3" table:formula="of:=[.C238]/[.C$410]" office:value-type="float" office:value="3.87492960443201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3775772075247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00288926629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8]+[.N238]" office:value-type="float" office:value="3417">
            <text:p>3417</text:p>
          </table:table-cell>
          <table:table-cell table:style-name="ce3" table:formula="of:=[.O238]/[.O$410]" office:value-type="float" office:value="5.0402270096935">
            <text:p>5.04</text:p>
          </table:table-cell>
          <table:table-cell table:formula="of:=[.D238]+[.H238]+[.L238]+[.P238]" office:value-type="float" office:value="10.7799172241443">
            <text:p>10.78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9:.G239])&gt;0;[.B239];0)" office:value-type="float" office:value="88644">
            <text:p>88644</text:p>
          </table:table-cell>
          <table:table-cell table:style-name="ce3" table:formula="of:=[.C239]/[.C$410]" office:value-type="float" office:value="3.95178623855582">
            <text:p>3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3775772075247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00288926629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9]+[.N239]" office:value-type="float" office:value="3358">
            <text:p>3358</text:p>
          </table:table-cell>
          <table:table-cell table:style-name="ce3" table:formula="of:=[.O239]/[.O$410]" office:value-type="float" office:value="4.95319938500169">
            <text:p>4.95</text:p>
          </table:table-cell>
          <table:table-cell table:formula="of:=[.D239]+[.H239]+[.L239]+[.P239]" office:value-type="float" office:value="10.7697462335763">
            <text:p>10.77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0:.G240])&gt;0;[.B240];0)" office:value-type="float" office:value="120230">
            <text:p>120230</text:p>
          </table:table-cell>
          <table:table-cell table:style-name="ce3" table:formula="of:=[.C240]/[.C$410]" office:value-type="float" office:value="5.35990320226485">
            <text:p>5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3775772075247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00288926629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0]+[.N240]" office:value-type="float" office:value="2401">
            <text:p>2401</text:p>
          </table:table-cell>
          <table:table-cell table:style-name="ce3" table:formula="of:=[.O240]/[.O$410]" office:value-type="float" office:value="3.5415818116108">
            <text:p>3.54</text:p>
          </table:table-cell>
          <table:table-cell table:formula="of:=[.D240]+[.H240]+[.L240]+[.P240]" office:value-type="float" office:value="10.7662456238944">
            <text:p>10.77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4.00345493864252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3775772075247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00288926629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89567265003592">
            <text:p>4.90</text:p>
          </table:table-cell>
          <table:table-cell table:formula="of:=[.D241]+[.H241]+[.L241]+[.P241]" office:value-type="float" office:value="10.7638881986972">
            <text:p>10.76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2:.G242])&gt;0;[.B242];0)" office:value-type="float" office:value="85895">
            <text:p>85895</text:p>
          </table:table-cell>
          <table:table-cell table:style-name="ce3" table:formula="of:=[.C242]/[.C$410]" office:value-type="float" office:value="3.82923467985145">
            <text:p>3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3775772075247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00288926629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2]+[.N242]" office:value-type="float" office:value="3437">
            <text:p>3437</text:p>
          </table:table-cell>
          <table:table-cell table:style-name="ce3" table:formula="of:=[.O242]/[.O$410]" office:value-type="float" office:value="5.06972789941954">
            <text:p>5.07</text:p>
          </table:table-cell>
          <table:table-cell table:formula="of:=[.D242]+[.H242]+[.L242]+[.P242]" office:value-type="float" office:value="10.7637231892898">
            <text:p>10.76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3:.G243])&gt;0;[.B243];0)" office:value-type="float" office:value="87092">
            <text:p>87092</text:p>
          </table:table-cell>
          <table:table-cell table:style-name="ce3" table:formula="of:=[.C243]/[.C$410]" office:value-type="float" office:value="3.8825974356787">
            <text:p>3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3775772075247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00288926629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3]+[.N243]" office:value-type="float" office:value="3397">
            <text:p>3397</text:p>
          </table:table-cell>
          <table:table-cell table:style-name="ce3" table:formula="of:=[.O243]/[.O$410]" office:value-type="float" office:value="5.01072611996746">
            <text:p>5.01</text:p>
          </table:table-cell>
          <table:table-cell table:formula="of:=[.D243]+[.H243]+[.L243]+[.P243]" office:value-type="float" office:value="10.7580841656649">
            <text:p>10.76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4:.G244])&gt;0;[.B244];0)" office:value-type="float" office:value="88893">
            <text:p>88893</text:p>
          </table:table-cell>
          <table:table-cell table:style-name="ce3" table:formula="of:=[.C244]/[.C$410]" office:value-type="float" office:value="3.9628867616978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3775772075247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00288926629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4]+[.N244]" office:value-type="float" office:value="3338">
            <text:p>3338</text:p>
          </table:table-cell>
          <table:table-cell table:style-name="ce3" table:formula="of:=[.O244]/[.O$410]" office:value-type="float" office:value="4.92369849527565">
            <text:p>4.92</text:p>
          </table:table-cell>
          <table:table-cell table:formula="of:=[.D244]+[.H244]+[.L244]+[.P244]" office:value-type="float" office:value="10.7513458669922">
            <text:p>10.75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5:.G245])&gt;0;[.B245];0)" office:value-type="float" office:value="87532">
            <text:p>87532</text:p>
          </table:table-cell>
          <table:table-cell table:style-name="ce3" table:formula="of:=[.C245]/[.C$410]" office:value-type="float" office:value="3.90221281793768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3775772075247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00288926629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5]+[.N245]" office:value-type="float" office:value="3377">
            <text:p>3377</text:p>
          </table:table-cell>
          <table:table-cell table:style-name="ce3" table:formula="of:=[.O245]/[.O$410]" office:value-type="float" office:value="4.98122523024143">
            <text:p>4.98</text:p>
          </table:table-cell>
          <table:table-cell table:formula="of:=[.D245]+[.H245]+[.L245]+[.P245]" office:value-type="float" office:value="10.7481986581979">
            <text:p>10.75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46:.G246])&gt;0;[.B246];0)" office:value-type="float" office:value="89240">
            <text:p>89240</text:p>
          </table:table-cell>
          <table:table-cell table:style-name="ce3" table:formula="of:=[.C246]/[.C$410]" office:value-type="float" office:value="3.97835616543388">
            <text:p>3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46]*[.S$15]+[.F246]*[.S$19]+[.G246]*[.S$21]" office:value-type="float" office:value="4.45188705173994">
            <text:p>4.45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1">
            <text:p>1</text:p>
          </table:table-cell>
          <table:table-cell table:style-name="ce1" table:formula="of:=IF([.G246]&gt;0;1;0)" office:value-type="float" office:value="0">
            <text:p>0</text:p>
          </table:table-cell>
          <table:table-cell table:style-name="ce3" table:formula="of:=[.I246]*[.I$411]+[.J246]*[.J$411]+[.K246]*[.K$411]" office:value-type="float" office:value="2.05953067568015">
            <text:p>2.06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46]+[.N246]" office:value-type="float" office:value="174">
            <text:p>174</text:p>
          </table:table-cell>
          <table:table-cell table:style-name="ce3" table:formula="of:=[.O246]/[.O$410]" office:value-type="float" office:value="0.256657740616526">
            <text:p>0.26</text:p>
          </table:table-cell>
          <table:table-cell table:formula="of:=[.D246]+[.H246]+[.L246]+[.P246]" office:value-type="float" office:value="10.7464316334705">
            <text:p>10.75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7:.G247])&gt;0;[.B247];0)" office:value-type="float" office:value="89817">
            <text:p>89817</text:p>
          </table:table-cell>
          <table:table-cell table:style-name="ce3" table:formula="of:=[.C247]/[.C$410]" office:value-type="float" office:value="4.00407906444167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3775772075247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00288926629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7]+[.N247]" office:value-type="float" office:value="3299">
            <text:p>3299</text:p>
          </table:table-cell>
          <table:table-cell table:style-name="ce3" table:formula="of:=[.O247]/[.O$410]" office:value-type="float" office:value="4.86617176030988">
            <text:p>4.87</text:p>
          </table:table-cell>
          <table:table-cell table:formula="of:=[.D247]+[.H247]+[.L247]+[.P247]" office:value-type="float" office:value="10.7350114347703">
            <text:p>10.74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8:.G248])&gt;0;[.B248];0)" office:value-type="float" office:value="90014">
            <text:p>90014</text:p>
          </table:table-cell>
          <table:table-cell table:style-name="ce3" table:formula="of:=[.C248]/[.C$410]" office:value-type="float" office:value="4.01286140604399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3775772075247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00288926629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8]+[.N248]" office:value-type="float" office:value="3280">
            <text:p>3280</text:p>
          </table:table-cell>
          <table:table-cell table:style-name="ce3" table:formula="of:=[.O248]/[.O$410]" office:value-type="float" office:value="4.83814591507014">
            <text:p>4.84</text:p>
          </table:table-cell>
          <table:table-cell table:formula="of:=[.D248]+[.H248]+[.L248]+[.P248]" office:value-type="float" office:value="10.7157679311329">
            <text:p>10.72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9:.G249])&gt;0;[.B249];0)" office:value-type="float" office:value="93697">
            <text:p>93697</text:p>
          </table:table-cell>
          <table:table-cell table:style-name="ce3" table:formula="of:=[.C249]/[.C$410]" office:value-type="float" office:value="4.17705107163445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3775772075247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00288926629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9]+[.N249]" office:value-type="float" office:value="3163">
            <text:p>3163</text:p>
          </table:table-cell>
          <table:table-cell table:style-name="ce3" table:formula="of:=[.O249]/[.O$410]" office:value-type="float" office:value="4.66556571017282">
            <text:p>4.67</text:p>
          </table:table-cell>
          <table:table-cell table:formula="of:=[.D249]+[.H249]+[.L249]+[.P249]" office:value-type="float" office:value="10.707377391826">
            <text:p>10.71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39901695406044">
            <text:p>4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3775772075247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00288926629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43988390376864">
            <text:p>4.44</text:p>
          </table:table-cell>
          <table:table-cell table:formula="of:=[.D250]+[.H250]+[.L250]+[.P250]" office:value-type="float" office:value="10.7036614678478">
            <text:p>10.70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51:.G251])&gt;0;[.B251];0)" office:value-type="float" office:value="94202">
            <text:p>94202</text:p>
          </table:table-cell>
          <table:table-cell table:style-name="ce3" table:formula="of:=[.C251]/[.C$410]" office:value-type="float" office:value="4.19956418081805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3775772075247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00288926629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51]+[.N251]" office:value-type="float" office:value="3144">
            <text:p>3144</text:p>
          </table:table-cell>
          <table:table-cell table:style-name="ce3" table:formula="of:=[.O251]/[.O$410]" office:value-type="float" office:value="4.63753986493309">
            <text:p>4.64</text:p>
          </table:table-cell>
          <table:table-cell table:formula="of:=[.D251]+[.H251]+[.L251]+[.P251]" office:value-type="float" office:value="10.7018646557699">
            <text:p>10.70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2:.G252])&gt;0;[.B252];0)" office:value-type="float" office:value="92129">
            <text:p>92129</text:p>
          </table:table-cell>
          <table:table-cell table:style-name="ce3" table:formula="of:=[.C252]/[.C$410]" office:value-type="float" office:value="4.10714898212974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3775772075247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00288926629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2]+[.N252]" office:value-type="float" office:value="3202">
            <text:p>3202</text:p>
          </table:table-cell>
          <table:table-cell table:style-name="ce3" table:formula="of:=[.O252]/[.O$410]" office:value-type="float" office:value="4.7230924451386">
            <text:p>4.72</text:p>
          </table:table-cell>
          <table:table-cell table:formula="of:=[.D252]+[.H252]+[.L252]+[.P252]" office:value-type="float" office:value="10.6950020372871">
            <text:p>10.70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3:.G253])&gt;0;[.B253];0)" office:value-type="float" office:value="92787">
            <text:p>92787</text:p>
          </table:table-cell>
          <table:table-cell table:style-name="ce3" table:formula="of:=[.C253]/[.C$410]" office:value-type="float" office:value="4.13648289468975">
            <text:p>4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3775772075247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00288926629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3]+[.N253]" office:value-type="float" office:value="3182">
            <text:p>3182</text:p>
          </table:table-cell>
          <table:table-cell table:style-name="ce3" table:formula="of:=[.O253]/[.O$410]" office:value-type="float" office:value="4.69359155541256">
            <text:p>4.69</text:p>
          </table:table-cell>
          <table:table-cell table:formula="of:=[.D253]+[.H253]+[.L253]+[.P253]" office:value-type="float" office:value="10.6948350601211">
            <text:p>10.69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4:.G254])&gt;0;[.B254];0)" office:value-type="float" office:value="94654">
            <text:p>94654</text:p>
          </table:table-cell>
          <table:table-cell table:style-name="ce3" table:formula="of:=[.C254]/[.C$410]" office:value-type="float" office:value="4.21971452804772">
            <text:p>4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3775772075247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00288926629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4]+[.N254]" office:value-type="float" office:value="3125">
            <text:p>3125</text:p>
          </table:table-cell>
          <table:table-cell table:style-name="ce3" table:formula="of:=[.O254]/[.O$410]" office:value-type="float" office:value="4.60951401969335">
            <text:p>4.61</text:p>
          </table:table-cell>
          <table:table-cell table:formula="of:=[.D254]+[.H254]+[.L254]+[.P254]" office:value-type="float" office:value="10.6939891577598">
            <text:p>10.69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55:.G255])&gt;0;[.B255];0)" office:value-type="float" office:value="90152">
            <text:p>90152</text:p>
          </table:table-cell>
          <table:table-cell table:style-name="ce3" table:formula="of:=[.C255]/[.C$410]" office:value-type="float" office:value="4.01901350320703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3775772075247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002889266298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55]+[.N255]" office:value-type="float" office:value="3260">
            <text:p>3260</text:p>
          </table:table-cell>
          <table:table-cell table:style-name="ce3" table:formula="of:=[.O255]/[.O$410]" office:value-type="float" office:value="4.80864502534411">
            <text:p>4.81</text:p>
          </table:table-cell>
          <table:table-cell table:formula="of:=[.D255]+[.H255]+[.L255]+[.P255]" office:value-type="float" office:value="10.6924191385699">
            <text:p>10.69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09589798922474">
            <text:p>5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3775772075247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00288926629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72743741688483">
            <text:p>3.73</text:p>
          </table:table-cell>
          <table:table-cell table:formula="of:=[.D256]+[.H256]+[.L256]+[.P256]" office:value-type="float" office:value="10.6880960161283">
            <text:p>10.69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7:.G257])&gt;0;[.B257];0)" office:value-type="float" office:value="97684">
            <text:p>97684</text:p>
          </table:table-cell>
          <table:table-cell table:style-name="ce3" table:formula="of:=[.C257]/[.C$410]" office:value-type="float" office:value="4.3547931831493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3775772075247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00288926629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7]+[.N257]" office:value-type="float" office:value="3029">
            <text:p>3029</text:p>
          </table:table-cell>
          <table:table-cell table:style-name="ce3" table:formula="of:=[.O257]/[.O$410]" office:value-type="float" office:value="4.46790974900837">
            <text:p>4.47</text:p>
          </table:table-cell>
          <table:table-cell table:formula="of:=[.D257]+[.H257]+[.L257]+[.P257]" office:value-type="float" office:value="10.6874635421764">
            <text:p>10.69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8:.G258])&gt;0;[.B258];0)" office:value-type="float" office:value="94869">
            <text:p>94869</text:p>
          </table:table-cell>
          <table:table-cell table:style-name="ce3" table:formula="of:=[.C258]/[.C$410]" office:value-type="float" office:value="4.22929931710608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3775772075247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00288926629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8]+[.N258]" office:value-type="float" office:value="3105">
            <text:p>3105</text:p>
          </table:table-cell>
          <table:table-cell table:style-name="ce3" table:formula="of:=[.O258]/[.O$410]" office:value-type="float" office:value="4.58001312996732">
            <text:p>4.58</text:p>
          </table:table-cell>
          <table:table-cell table:formula="of:=[.D258]+[.H258]+[.L258]+[.P258]" office:value-type="float" office:value="10.6740730570922">
            <text:p>10.67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1077563794085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3775772075247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00288926629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6994115716451">
            <text:p>3.70</text:p>
          </table:table-cell>
          <table:table-cell table:formula="of:=[.D259]+[.H259]+[.L259]+[.P259]" office:value-type="float" office:value="10.6719285610724">
            <text:p>10.67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60:.G260])&gt;0;[.B260];0)" office:value-type="float" office:value="95303">
            <text:p>95303</text:p>
          </table:table-cell>
          <table:table-cell table:style-name="ce3" table:formula="of:=[.C260]/[.C$410]" office:value-type="float" office:value="4.24864721687971">
            <text:p>4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3775772075247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00288926629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60]+[.N260]" office:value-type="float" office:value="3086">
            <text:p>3086</text:p>
          </table:table-cell>
          <table:table-cell table:style-name="ce3" table:formula="of:=[.O260]/[.O$410]" office:value-type="float" office:value="4.55198728472758">
            <text:p>4.55</text:p>
          </table:table-cell>
          <table:table-cell table:formula="of:=[.D260]+[.H260]+[.L260]+[.P260]" office:value-type="float" office:value="10.6653951116261">
            <text:p>10.67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1:.G261])&gt;0;[.B261];0)" office:value-type="float" office:value="95826">
            <text:p>95826</text:p>
          </table:table-cell>
          <table:table-cell table:style-name="ce3" table:formula="of:=[.C261]/[.C$410]" office:value-type="float" office:value="4.27196277351935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3775772075247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00288926629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1]+[.N261]" office:value-type="float" office:value="3067">
            <text:p>3067</text:p>
          </table:table-cell>
          <table:table-cell table:style-name="ce3" table:formula="of:=[.O261]/[.O$410]" office:value-type="float" office:value="4.52396143948785">
            <text:p>4.52</text:p>
          </table:table-cell>
          <table:table-cell table:formula="of:=[.D261]+[.H261]+[.L261]+[.P261]" office:value-type="float" office:value="10.660684823026">
            <text:p>10.66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2:.G262])&gt;0;[.B262];0)" office:value-type="float" office:value="100071">
            <text:p>100071</text:p>
          </table:table-cell>
          <table:table-cell table:style-name="ce3" table:formula="of:=[.C262]/[.C$410]" office:value-type="float" office:value="4.46120663190424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3775772075247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00288926629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2]+[.N262]" office:value-type="float" office:value="2934">
            <text:p>2934</text:p>
          </table:table-cell>
          <table:table-cell table:style-name="ce3" table:formula="of:=[.O262]/[.O$410]" office:value-type="float" office:value="4.3277805228097">
            <text:p>4.33</text:p>
          </table:table-cell>
          <table:table-cell table:formula="of:=[.D262]+[.H262]+[.L262]+[.P262]" office:value-type="float" office:value="10.6537477647327">
            <text:p>10.65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3:.G263])&gt;0;[.B263];0)" office:value-type="float" office:value="114616">
            <text:p>114616</text:p>
          </table:table-cell>
          <table:table-cell table:style-name="ce3" table:formula="of:=[.C263]/[.C$410]" office:value-type="float" office:value="5.10962875680603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3775772075247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00288926629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3]+[.N263]" office:value-type="float" office:value="2490">
            <text:p>2490</text:p>
          </table:table-cell>
          <table:table-cell table:style-name="ce3" table:formula="of:=[.O263]/[.O$410]" office:value-type="float" office:value="3.67286077089166">
            <text:p>3.67</text:p>
          </table:table-cell>
          <table:table-cell table:formula="of:=[.D263]+[.H263]+[.L263]+[.P263]" office:value-type="float" office:value="10.6472501377165">
            <text:p>10.65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4:.G264])&gt;0;[.B264];0)" office:value-type="float" office:value="114800">
            <text:p>114800</text:p>
          </table:table-cell>
          <table:table-cell table:style-name="ce3" table:formula="of:=[.C264]/[.C$410]" office:value-type="float" office:value="5.11783155302342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3775772075247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00288926629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4]+[.N264]" office:value-type="float" office:value="2472">
            <text:p>2472</text:p>
          </table:table-cell>
          <table:table-cell table:style-name="ce3" table:formula="of:=[.O264]/[.O$410]" office:value-type="float" office:value="3.64630997013823">
            <text:p>3.65</text:p>
          </table:table-cell>
          <table:table-cell table:formula="of:=[.D264]+[.H264]+[.L264]+[.P264]" office:value-type="float" office:value="10.6289021331804">
            <text:p>10.63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5:.G265])&gt;0;[.B265];0)" office:value-type="float" office:value="111078">
            <text:p>111078</text:p>
          </table:table-cell>
          <table:table-cell table:style-name="ce3" table:formula="of:=[.C265]/[.C$410]" office:value-type="float" office:value="4.95190325127818">
            <text:p>4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3775772075247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00288926629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5]+[.N265]" office:value-type="float" office:value="2581">
            <text:p>2581</text:p>
          </table:table-cell>
          <table:table-cell table:style-name="ce3" table:formula="of:=[.O265]/[.O$410]" office:value-type="float" office:value="3.80708981914513">
            <text:p>3.81</text:p>
          </table:table-cell>
          <table:table-cell table:formula="of:=[.D265]+[.H265]+[.L265]+[.P265]" office:value-type="float" office:value="10.6237536804421">
            <text:p>10.62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6:.G266])&gt;0;[.B266];0)" office:value-type="float" office:value="100531">
            <text:p>100531</text:p>
          </table:table-cell>
          <table:table-cell table:style-name="ce3" table:formula="of:=[.C266]/[.C$410]" office:value-type="float" office:value="4.48171362244771">
            <text:p>4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3775772075247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00288926629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6]+[.N266]" office:value-type="float" office:value="2896">
            <text:p>2896</text:p>
          </table:table-cell>
          <table:table-cell table:style-name="ce3" table:formula="of:=[.O266]/[.O$410]" office:value-type="float" office:value="4.27172883233023">
            <text:p>4.27</text:p>
          </table:table-cell>
          <table:table-cell table:formula="of:=[.D266]+[.H266]+[.L266]+[.P266]" office:value-type="float" office:value="10.6182030647967">
            <text:p>10.62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7:.G267])&gt;0;[.B267];0)" office:value-type="float" office:value="115060">
            <text:p>115060</text:p>
          </table:table-cell>
          <table:table-cell table:style-name="ce3" table:formula="of:=[.C267]/[.C$410]" office:value-type="float" office:value="5.1294224607219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3775772075247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00288926629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7]+[.N267]" office:value-type="float" office:value="2454">
            <text:p>2454</text:p>
          </table:table-cell>
          <table:table-cell table:style-name="ce3" table:formula="of:=[.O267]/[.O$410]" office:value-type="float" office:value="3.6197591693848">
            <text:p>3.62</text:p>
          </table:table-cell>
          <table:table-cell table:formula="of:=[.D267]+[.H267]+[.L267]+[.P267]" office:value-type="float" office:value="10.6139422401255">
            <text:p>10.61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8:.G268])&gt;0;[.B268];0)" office:value-type="float" office:value="111346">
            <text:p>111346</text:p>
          </table:table-cell>
          <table:table-cell table:style-name="ce3" table:formula="of:=[.C268]/[.C$410]" office:value-type="float" office:value="4.96385080229046">
            <text:p>4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3775772075247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00288926629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8]+[.N268]" office:value-type="float" office:value="2563">
            <text:p>2563</text:p>
          </table:table-cell>
          <table:table-cell table:style-name="ce3" table:formula="of:=[.O268]/[.O$410]" office:value-type="float" office:value="3.7805390183917">
            <text:p>3.78</text:p>
          </table:table-cell>
          <table:table-cell table:formula="of:=[.D268]+[.H268]+[.L268]+[.P268]" office:value-type="float" office:value="10.6091504307009">
            <text:p>10.61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9:.G269])&gt;0;[.B269];0)" office:value-type="float" office:value="115296">
            <text:p>115296</text:p>
          </table:table-cell>
          <table:table-cell table:style-name="ce3" table:formula="of:=[.C269]/[.C$410]" office:value-type="float" office:value="5.1399434384789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3775772075247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00288926629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9]+[.N269]" office:value-type="float" office:value="2436">
            <text:p>2436</text:p>
          </table:table-cell>
          <table:table-cell table:style-name="ce3" table:formula="of:=[.O269]/[.O$410]" office:value-type="float" office:value="3.59320836863136">
            <text:p>3.59</text:p>
          </table:table-cell>
          <table:table-cell table:formula="of:=[.D269]+[.H269]+[.L269]+[.P269]" office:value-type="float" office:value="10.5979124171291">
            <text:p>10.60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70:.G270])&gt;0;[.B270];0)" office:value-type="float" office:value="100558">
            <text:p>100558</text:p>
          </table:table-cell>
          <table:table-cell table:style-name="ce3" table:formula="of:=[.C270]/[.C$410]" office:value-type="float" office:value="4.48291729363178">
            <text:p>4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3775772075247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00288926629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70]+[.N270]" office:value-type="float" office:value="2877">
            <text:p>2877</text:p>
          </table:table-cell>
          <table:table-cell table:style-name="ce3" table:formula="of:=[.O270]/[.O$410]" office:value-type="float" office:value="4.24370298709049">
            <text:p>4.24</text:p>
          </table:table-cell>
          <table:table-cell table:formula="of:=[.D270]+[.H270]+[.L270]+[.P270]" office:value-type="float" office:value="10.591380890741">
            <text:p>10.59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1:.G271])&gt;0;[.B271];0)" office:value-type="float" office:value="101019">
            <text:p>101019</text:p>
          </table:table-cell>
          <table:table-cell table:style-name="ce3" table:formula="of:=[.C271]/[.C$410]" office:value-type="float" office:value="4.50346886458948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3775772075247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00288926629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1]+[.N271]" office:value-type="float" office:value="2859">
            <text:p>2859</text:p>
          </table:table-cell>
          <table:table-cell table:style-name="ce3" table:formula="of:=[.O271]/[.O$410]" office:value-type="float" office:value="4.21715218633706">
            <text:p>4.22</text:p>
          </table:table-cell>
          <table:table-cell table:formula="of:=[.D271]+[.H271]+[.L271]+[.P271]" office:value-type="float" office:value="10.5853816609453">
            <text:p>10.59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2:.G272])&gt;0;[.B272];0)" office:value-type="float" office:value="106828">
            <text:p>106828</text:p>
          </table:table-cell>
          <table:table-cell table:style-name="ce3" table:formula="of:=[.C272]/[.C$410]" office:value-type="float" office:value="4.76243649082217">
            <text:p>4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3775772075247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00288926629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2]+[.N272]" office:value-type="float" office:value="2673">
            <text:p>2673</text:p>
          </table:table-cell>
          <table:table-cell table:style-name="ce3" table:formula="of:=[.O272]/[.O$410]" office:value-type="float" office:value="3.94279391188491">
            <text:p>3.94</text:p>
          </table:table-cell>
          <table:table-cell table:formula="of:=[.D272]+[.H272]+[.L272]+[.P272]" office:value-type="float" office:value="10.5699910127258">
            <text:p>10.57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3:.G273])&gt;0;[.B273];0)" office:value-type="float" office:value="109265">
            <text:p>109265</text:p>
          </table:table-cell>
          <table:table-cell table:style-name="ce3" table:formula="of:=[.C273]/[.C$410]" office:value-type="float" office:value="4.87107896028836">
            <text:p>4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3775772075247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00288926629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3]+[.N273]" office:value-type="float" office:value="2599">
            <text:p>2599</text:p>
          </table:table-cell>
          <table:table-cell table:style-name="ce3" table:formula="of:=[.O273]/[.O$410]" office:value-type="float" office:value="3.83364061989857">
            <text:p>3.83</text:p>
          </table:table-cell>
          <table:table-cell table:formula="of:=[.D273]+[.H273]+[.L273]+[.P273]" office:value-type="float" office:value="10.5694801902057">
            <text:p>10.57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4:.G274])&gt;0;[.B274];0)" office:value-type="float" office:value="101668">
            <text:p>101668</text:p>
          </table:table-cell>
          <table:table-cell table:style-name="ce3" table:formula="of:=[.C274]/[.C$410]" office:value-type="float" office:value="4.53240155342147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3775772075247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00288926629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4]+[.N274]" office:value-type="float" office:value="2821">
            <text:p>2821</text:p>
          </table:table-cell>
          <table:table-cell table:style-name="ce3" table:formula="of:=[.O274]/[.O$410]" office:value-type="float" office:value="4.16110049585758">
            <text:p>4.16</text:p>
          </table:table-cell>
          <table:table-cell table:formula="of:=[.D274]+[.H274]+[.L274]+[.P274]" office:value-type="float" office:value="10.5582626592978">
            <text:p>10.56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5:.G275])&gt;0;[.B275];0)" office:value-type="float" office:value="102115">
            <text:p>102115</text:p>
          </table:table-cell>
          <table:table-cell table:style-name="ce3" table:formula="of:=[.C275]/[.C$410]" office:value-type="float" office:value="4.55232899858002">
            <text:p>4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3775772075247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00288926629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5]+[.N275]" office:value-type="float" office:value="2802">
            <text:p>2802</text:p>
          </table:table-cell>
          <table:table-cell table:style-name="ce3" table:formula="of:=[.O275]/[.O$410]" office:value-type="float" office:value="4.13307465061785">
            <text:p>4.13</text:p>
          </table:table-cell>
          <table:table-cell table:formula="of:=[.D275]+[.H275]+[.L275]+[.P275]" office:value-type="float" office:value="10.5501642592166">
            <text:p>10.55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6:.G276])&gt;0;[.B276];0)" office:value-type="float" office:value="102236">
            <text:p>102236</text:p>
          </table:table-cell>
          <table:table-cell table:style-name="ce3" table:formula="of:=[.C276]/[.C$410]" office:value-type="float" office:value="4.55772322870124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3775772075247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00288926629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6]+[.N276]" office:value-type="float" office:value="2784">
            <text:p>2784</text:p>
          </table:table-cell>
          <table:table-cell table:style-name="ce3" table:formula="of:=[.O276]/[.O$410]" office:value-type="float" office:value="4.10652384986441">
            <text:p>4.11</text:p>
          </table:table-cell>
          <table:table-cell table:formula="of:=[.D276]+[.H276]+[.L276]+[.P276]" office:value-type="float" office:value="10.5290076885844">
            <text:p>10.53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7:.G277])&gt;0;[.B277];0)" office:value-type="float" office:value="102843">
            <text:p>102843</text:p>
          </table:table-cell>
          <table:table-cell table:style-name="ce3" table:formula="of:=[.C277]/[.C$410]" office:value-type="float" office:value="4.58478354013578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3775772075247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00288926629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7]+[.N277]" office:value-type="float" office:value="2765">
            <text:p>2765</text:p>
          </table:table-cell>
          <table:table-cell table:style-name="ce3" table:formula="of:=[.O277]/[.O$410]" office:value-type="float" office:value="4.07849800462468">
            <text:p>4.08</text:p>
          </table:table-cell>
          <table:table-cell table:formula="of:=[.D277]+[.H277]+[.L277]+[.P277]" office:value-type="float" office:value="10.5280421547792">
            <text:p>10.53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8:.G278])&gt;0;[.B278];0)" office:value-type="float" office:value="103950">
            <text:p>103950</text:p>
          </table:table-cell>
          <table:table-cell table:style-name="ce3" table:formula="of:=[.C278]/[.C$410]" office:value-type="float" office:value="4.63413405868279">
            <text:p>4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3775772075247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00288926629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8]+[.N278]" office:value-type="float" office:value="2728">
            <text:p>2728</text:p>
          </table:table-cell>
          <table:table-cell table:style-name="ce3" table:formula="of:=[.O278]/[.O$410]" office:value-type="float" office:value="4.02392135863151">
            <text:p>4.02</text:p>
          </table:table-cell>
          <table:table-cell table:formula="of:=[.D278]+[.H278]+[.L278]+[.P278]" office:value-type="float" office:value="10.5228160273331">
            <text:p>10.52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9:.G279])&gt;0;[.B279];0)" office:value-type="float" office:value="178948">
            <text:p>178948</text:p>
          </table:table-cell>
          <table:table-cell table:style-name="ce3" table:formula="of:=[.C279]/[.C$410]" office:value-type="float" office:value="7.97757596472504">
            <text:p>7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9]*[.S$15]+[.F279]*[.S$19]+[.G279]*[.S$21]" office:value-type="float" office:value="1.63775772075247">
            <text:p>1.64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1">
            <text:p>1</text:p>
          </table:table-cell>
          <table:table-cell table:style-name="ce3" table:formula="of:=[.I279]*[.I$411]+[.J279]*[.J$411]+[.K279]*[.K$411]" office:value-type="float" office:value="0.22700288926629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9]+[.N279]" office:value-type="float" office:value="81">
            <text:p>81</text:p>
          </table:table-cell>
          <table:table-cell table:style-name="ce3" table:formula="of:=[.O279]/[.O$410]" office:value-type="float" office:value="0.119478603390452">
            <text:p>0.12</text:p>
          </table:table-cell>
          <table:table-cell table:formula="of:=[.D279]+[.H279]+[.L279]+[.P279]" office:value-type="float" office:value="9.96181517813426">
            <text:p>9.96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80:.G280])&gt;0;[.B280];0)" office:value-type="float" office:value="62376">
            <text:p>62376</text:p>
          </table:table-cell>
          <table:table-cell table:style-name="ce3" table:formula="of:=[.C280]/[.C$410]" office:value-type="float" office:value="2.78074791769502">
            <text:p>2.7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80]*[.S$15]+[.F280]*[.S$19]+[.G280]*[.S$21]" office:value-type="float" office:value="4.45188705173994">
            <text:p>4.45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1">
            <text:p>1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2.05953067568015">
            <text:p>2.06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80]+[.N280]" office:value-type="float" office:value="174">
            <text:p>174</text:p>
          </table:table-cell>
          <table:table-cell table:style-name="ce3" table:formula="of:=[.O280]/[.O$410]" office:value-type="float" office:value="0.256657740616526">
            <text:p>0.26</text:p>
          </table:table-cell>
          <table:table-cell table:formula="of:=[.D280]+[.H280]+[.L280]+[.P280]" office:value-type="float" office:value="9.54882338573164">
            <text:p>9.55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1]+[.N281]" office:value-type="float" office:value="5826">
            <text:p>5826</text:p>
          </table:table-cell>
          <table:table-cell table:style-name="ce3" table:formula="of:=[.O281]/[.O$410]" office:value-type="float" office:value="8.59360917719471">
            <text:p>8.59</text:p>
          </table:table-cell>
          <table:table-cell table:formula="of:=[.D281]+[.H281]+[.L281]+[.P281]" office:value-type="float" office:value="8.59360917719471">
            <text:p>8.59</text:p>
          </table:table-cell>
          <table:table-cell table:formula="of:=RANK([.Q28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2]+[.N282]" office:value-type="float" office:value="5826">
            <text:p>5826</text:p>
          </table:table-cell>
          <table:table-cell table:style-name="ce3" table:formula="of:=[.O282]/[.O$410]" office:value-type="float" office:value="8.59360917719471">
            <text:p>8.59</text:p>
          </table:table-cell>
          <table:table-cell table:formula="of:=[.D282]+[.H282]+[.L282]+[.P282]" office:value-type="float" office:value="8.59360917719471">
            <text:p>8.59</text:p>
          </table:table-cell>
          <table:table-cell table:formula="of:=RANK([.Q28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3]+[.N283]" office:value-type="float" office:value="5826">
            <text:p>5826</text:p>
          </table:table-cell>
          <table:table-cell table:style-name="ce3" table:formula="of:=[.O283]/[.O$410]" office:value-type="float" office:value="8.59360917719471">
            <text:p>8.59</text:p>
          </table:table-cell>
          <table:table-cell table:formula="of:=[.D283]+[.H283]+[.L283]+[.P283]" office:value-type="float" office:value="8.59360917719471">
            <text:p>8.59</text:p>
          </table:table-cell>
          <table:table-cell table:formula="of:=RANK([.Q283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4]+[.N284]" office:value-type="float" office:value="5826">
            <text:p>5826</text:p>
          </table:table-cell>
          <table:table-cell table:style-name="ce3" table:formula="of:=[.O284]/[.O$410]" office:value-type="float" office:value="8.59360917719471">
            <text:p>8.59</text:p>
          </table:table-cell>
          <table:table-cell table:formula="of:=[.D284]+[.H284]+[.L284]+[.P284]" office:value-type="float" office:value="8.59360917719471">
            <text:p>8.59</text:p>
          </table:table-cell>
          <table:table-cell table:formula="of:=RANK([.Q284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5]+[.N285]" office:value-type="float" office:value="5826">
            <text:p>5826</text:p>
          </table:table-cell>
          <table:table-cell table:style-name="ce3" table:formula="of:=[.O285]/[.O$410]" office:value-type="float" office:value="8.59360917719471">
            <text:p>8.59</text:p>
          </table:table-cell>
          <table:table-cell table:formula="of:=[.D285]+[.H285]+[.L285]+[.P285]" office:value-type="float" office:value="8.59360917719471">
            <text:p>8.59</text:p>
          </table:table-cell>
          <table:table-cell table:formula="of:=RANK([.Q285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6]+[.N286]" office:value-type="float" office:value="5826">
            <text:p>5826</text:p>
          </table:table-cell>
          <table:table-cell table:style-name="ce3" table:formula="of:=[.O286]/[.O$410]" office:value-type="float" office:value="8.59360917719471">
            <text:p>8.59</text:p>
          </table:table-cell>
          <table:table-cell table:formula="of:=[.D286]+[.H286]+[.L286]+[.P286]" office:value-type="float" office:value="8.59360917719471">
            <text:p>8.59</text:p>
          </table:table-cell>
          <table:table-cell table:formula="of:=RANK([.Q286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7]+[.N287]" office:value-type="float" office:value="5826">
            <text:p>5826</text:p>
          </table:table-cell>
          <table:table-cell table:style-name="ce3" table:formula="of:=[.O287]/[.O$410]" office:value-type="float" office:value="8.59360917719471">
            <text:p>8.59</text:p>
          </table:table-cell>
          <table:table-cell table:formula="of:=[.D287]+[.H287]+[.L287]+[.P287]" office:value-type="float" office:value="8.59360917719471">
            <text:p>8.59</text:p>
          </table:table-cell>
          <table:table-cell table:formula="of:=RANK([.Q287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8]+[.N288]" office:value-type="float" office:value="5826">
            <text:p>5826</text:p>
          </table:table-cell>
          <table:table-cell table:style-name="ce3" table:formula="of:=[.O288]/[.O$410]" office:value-type="float" office:value="8.59360917719471">
            <text:p>8.59</text:p>
          </table:table-cell>
          <table:table-cell table:formula="of:=[.D288]+[.H288]+[.L288]+[.P288]" office:value-type="float" office:value="8.59360917719471">
            <text:p>8.59</text:p>
          </table:table-cell>
          <table:table-cell table:formula="of:=RANK([.Q288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9]+[.N289]" office:value-type="float" office:value="5826">
            <text:p>5826</text:p>
          </table:table-cell>
          <table:table-cell table:style-name="ce3" table:formula="of:=[.O289]/[.O$410]" office:value-type="float" office:value="8.59360917719471">
            <text:p>8.59</text:p>
          </table:table-cell>
          <table:table-cell table:formula="of:=[.D289]+[.H289]+[.L289]+[.P289]" office:value-type="float" office:value="8.59360917719471">
            <text:p>8.59</text:p>
          </table:table-cell>
          <table:table-cell table:formula="of:=RANK([.Q289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0]+[.N290]" office:value-type="float" office:value="5826">
            <text:p>5826</text:p>
          </table:table-cell>
          <table:table-cell table:style-name="ce3" table:formula="of:=[.O290]/[.O$410]" office:value-type="float" office:value="8.59360917719471">
            <text:p>8.59</text:p>
          </table:table-cell>
          <table:table-cell table:formula="of:=[.D290]+[.H290]+[.L290]+[.P290]" office:value-type="float" office:value="8.59360917719471">
            <text:p>8.59</text:p>
          </table:table-cell>
          <table:table-cell table:formula="of:=RANK([.Q290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1]+[.N291]" office:value-type="float" office:value="5826">
            <text:p>5826</text:p>
          </table:table-cell>
          <table:table-cell table:style-name="ce3" table:formula="of:=[.O291]/[.O$410]" office:value-type="float" office:value="8.59360917719471">
            <text:p>8.59</text:p>
          </table:table-cell>
          <table:table-cell table:formula="of:=[.D291]+[.H291]+[.L291]+[.P291]" office:value-type="float" office:value="8.59360917719471">
            <text:p>8.59</text:p>
          </table:table-cell>
          <table:table-cell table:formula="of:=RANK([.Q29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2:.G292])&gt;0;[.B292];0)" office:value-type="float" office:value="0">
            <text:p>0</text:p>
          </table:table-cell>
          <table:table-cell table:style-name="ce3" table:formula="of:=[.C292]/[.C$410]" office:value-type="float" office:value="0">
            <text:p>0.00</text:p>
          </table:table-cell>
          <table:table-cell table:number-columns-repeated="3"/>
          <table:table-cell table:style-name="ce3" table:formula="of:=[.E292]*[.S$15]+[.F292]*[.S$19]+[.G292]*[.S$21]" office:value-type="float" office:value="0">
            <text:p>0.00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0">
            <text:p>0</text:p>
          </table:table-cell>
          <table:table-cell table:style-name="ce3" table:formula="of:=[.I292]*[.I$411]+[.J292]*[.J$411]+[.K29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2]+[.N292]" office:value-type="float" office:value="5826">
            <text:p>5826</text:p>
          </table:table-cell>
          <table:table-cell table:style-name="ce3" table:formula="of:=[.O292]/[.O$410]" office:value-type="float" office:value="8.59360917719471">
            <text:p>8.59</text:p>
          </table:table-cell>
          <table:table-cell table:formula="of:=[.D292]+[.H292]+[.L292]+[.P292]" office:value-type="float" office:value="8.59360917719471">
            <text:p>8.59</text:p>
          </table:table-cell>
          <table:table-cell table:formula="of:=RANK([.Q29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7003802065418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3775772075247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00288926629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1959884595946">
            <text:p>1.62</text:p>
          </table:table-cell>
          <table:table-cell table:formula="of:=[.D293]+[.H293]+[.L293]+[.P293]" office:value-type="float" office:value="7.1543974766324">
            <text:p>7.15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84464277465297">
            <text:p>4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3775772075247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00288926629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15356495000073">
            <text:p>0.22</text:p>
          </table:table-cell>
          <table:table-cell table:formula="of:=[.D294]+[.H294]+[.L294]+[.P294]" office:value-type="float" office:value="6.92475987967181">
            <text:p>6.92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5:.G295])&gt;0;[.B295];0)" office:value-type="float" office:value="105504">
            <text:p>105504</text:p>
          </table:table-cell>
          <table:table-cell table:style-name="ce3" table:formula="of:=[.C295]/[.C$410]" office:value-type="float" office:value="4.70341202238835">
            <text:p>4.70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5]*[.S$15]+[.F295]*[.S$19]+[.G295]*[.S$21]" office:value-type="float" office:value="1.63775772075247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002889266298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5]+[.N295]" office:value-type="float" office:value="161">
            <text:p>161</text:p>
          </table:table-cell>
          <table:table-cell table:style-name="ce3" table:formula="of:=[.O295]/[.O$410]" office:value-type="float" office:value="0.237482162294602">
            <text:p>0.24</text:p>
          </table:table-cell>
          <table:table-cell table:formula="of:=[.D295]+[.H295]+[.L295]+[.P295]" office:value-type="float" office:value="6.80565479470172">
            <text:p>6.81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6:.G296])&gt;0;[.B296];0)" office:value-type="float" office:value="107435">
            <text:p>107435</text:p>
          </table:table-cell>
          <table:table-cell table:style-name="ce3" table:formula="of:=[.C296]/[.C$410]" office:value-type="float" office:value="4.78949680225671">
            <text:p>4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3775772075247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00288926629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6]+[.N296]" office:value-type="float" office:value="46">
            <text:p>46</text:p>
          </table:table-cell>
          <table:table-cell table:style-name="ce3" table:formula="of:=[.O296]/[.O$410]" office:value-type="float" office:value="0.0678520463698862">
            <text:p>0.07</text:p>
          </table:table-cell>
          <table:table-cell table:formula="of:=[.D296]+[.H296]+[.L296]+[.P296]" office:value-type="float" office:value="6.72210945864537">
            <text:p>6.72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8508334124844">
            <text:p>4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3775772075247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00288926629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86764680479618">
            <text:p>0.05</text:p>
          </table:table-cell>
          <table:table-cell table:formula="of:=[.D297]+[.H297]+[.L297]+[.P297]" office:value-type="float" office:value="6.69852041931517">
            <text:p>6.70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8:.G298])&gt;0;[.B298];0)" office:value-type="float" office:value="71034">
            <text:p>71034</text:p>
          </table:table-cell>
          <table:table-cell table:style-name="ce3" table:formula="of:=[.C298]/[.C$410]" office:value-type="float" office:value="3.16672514405458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3775772075247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00288926629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8]+[.N298]" office:value-type="float" office:value="1126">
            <text:p>1126</text:p>
          </table:table-cell>
          <table:table-cell table:style-name="ce3" table:formula="of:=[.O298]/[.O$410]" office:value-type="float" office:value="1.66090009157591">
            <text:p>1.66</text:p>
          </table:table-cell>
          <table:table-cell table:formula="of:=[.D298]+[.H298]+[.L298]+[.P298]" office:value-type="float" office:value="6.69238584564925">
            <text:p>6.69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9:.G299])&gt;0;[.B299];0)" office:value-type="float" office:value="98853">
            <text:p>98853</text:p>
          </table:table-cell>
          <table:table-cell table:style-name="ce3" table:formula="of:=[.C299]/[.C$410]" office:value-type="float" office:value="4.40690768737826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3775772075247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00288926629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9]+[.N299]" office:value-type="float" office:value="122">
            <text:p>122</text:p>
          </table:table-cell>
          <table:table-cell table:style-name="ce3" table:formula="of:=[.O299]/[.O$410]" office:value-type="float" office:value="0.179955427328829">
            <text:p>0.18</text:p>
          </table:table-cell>
          <table:table-cell table:formula="of:=[.D299]+[.H299]+[.L299]+[.P299]" office:value-type="float" office:value="6.45162372472585">
            <text:p>6.45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300:.G300])&gt;0;[.B300];0)" office:value-type="float" office:value="99699">
            <text:p>99699</text:p>
          </table:table-cell>
          <table:table-cell table:style-name="ce3" table:formula="of:=[.C300]/[.C$410]" office:value-type="float" office:value="4.44462271781256">
            <text:p>4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3775772075247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00288926629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300]+[.N300]" office:value-type="float" office:value="90">
            <text:p>90</text:p>
          </table:table-cell>
          <table:table-cell table:style-name="ce3" table:formula="of:=[.O300]/[.O$410]" office:value-type="float" office:value="0.132754003767169">
            <text:p>0.13</text:p>
          </table:table-cell>
          <table:table-cell table:formula="of:=[.D300]+[.H300]+[.L300]+[.P300]" office:value-type="float" office:value="6.44213733159849">
            <text:p>6.44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1:.G301])&gt;0;[.B301];0)" office:value-type="float" office:value="98765">
            <text:p>98765</text:p>
          </table:table-cell>
          <table:table-cell table:style-name="ce3" table:formula="of:=[.C301]/[.C$410]" office:value-type="float" office:value="4.40298461092646">
            <text:p>4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3775772075247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00288926629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1]+[.N301]" office:value-type="float" office:value="106">
            <text:p>106</text:p>
          </table:table-cell>
          <table:table-cell table:style-name="ce3" table:formula="of:=[.O301]/[.O$410]" office:value-type="float" office:value="0.156354715547999">
            <text:p>0.16</text:p>
          </table:table-cell>
          <table:table-cell table:formula="of:=[.D301]+[.H301]+[.L301]+[.P301]" office:value-type="float" office:value="6.42409993649323">
            <text:p>6.42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2:.G302])&gt;0;[.B302];0)" office:value-type="float" office:value="70835">
            <text:p>70835</text:p>
          </table:table-cell>
          <table:table-cell table:style-name="ce3" table:formula="of:=[.C302]/[.C$410]" office:value-type="float" office:value="3.15785364162381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3775772075247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00288926629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2]+[.N302]" office:value-type="float" office:value="837">
            <text:p>837</text:p>
          </table:table-cell>
          <table:table-cell table:style-name="ce3" table:formula="of:=[.O302]/[.O$410]" office:value-type="float" office:value="1.23461223503467">
            <text:p>1.23</text:p>
          </table:table-cell>
          <table:table-cell table:formula="of:=[.D302]+[.H302]+[.L302]+[.P302]" office:value-type="float" office:value="6.25722648667725">
            <text:p>6.26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3:.G303])&gt;0;[.B303];0)" office:value-type="float" office:value="83639">
            <text:p>83639</text:p>
          </table:table-cell>
          <table:table-cell table:style-name="ce3" table:formula="of:=[.C303]/[.C$410]" office:value-type="float" office:value="3.72866126535998">
            <text:p>3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3775772075247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00288926629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3]+[.N303]" office:value-type="float" office:value="375">
            <text:p>375</text:p>
          </table:table-cell>
          <table:table-cell table:style-name="ce3" table:formula="of:=[.O303]/[.O$410]" office:value-type="float" office:value="0.553141682363203">
            <text:p>0.55</text:p>
          </table:table-cell>
          <table:table-cell table:formula="of:=[.D303]+[.H303]+[.L303]+[.P303]" office:value-type="float" office:value="6.14656355774195">
            <text:p>6.15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4:.G304])&gt;0;[.B304];0)" office:value-type="float" office:value="92026">
            <text:p>92026</text:p>
          </table:table-cell>
          <table:table-cell table:style-name="ce3" table:formula="of:=[.C304]/[.C$410]" office:value-type="float" office:value="4.10255719946457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3775772075247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00288926629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4]+[.N304]" office:value-type="float" office:value="31">
            <text:p>31</text:p>
          </table:table-cell>
          <table:table-cell table:style-name="ce3" table:formula="of:=[.O304]/[.O$410]" office:value-type="float" office:value="0.0457263790753581">
            <text:p>0.05</text:p>
          </table:table-cell>
          <table:table-cell table:formula="of:=[.D304]+[.H304]+[.L304]+[.P304]" office:value-type="float" office:value="6.0130441885587">
            <text:p>6.01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5:.G305])&gt;0;[.B305];0)" office:value-type="float" office:value="82218">
            <text:p>82218</text:p>
          </table:table-cell>
          <table:table-cell table:style-name="ce3" table:formula="of:=[.C305]/[.C$410]" office:value-type="float" office:value="3.66531249674633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3775772075247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00288926629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5]+[.N305]" office:value-type="float" office:value="193">
            <text:p>193</text:p>
          </table:table-cell>
          <table:table-cell table:style-name="ce3" table:formula="of:=[.O305]/[.O$410]" office:value-type="float" office:value="0.284683585856262">
            <text:p>0.28</text:p>
          </table:table-cell>
          <table:table-cell table:formula="of:=[.D305]+[.H305]+[.L305]+[.P305]" office:value-type="float" office:value="5.81475669262136">
            <text:p>5.81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6:.G306])&gt;0;[.B306];0)" office:value-type="float" office:value="78640">
            <text:p>78640</text:p>
          </table:table-cell>
          <table:table-cell table:style-name="ce3" table:formula="of:=[.C306]/[.C$410]" office:value-type="float" office:value="3.50580377464949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3775772075247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00288926629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6]+[.N306]" office:value-type="float" office:value="76">
            <text:p>76</text:p>
          </table:table-cell>
          <table:table-cell table:style-name="ce3" table:formula="of:=[.O306]/[.O$410]" office:value-type="float" office:value="0.112103380958942">
            <text:p>0.11</text:p>
          </table:table-cell>
          <table:table-cell table:formula="of:=[.D306]+[.H306]+[.L306]+[.P306]" office:value-type="float" office:value="5.4826677656272">
            <text:p>5.48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7:.G307])&gt;0;[.B307];0)" office:value-type="float" office:value="73656">
            <text:p>73656</text:p>
          </table:table-cell>
          <table:table-cell table:style-name="ce3" table:formula="of:=[.C307]/[.C$410]" office:value-type="float" office:value="3.28361499015238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3775772075247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00288926629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7]+[.N307]" office:value-type="float" office:value="41">
            <text:p>41</text:p>
          </table:table-cell>
          <table:table-cell table:style-name="ce3" table:formula="of:=[.O307]/[.O$410]" office:value-type="float" office:value="0.0604768239383768">
            <text:p>0.06</text:p>
          </table:table-cell>
          <table:table-cell table:formula="of:=[.D307]+[.H307]+[.L307]+[.P307]" office:value-type="float" office:value="5.20885242410952">
            <text:p>5.21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8:.G308])&gt;0;[.B308];0)" office:value-type="float" office:value="70775">
            <text:p>70775</text:p>
          </table:table-cell>
          <table:table-cell table:style-name="ce3" table:formula="of:=[.C308]/[.C$410]" office:value-type="float" office:value="3.15517881677032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3775772075247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00288926629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8]+[.N308]" office:value-type="float" office:value="71">
            <text:p>71</text:p>
          </table:table-cell>
          <table:table-cell table:style-name="ce3" table:formula="of:=[.O308]/[.O$410]" office:value-type="float" office:value="0.104728158527433">
            <text:p>0.10</text:p>
          </table:table-cell>
          <table:table-cell table:formula="of:=[.D308]+[.H308]+[.L308]+[.P308]" office:value-type="float" office:value="5.12466758531652">
            <text:p>5.12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9:.G309])&gt;0;[.B309];0)" office:value-type="float" office:value="72278">
            <text:p>72278</text:p>
          </table:table-cell>
          <table:table-cell table:style-name="ce3" table:formula="of:=[.C309]/[.C$410]" office:value-type="float" office:value="3.2221831793504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3775772075247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00288926629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9]+[.N309]" office:value-type="float" office:value="17">
            <text:p>17</text:p>
          </table:table-cell>
          <table:table-cell table:style-name="ce3" table:formula="of:=[.O309]/[.O$410]" office:value-type="float" office:value="0.0250757562671318">
            <text:p>0.03</text:p>
          </table:table-cell>
          <table:table-cell table:formula="of:=[.D309]+[.H309]+[.L309]+[.P309]" office:value-type="float" office:value="5.1120195456363">
            <text:p>5.11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10:.G310])&gt;0;[.B310];0)" office:value-type="float" office:value="67994">
            <text:p>67994</text:p>
          </table:table-cell>
          <table:table-cell table:style-name="ce3" table:formula="of:=[.C310]/[.C$410]" office:value-type="float" office:value="3.03120068481075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3775772075247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00288926629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10]+[.N310]" office:value-type="float" office:value="116">
            <text:p>116</text:p>
          </table:table-cell>
          <table:table-cell table:style-name="ce3" table:formula="of:=[.O310]/[.O$410]" office:value-type="float" office:value="0.171105160411017">
            <text:p>0.17</text:p>
          </table:table-cell>
          <table:table-cell table:formula="of:=[.D310]+[.H310]+[.L310]+[.P310]" office:value-type="float" office:value="5.06706645524054">
            <text:p>5.07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1:.G311])&gt;0;[.B311];0)" office:value-type="float" office:value="56504">
            <text:p>56504</text:p>
          </table:table-cell>
          <table:table-cell table:style-name="ce3" table:formula="of:=[.C311]/[.C$410]" office:value-type="float" office:value="2.51897172536616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3775772075247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00288926629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1]+[.N311]" office:value-type="float" office:value="87">
            <text:p>87</text:p>
          </table:table-cell>
          <table:table-cell table:style-name="ce3" table:formula="of:=[.O311]/[.O$410]" office:value-type="float" office:value="0.128328870308263">
            <text:p>0.13</text:p>
          </table:table-cell>
          <table:table-cell table:formula="of:=[.D311]+[.H311]+[.L311]+[.P311]" office:value-type="float" office:value="4.51206120569319">
            <text:p>4.51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2973399787473">
            <text:p>2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3775772075247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00288926629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09153291986339">
            <text:p>0.11</text:p>
          </table:table-cell>
          <table:table-cell table:formula="of:=[.D312]+[.H312]+[.L312]+[.P312]" office:value-type="float" office:value="4.20364789987984">
            <text:p>4.20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138002234764">
            <text:p>1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3775772075247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00288926629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3253114041131">
            <text:p>0.01</text:p>
          </table:table-cell>
          <table:table-cell table:formula="of:=[.D313]+[.H313]+[.L313]+[.P313]" office:value-type="float" office:value="3.72646594377052">
            <text:p>3.73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56569743078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3775772075247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00288926629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75267349657731">
            <text:p>0.06</text:p>
          </table:table-cell>
          <table:table-cell table:formula="of:=[.D314]+[.H314]+[.L314]+[.P314]" office:value-type="float" office:value="3.47885708806264">
            <text:p>3.48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88.70865747414">
            <text:p>1388.71</text:p>
          </table:table-cell>
          <table:table-cell table:style-name="ce2" table:formula="of:=SUM([.E2:.E408])*[.S15]" office:value-type="float" office:value="625.009620256778">
            <text:p>625.0</text:p>
          </table:table-cell>
          <table:table-cell table:style-name="ce2" table:formula="of:=SUM([.F2:.F408])*[.S19]" office:value-type="float" office:value="342.795302983975">
            <text:p>342.8</text:p>
          </table:table-cell>
          <table:table-cell table:style-name="ce2" table:formula="of:=SUM([.G2:.G408])*[.S21]" office:value-type="float" office:value="420.903734233385">
            <text:p>420.9</text:p>
          </table:table-cell>
          <table:table-cell table:style-name="ce3" table:formula="of:=SUM([.H2:.H408])" office:value-type="float" office:value="1388.70865747414">
            <text:p>1388.71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88.70865747413">
            <text:p>1388.71</text:p>
          </table:table-cell>
          <table:table-cell table:style-name="Default" table:formula="of:=SUM([.M2:.M408])" office:value-type="float" office:value="655995">
            <text:p>655995</text:p>
          </table:table-cell>
          <table:table-cell/>
          <table:table-cell table:formula="of:=SUM([.O2:.O408])" office:value-type="float" office:value="941469">
            <text:p>941469</text:p>
          </table:table-cell>
          <table:table-cell table:style-name="ce3" table:formula="of:=SUM([.P2:.P408])" office:value-type="float" office:value="1388.70865747414">
            <text:p>1388.71</text:p>
          </table:table-cell>
          <table:table-cell table:formula="of:=SUM([.Q2:.Q408])" office:value-type="float" office:value="5554.83462989655">
            <text:p>5554.8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493.66371229">
            <text:p>44494</text:p>
          </table:table-cell>
          <table:table-cell table:style-name="ce1" table:formula="of:=[.C409]/[.G410]" office:value-type="float" office:value="22431.3752437164">
            <text:p>22431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88.70865747414">
            <text:p>1388.7</text:p>
          </table:table-cell>
          <table:table-cell table:style-name="ce3" table:formula="of:=[.H409]/60" office:value-type="float" office:value="23.1451442912356">
            <text:p>23.15</text:p>
          </table:table-cell>
          <table:table-cell table:formula="of:=[.H409]*[.S15]/[.S25]" office:value-type="float" office:value="1171.78505290533">
            <text:p>1171.8</text:p>
          </table:table-cell>
          <table:table-cell table:formula="of:=[.H409]*[.S19]/[.S25]" office:value-type="float" office:value="158.583862027372">
            <text:p>158.6</text:p>
          </table:table-cell>
          <table:table-cell table:formula="of:=[.H409]*[.S21]/[.S25]" office:value-type="float" office:value="58.3397425414386">
            <text:p>58.3</text:p>
          </table:table-cell>
          <table:table-cell table:number-columns-repeated="3"/>
          <table:table-cell table:style-name="ce3" table:formula="of:=[.O409]/[.G410]" office:value-type="float" office:value="677.945654715221">
            <text:p>677.9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672897521333">
            <text:p>61.67</text:p>
          </table:table-cell>
          <table:table-cell table:style-name="ce3" table:formula="of:=[.J410]/[.J409]" office:value-type="float" office:value="2.05953067568015">
            <text:p>2.06</text:p>
          </table:table-cell>
          <table:table-cell table:style-name="ce3" table:formula="of:=[.K410]/[.K409]" office:value-type="float" office:value="0.22700288926629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29/10/2015</text:date>, <text:time>14:3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3DT13H31M36S</meta:editing-duration>
    <meta:editing-cycles>784</meta:editing-cycles>
    <meta:generator>OpenOffice.org/3.4$Win32 OpenOffice.org_project/340m1$Build-9590</meta:generator>
    <dc:date>2015-10-29T14:31:08.39</dc:date>
    <meta:document-statistic meta:table-count="1" meta:cell-count="7395" meta:object-count="0"/>
    <meta:user-defined meta:name="qrichtext">1</meta:user-defined>
  </office:meta>
</office:document-meta>
</file>